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30216_072122conf_memo" table:style-name="ta1">
        <table:shapes>
          <draw:frame draw:z-index="0" draw:style-name="gr1" draw:text-style-name="P1" svg:width="15.999cm" svg:height="8.999cm" svg:x="3.567cm" svg:y="387.083cm">
            <draw:object draw:notify-on-update-of-ranges="20230216_072122conf_memo.A1:20230216_072122conf_memo.A8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.783429086208344" calcext:value-type="float">
            <text:p>0.783429086208344</text:p>
          </table:table-cell>
          <table:table-cell table:number-columns-repeated="2"/>
        </table:table-row>
        <table:table-row table:style-name="ro1">
          <table:table-cell office:value-type="float" office:value="0.799305737018585" calcext:value-type="float">
            <text:p>0.799305737018585</text:p>
          </table:table-cell>
          <table:table-cell table:number-columns-repeated="2"/>
        </table:table-row>
        <table:table-row table:style-name="ro1">
          <table:table-cell office:value-type="float" office:value="0.74977570772171" calcext:value-type="float">
            <text:p>0.74977570772171</text:p>
          </table:table-cell>
          <table:table-cell table:number-columns-repeated="2"/>
        </table:table-row>
        <table:table-row table:style-name="ro1">
          <table:table-cell office:value-type="float" office:value="0.799207329750061" calcext:value-type="float">
            <text:p>0.799207329750061</text:p>
          </table:table-cell>
          <table:table-cell table:number-columns-repeated="2"/>
        </table:table-row>
        <table:table-row table:style-name="ro1">
          <table:table-cell office:value-type="float" office:value="0.845580995082855" calcext:value-type="float">
            <text:p>0.845580995082855</text:p>
          </table:table-cell>
          <table:table-cell table:number-columns-repeated="2"/>
        </table:table-row>
        <table:table-row table:style-name="ro1">
          <table:table-cell office:value-type="float" office:value="0.846718311309814" calcext:value-type="float">
            <text:p>0.846718311309814</text:p>
          </table:table-cell>
          <table:table-cell table:number-columns-repeated="2"/>
        </table:table-row>
        <table:table-row table:style-name="ro1">
          <table:table-cell office:value-type="float" office:value="0.833639442920685" calcext:value-type="float">
            <text:p>0.833639442920685</text:p>
          </table:table-cell>
          <table:table-cell table:number-columns-repeated="2"/>
        </table:table-row>
        <table:table-row table:style-name="ro1">
          <table:table-cell office:value-type="float" office:value="0.851402282714844" calcext:value-type="float">
            <text:p>0.851402282714844</text:p>
          </table:table-cell>
          <table:table-cell table:number-columns-repeated="2"/>
        </table:table-row>
        <table:table-row table:style-name="ro1">
          <table:table-cell office:value-type="float" office:value="0.847808003425598" calcext:value-type="float">
            <text:p>0.847808003425598</text:p>
          </table:table-cell>
          <table:table-cell table:number-columns-repeated="2"/>
        </table:table-row>
        <table:table-row table:style-name="ro1">
          <table:table-cell office:value-type="float" office:value="0.840109407901764" calcext:value-type="float">
            <text:p>0.840109407901764</text:p>
          </table:table-cell>
          <table:table-cell table:number-columns-repeated="2"/>
        </table:table-row>
        <table:table-row table:style-name="ro1">
          <table:table-cell office:value-type="float" office:value="0.735532820224762" calcext:value-type="float">
            <text:p>0.735532820224762</text:p>
          </table:table-cell>
          <table:table-cell table:number-columns-repeated="2"/>
        </table:table-row>
        <table:table-row table:style-name="ro1">
          <table:table-cell office:value-type="float" office:value="0.804728388786316" calcext:value-type="float">
            <text:p>0.804728388786316</text:p>
          </table:table-cell>
          <table:table-cell table:number-columns-repeated="2"/>
        </table:table-row>
        <table:table-row table:style-name="ro1">
          <table:table-cell office:value-type="float" office:value="0.773070216178894" calcext:value-type="float">
            <text:p>0.773070216178894</text:p>
          </table:table-cell>
          <table:table-cell table:number-columns-repeated="2"/>
        </table:table-row>
        <table:table-row table:style-name="ro1">
          <table:table-cell office:value-type="float" office:value="0.645595014095306" calcext:value-type="float">
            <text:p>0.645595014095306</text:p>
          </table:table-cell>
          <table:table-cell table:number-columns-repeated="2"/>
        </table:table-row>
        <table:table-row table:style-name="ro1">
          <table:table-cell office:value-type="float" office:value="0.471476167440414" calcext:value-type="float">
            <text:p>0.471476167440414</text:p>
          </table:table-cell>
          <table:table-cell table:number-columns-repeated="2"/>
        </table:table-row>
        <table:table-row table:style-name="ro1">
          <table:table-cell office:value-type="float" office:value="0.531384944915772" calcext:value-type="float">
            <text:p>0.531384944915772</text:p>
          </table:table-cell>
          <table:table-cell table:number-columns-repeated="2"/>
        </table:table-row>
        <table:table-row table:style-name="ro1">
          <table:table-cell office:value-type="float" office:value="0.526038467884064" calcext:value-type="float">
            <text:p>0.526038467884064</text:p>
          </table:table-cell>
          <table:table-cell table:number-columns-repeated="2"/>
        </table:table-row>
        <table:table-row table:style-name="ro1">
          <table:table-cell office:value-type="float" office:value="0.424561381340027" calcext:value-type="float">
            <text:p>0.424561381340027</text:p>
          </table:table-cell>
          <table:table-cell table:number-columns-repeated="2"/>
        </table:table-row>
        <table:table-row table:style-name="ro1">
          <table:table-cell office:value-type="float" office:value="0.61575973033905" calcext:value-type="float">
            <text:p>0.61575973033905</text:p>
          </table:table-cell>
          <table:table-cell table:number-columns-repeated="2"/>
        </table:table-row>
        <table:table-row table:style-name="ro1">
          <table:table-cell office:value-type="float" office:value="0.602700591087341" calcext:value-type="float">
            <text:p>0.602700591087341</text:p>
          </table:table-cell>
          <table:table-cell table:number-columns-repeated="2"/>
        </table:table-row>
        <table:table-row table:style-name="ro1">
          <table:table-cell office:value-type="float" office:value="0.750931620597839" calcext:value-type="float">
            <text:p>0.750931620597839</text:p>
          </table:table-cell>
          <table:table-cell table:number-columns-repeated="2"/>
        </table:table-row>
        <table:table-row table:style-name="ro1">
          <table:table-cell office:value-type="float" office:value="0.687998712062836" calcext:value-type="float">
            <text:p>0.687998712062836</text:p>
          </table:table-cell>
          <table:table-cell table:number-columns-repeated="2"/>
        </table:table-row>
        <table:table-row table:style-name="ro1">
          <table:table-cell office:value-type="float" office:value="0.557108223438263" calcext:value-type="float">
            <text:p>0.557108223438263</text:p>
          </table:table-cell>
          <table:table-cell table:number-columns-repeated="2"/>
        </table:table-row>
        <table:table-row table:style-name="ro1">
          <table:table-cell office:value-type="float" office:value="0.770512044429779" calcext:value-type="float">
            <text:p>0.770512044429779</text:p>
          </table:table-cell>
          <table:table-cell table:number-columns-repeated="2"/>
        </table:table-row>
        <table:table-row table:style-name="ro1">
          <table:table-cell office:value-type="float" office:value="0.897452116012573" calcext:value-type="float">
            <text:p>0.897452116012573</text:p>
          </table:table-cell>
          <table:table-cell table:number-columns-repeated="2"/>
        </table:table-row>
        <table:table-row table:style-name="ro1">
          <table:table-cell office:value-type="float" office:value="0.904756188392639" calcext:value-type="float">
            <text:p>0.904756188392639</text:p>
          </table:table-cell>
          <table:table-cell table:number-columns-repeated="2"/>
        </table:table-row>
        <table:table-row table:style-name="ro1">
          <table:table-cell office:value-type="float" office:value="0.912670850753784" calcext:value-type="float">
            <text:p>0.912670850753784</text:p>
          </table:table-cell>
          <table:table-cell table:number-columns-repeated="2"/>
        </table:table-row>
        <table:table-row table:style-name="ro1">
          <table:table-cell office:value-type="float" office:value="0.87089079618454" calcext:value-type="float">
            <text:p>0.87089079618454</text:p>
          </table:table-cell>
          <table:table-cell table:number-columns-repeated="2"/>
        </table:table-row>
        <table:table-row table:style-name="ro1">
          <table:table-cell office:value-type="float" office:value="0.882699906826019" calcext:value-type="float">
            <text:p>0.882699906826019</text:p>
          </table:table-cell>
          <table:table-cell table:number-columns-repeated="2"/>
        </table:table-row>
        <table:table-row table:style-name="ro1">
          <table:table-cell office:value-type="float" office:value="0.886354386806488" calcext:value-type="float">
            <text:p>0.886354386806488</text:p>
          </table:table-cell>
          <table:table-cell table:number-columns-repeated="2"/>
        </table:table-row>
        <table:table-row table:style-name="ro1">
          <table:table-cell office:value-type="float" office:value="0.890577614307404" calcext:value-type="float">
            <text:p>0.890577614307404</text:p>
          </table:table-cell>
          <table:table-cell table:number-columns-repeated="2"/>
        </table:table-row>
        <table:table-row table:style-name="ro1">
          <table:table-cell office:value-type="float" office:value="0.910583853721619" calcext:value-type="float">
            <text:p>0.910583853721619</text:p>
          </table:table-cell>
          <table:table-cell table:number-columns-repeated="2"/>
        </table:table-row>
        <table:table-row table:style-name="ro1">
          <table:table-cell office:value-type="float" office:value="0.914885222911835" calcext:value-type="float">
            <text:p>0.914885222911835</text:p>
          </table:table-cell>
          <table:table-cell table:number-columns-repeated="2"/>
        </table:table-row>
        <table:table-row table:style-name="ro1">
          <table:table-cell office:value-type="float" office:value="0.91479504108429" calcext:value-type="float">
            <text:p>0.91479504108429</text:p>
          </table:table-cell>
          <table:table-cell table:number-columns-repeated="2"/>
        </table:table-row>
        <table:table-row table:style-name="ro1">
          <table:table-cell office:value-type="float" office:value="0.915227293968201" calcext:value-type="float">
            <text:p>0.915227293968201</text:p>
          </table:table-cell>
          <table:table-cell table:number-columns-repeated="2"/>
        </table:table-row>
        <table:table-row table:style-name="ro1">
          <table:table-cell office:value-type="float" office:value="0.914408028125763" calcext:value-type="float">
            <text:p>0.914408028125763</text:p>
          </table:table-cell>
          <table:table-cell table:number-columns-repeated="2"/>
        </table:table-row>
        <table:table-row table:style-name="ro1">
          <table:table-cell office:value-type="float" office:value="0.909743189811706" calcext:value-type="float">
            <text:p>0.909743189811706</text:p>
          </table:table-cell>
          <table:table-cell table:number-columns-repeated="2"/>
        </table:table-row>
        <table:table-row table:style-name="ro1">
          <table:table-cell office:value-type="float" office:value="0.902032852172852" calcext:value-type="float">
            <text:p>0.902032852172852</text:p>
          </table:table-cell>
          <table:table-cell table:number-columns-repeated="2"/>
        </table:table-row>
        <table:table-row table:style-name="ro1">
          <table:table-cell office:value-type="float" office:value="0.895380556583404" calcext:value-type="float">
            <text:p>0.895380556583404</text:p>
          </table:table-cell>
          <table:table-cell table:number-columns-repeated="2"/>
        </table:table-row>
        <table:table-row table:style-name="ro1">
          <table:table-cell office:value-type="float" office:value="0.897188365459442" calcext:value-type="float">
            <text:p>0.897188365459442</text:p>
          </table:table-cell>
          <table:table-cell table:number-columns-repeated="2"/>
        </table:table-row>
        <table:table-row table:style-name="ro1">
          <table:table-cell office:value-type="float" office:value="0.835914671421051" calcext:value-type="float">
            <text:p>0.835914671421051</text:p>
          </table:table-cell>
          <table:table-cell table:number-columns-repeated="2"/>
        </table:table-row>
        <table:table-row table:style-name="ro1">
          <table:table-cell office:value-type="float" office:value="0.895117998123169" calcext:value-type="float">
            <text:p>0.895117998123169</text:p>
          </table:table-cell>
          <table:table-cell table:number-columns-repeated="2"/>
        </table:table-row>
        <table:table-row table:style-name="ro1">
          <table:table-cell office:value-type="float" office:value="0.904551863670349" calcext:value-type="float">
            <text:p>0.904551863670349</text:p>
          </table:table-cell>
          <table:table-cell table:number-columns-repeated="2"/>
        </table:table-row>
        <table:table-row table:style-name="ro1">
          <table:table-cell office:value-type="float" office:value="0.895915031433106" calcext:value-type="float">
            <text:p>0.895915031433106</text:p>
          </table:table-cell>
          <table:table-cell table:number-columns-repeated="2"/>
        </table:table-row>
        <table:table-row table:style-name="ro1">
          <table:table-cell office:value-type="float" office:value="0.884454905986786" calcext:value-type="float">
            <text:p>0.884454905986786</text:p>
          </table:table-cell>
          <table:table-cell table:number-columns-repeated="2"/>
        </table:table-row>
        <table:table-row table:style-name="ro1">
          <table:table-cell office:value-type="float" office:value="0.881574749946594" calcext:value-type="float">
            <text:p>0.881574749946594</text:p>
          </table:table-cell>
          <table:table-cell table:number-columns-repeated="2"/>
        </table:table-row>
        <table:table-row table:style-name="ro1">
          <table:table-cell office:value-type="float" office:value="0.875745236873627" calcext:value-type="float">
            <text:p>0.875745236873627</text:p>
          </table:table-cell>
          <table:table-cell table:number-columns-repeated="2"/>
        </table:table-row>
        <table:table-row table:style-name="ro1">
          <table:table-cell office:value-type="float" office:value="0.829929053783417" calcext:value-type="float">
            <text:p>0.829929053783417</text:p>
          </table:table-cell>
          <table:table-cell table:number-columns-repeated="2"/>
        </table:table-row>
        <table:table-row table:style-name="ro1">
          <table:table-cell office:value-type="float" office:value="0.875793516635895" calcext:value-type="float">
            <text:p>0.875793516635895</text:p>
          </table:table-cell>
          <table:table-cell table:number-columns-repeated="2"/>
        </table:table-row>
        <table:table-row table:style-name="ro1">
          <table:table-cell office:value-type="float" office:value="0.878716170787811" calcext:value-type="float">
            <text:p>0.878716170787811</text:p>
          </table:table-cell>
          <table:table-cell table:number-columns-repeated="2"/>
        </table:table-row>
        <table:table-row table:style-name="ro1">
          <table:table-cell office:value-type="float" office:value="0.844348013401032" calcext:value-type="float">
            <text:p>0.844348013401032</text:p>
          </table:table-cell>
          <table:table-cell table:number-columns-repeated="2"/>
        </table:table-row>
        <table:table-row table:style-name="ro1">
          <table:table-cell office:value-type="float" office:value="0.84160852432251" calcext:value-type="float">
            <text:p>0.84160852432251</text:p>
          </table:table-cell>
          <table:table-cell table:number-columns-repeated="2"/>
        </table:table-row>
        <table:table-row table:style-name="ro1">
          <table:table-cell office:value-type="float" office:value="0.835755109786987" calcext:value-type="float">
            <text:p>0.835755109786987</text:p>
          </table:table-cell>
          <table:table-cell table:number-columns-repeated="2"/>
        </table:table-row>
        <table:table-row table:style-name="ro1">
          <table:table-cell office:value-type="float" office:value="0.733453452587128" calcext:value-type="float">
            <text:p>0.733453452587128</text:p>
          </table:table-cell>
          <table:table-cell table:number-columns-repeated="2"/>
        </table:table-row>
        <table:table-row table:style-name="ro1">
          <table:table-cell office:value-type="float" office:value="0.63732260465622" calcext:value-type="float">
            <text:p>0.63732260465622</text:p>
          </table:table-cell>
          <table:table-cell table:number-columns-repeated="2"/>
        </table:table-row>
        <table:table-row table:style-name="ro1">
          <table:table-cell office:value-type="float" office:value="0.623715400695801" calcext:value-type="float">
            <text:p>0.623715400695801</text:p>
          </table:table-cell>
          <table:table-cell table:number-columns-repeated="2"/>
        </table:table-row>
        <table:table-row table:style-name="ro1">
          <table:table-cell office:value-type="float" office:value="0.353801727294922" calcext:value-type="float">
            <text:p>0.353801727294922</text:p>
          </table:table-cell>
          <table:table-cell table:number-columns-repeated="2"/>
        </table:table-row>
        <table:table-row table:style-name="ro1">
          <table:table-cell office:value-type="float" office:value="0.31934466958046" calcext:value-type="float">
            <text:p>0.31934466958046</text:p>
          </table:table-cell>
          <table:table-cell table:number-columns-repeated="2"/>
        </table:table-row>
        <table:table-row table:style-name="ro1">
          <table:table-cell office:value-type="float" office:value="0.578199923038483" calcext:value-type="float">
            <text:p>0.578199923038483</text:p>
          </table:table-cell>
          <table:table-cell table:number-columns-repeated="2"/>
        </table:table-row>
        <table:table-row table:style-name="ro1">
          <table:table-cell office:value-type="float" office:value="0.521030426025391" calcext:value-type="float">
            <text:p>0.521030426025391</text:p>
          </table:table-cell>
          <table:table-cell table:number-columns-repeated="2"/>
        </table:table-row>
        <table:table-row table:style-name="ro1">
          <table:table-cell office:value-type="float" office:value="0.373826205730438" calcext:value-type="float">
            <text:p>0.373826205730438</text:p>
          </table:table-cell>
          <table:table-cell table:number-columns-repeated="2"/>
        </table:table-row>
        <table:table-row table:style-name="ro1">
          <table:table-cell office:value-type="float" office:value="0.597566783428192" calcext:value-type="float">
            <text:p>0.597566783428192</text:p>
          </table:table-cell>
          <table:table-cell table:number-columns-repeated="2"/>
        </table:table-row>
        <table:table-row table:style-name="ro1">
          <table:table-cell office:value-type="float" office:value="0.751989543437958" calcext:value-type="float">
            <text:p>0.751989543437958</text:p>
          </table:table-cell>
          <table:table-cell table:number-columns-repeated="2"/>
        </table:table-row>
        <table:table-row table:style-name="ro1">
          <table:table-cell office:value-type="float" office:value="0.764722764492035" calcext:value-type="float">
            <text:p>0.764722764492035</text:p>
          </table:table-cell>
          <table:table-cell table:number-columns-repeated="2"/>
        </table:table-row>
        <table:table-row table:style-name="ro1">
          <table:table-cell office:value-type="float" office:value="0.71100252866745" calcext:value-type="float">
            <text:p>0.71100252866745</text:p>
          </table:table-cell>
          <table:table-cell table:number-columns-repeated="2"/>
        </table:table-row>
        <table:table-row table:style-name="ro1">
          <table:table-cell office:value-type="float" office:value="0.794945001602173" calcext:value-type="float">
            <text:p>0.794945001602173</text:p>
          </table:table-cell>
          <table:table-cell table:number-columns-repeated="2"/>
        </table:table-row>
        <table:table-row table:style-name="ro1">
          <table:table-cell office:value-type="float" office:value="0.752336442470551" calcext:value-type="float">
            <text:p>0.752336442470551</text:p>
          </table:table-cell>
          <table:table-cell table:number-columns-repeated="2"/>
        </table:table-row>
        <table:table-row table:style-name="ro1">
          <table:table-cell office:value-type="float" office:value="0.339207977056503" calcext:value-type="float">
            <text:p>0.339207977056503</text:p>
          </table:table-cell>
          <table:table-cell table:number-columns-repeated="2"/>
        </table:table-row>
        <table:table-row table:style-name="ro1">
          <table:table-cell office:value-type="float" office:value="0.826384723186493" calcext:value-type="float">
            <text:p>0.826384723186493</text:p>
          </table:table-cell>
          <table:table-cell table:number-columns-repeated="2"/>
        </table:table-row>
        <table:table-row table:style-name="ro1">
          <table:table-cell office:value-type="float" office:value="0.904588878154754" calcext:value-type="float">
            <text:p>0.904588878154754</text:p>
          </table:table-cell>
          <table:table-cell table:number-columns-repeated="2"/>
        </table:table-row>
        <table:table-row table:style-name="ro1">
          <table:table-cell office:value-type="float" office:value="0.905806481838226" calcext:value-type="float">
            <text:p>0.905806481838226</text:p>
          </table:table-cell>
          <table:table-cell table:number-columns-repeated="2"/>
        </table:table-row>
        <table:table-row table:style-name="ro1">
          <table:table-cell office:value-type="float" office:value="0.910754501819611" calcext:value-type="float">
            <text:p>0.910754501819611</text:p>
          </table:table-cell>
          <table:table-cell table:number-columns-repeated="2"/>
        </table:table-row>
        <table:table-row table:style-name="ro1">
          <table:table-cell office:value-type="float" office:value="0.907658159732819" calcext:value-type="float">
            <text:p>0.907658159732819</text:p>
          </table:table-cell>
          <table:table-cell table:number-columns-repeated="2"/>
        </table:table-row>
        <table:table-row table:style-name="ro1">
          <table:table-cell office:value-type="float" office:value="0.915848970413208" calcext:value-type="float">
            <text:p>0.915848970413208</text:p>
          </table:table-cell>
          <table:table-cell table:number-columns-repeated="2"/>
        </table:table-row>
        <table:table-row table:style-name="ro1">
          <table:table-cell office:value-type="float" office:value="0.90343964099884" calcext:value-type="float">
            <text:p>0.90343964099884</text:p>
          </table:table-cell>
          <table:table-cell table:number-columns-repeated="2"/>
        </table:table-row>
        <table:table-row table:style-name="ro1">
          <table:table-cell office:value-type="float" office:value="0.906404852867126" calcext:value-type="float">
            <text:p>0.906404852867126</text:p>
          </table:table-cell>
          <table:table-cell table:number-columns-repeated="2"/>
        </table:table-row>
        <table:table-row table:style-name="ro1">
          <table:table-cell office:value-type="float" office:value="0.920430839061737" calcext:value-type="float">
            <text:p>0.920430839061737</text:p>
          </table:table-cell>
          <table:table-cell table:number-columns-repeated="2"/>
        </table:table-row>
        <table:table-row table:style-name="ro1">
          <table:table-cell office:value-type="float" office:value="0.900719046592712" calcext:value-type="float">
            <text:p>0.900719046592712</text:p>
          </table:table-cell>
          <table:table-cell table:number-columns-repeated="2"/>
        </table:table-row>
        <table:table-row table:style-name="ro1">
          <table:table-cell office:value-type="float" office:value="0.896664917469025" calcext:value-type="float">
            <text:p>0.896664917469025</text:p>
          </table:table-cell>
          <table:table-cell table:number-columns-repeated="2"/>
        </table:table-row>
        <table:table-row table:style-name="ro1">
          <table:table-cell office:value-type="float" office:value="0.90349817276001" calcext:value-type="float">
            <text:p>0.90349817276001</text:p>
          </table:table-cell>
          <table:table-cell table:number-columns-repeated="2"/>
        </table:table-row>
        <table:table-row table:style-name="ro1">
          <table:table-cell office:value-type="float" office:value="0.892419338226318" calcext:value-type="float">
            <text:p>0.892419338226318</text:p>
          </table:table-cell>
          <table:table-cell table:number-columns-repeated="2"/>
        </table:table-row>
        <table:table-row table:style-name="ro1">
          <table:table-cell office:value-type="float" office:value="0.868882298469543" calcext:value-type="float">
            <text:p>0.868882298469543</text:p>
          </table:table-cell>
          <table:table-cell table:number-columns-repeated="2"/>
        </table:table-row>
        <table:table-row table:style-name="ro1">
          <table:table-cell office:value-type="float" office:value="0.884065210819244" calcext:value-type="float">
            <text:p>0.884065210819244</text:p>
          </table:table-cell>
          <table:table-cell table:number-columns-repeated="2"/>
        </table:table-row>
        <table:table-row table:style-name="ro1">
          <table:table-cell office:value-type="float" office:value="0.884297907352448" calcext:value-type="float">
            <text:p>0.884297907352448</text:p>
          </table:table-cell>
          <table:table-cell table:number-columns-repeated="2"/>
        </table:table-row>
        <table:table-row table:style-name="ro1">
          <table:table-cell office:value-type="float" office:value="0.896189868450165" calcext:value-type="float">
            <text:p>0.896189868450165</text:p>
          </table:table-cell>
          <table:table-cell table:number-columns-repeated="2"/>
        </table:table-row>
        <table:table-row table:style-name="ro1">
          <table:table-cell office:value-type="float" office:value="0.917123436927795" calcext:value-type="float">
            <text:p>0.917123436927795</text:p>
          </table:table-cell>
          <table:table-cell table:number-columns-repeated="2"/>
        </table:table-row>
        <table:table-row table:style-name="ro1">
          <table:table-cell office:value-type="float" office:value="0.93756377696991" calcext:value-type="float">
            <text:p>0.93756377696991</text:p>
          </table:table-cell>
          <table:table-cell table:number-columns-repeated="2"/>
        </table:table-row>
        <table:table-row table:style-name="ro1">
          <table:table-cell office:value-type="float" office:value="0.934895932674408" calcext:value-type="float">
            <text:p>0.934895932674408</text:p>
          </table:table-cell>
          <table:table-cell table:number-columns-repeated="2"/>
        </table:table-row>
        <table:table-row table:style-name="ro1">
          <table:table-cell office:value-type="float" office:value="0.923325777053833" calcext:value-type="float">
            <text:p>0.923325777053833</text:p>
          </table:table-cell>
          <table:table-cell table:number-columns-repeated="2"/>
        </table:table-row>
        <table:table-row table:style-name="ro1">
          <table:table-cell office:value-type="float" office:value="0.909061014652252" calcext:value-type="float">
            <text:p>0.909061014652252</text:p>
          </table:table-cell>
          <table:table-cell table:number-columns-repeated="2"/>
        </table:table-row>
        <table:table-row table:style-name="ro1">
          <table:table-cell office:value-type="float" office:value="0.899031102657318" calcext:value-type="float">
            <text:p>0.899031102657318</text:p>
          </table:table-cell>
          <table:table-cell table:number-columns-repeated="2"/>
        </table:table-row>
        <table:table-row table:style-name="ro1">
          <table:table-cell office:value-type="float" office:value="0.901151716709137" calcext:value-type="float">
            <text:p>0.901151716709137</text:p>
          </table:table-cell>
          <table:table-cell table:number-columns-repeated="2"/>
        </table:table-row>
        <table:table-row table:style-name="ro1">
          <table:table-cell office:value-type="float" office:value="0.903406858444214" calcext:value-type="float">
            <text:p>0.903406858444214</text:p>
          </table:table-cell>
          <table:table-cell table:number-columns-repeated="2"/>
        </table:table-row>
        <table:table-row table:style-name="ro1">
          <table:table-cell office:value-type="float" office:value="0.814900398254395" calcext:value-type="float">
            <text:p>0.814900398254395</text:p>
          </table:table-cell>
          <table:table-cell table:number-columns-repeated="2"/>
        </table:table-row>
        <table:table-row table:style-name="ro1">
          <table:table-cell office:value-type="float" office:value="0.789998114109039" calcext:value-type="float">
            <text:p>0.789998114109039</text:p>
          </table:table-cell>
          <table:table-cell table:number-columns-repeated="2"/>
        </table:table-row>
        <table:table-row table:style-name="ro1">
          <table:table-cell office:value-type="float" office:value="0.813236057758331" calcext:value-type="float">
            <text:p>0.813236057758331</text:p>
          </table:table-cell>
          <table:table-cell table:number-columns-repeated="2"/>
        </table:table-row>
        <table:table-row table:style-name="ro1">
          <table:table-cell office:value-type="float" office:value="0.896715879440308" calcext:value-type="float">
            <text:p>0.896715879440308</text:p>
          </table:table-cell>
          <table:table-cell table:number-columns-repeated="2"/>
        </table:table-row>
        <table:table-row table:style-name="ro1">
          <table:table-cell office:value-type="float" office:value="0.845669150352478" calcext:value-type="float">
            <text:p>0.845669150352478</text:p>
          </table:table-cell>
          <table:table-cell table:number-columns-repeated="2"/>
        </table:table-row>
        <table:table-row table:style-name="ro1">
          <table:table-cell office:value-type="float" office:value="0.833891928195953" calcext:value-type="float">
            <text:p>0.833891928195953</text:p>
          </table:table-cell>
          <table:table-cell table:number-columns-repeated="2"/>
        </table:table-row>
        <table:table-row table:style-name="ro1">
          <table:table-cell office:value-type="float" office:value="0.872995555400848" calcext:value-type="float">
            <text:p>0.872995555400848</text:p>
          </table:table-cell>
          <table:table-cell table:number-columns-repeated="2"/>
        </table:table-row>
        <table:table-row table:style-name="ro1">
          <table:table-cell office:value-type="float" office:value="0.862365365028381" calcext:value-type="float">
            <text:p>0.862365365028381</text:p>
          </table:table-cell>
          <table:table-cell table:number-columns-repeated="2"/>
        </table:table-row>
        <table:table-row table:style-name="ro1">
          <table:table-cell office:value-type="float" office:value="0.904901087284088" calcext:value-type="float">
            <text:p>0.904901087284088</text:p>
          </table:table-cell>
          <table:table-cell table:number-columns-repeated="2"/>
        </table:table-row>
        <table:table-row table:style-name="ro1">
          <table:table-cell office:value-type="float" office:value="0.918300092220306" calcext:value-type="float">
            <text:p>0.918300092220306</text:p>
          </table:table-cell>
          <table:table-cell table:number-columns-repeated="2"/>
        </table:table-row>
        <table:table-row table:style-name="ro1">
          <table:table-cell office:value-type="float" office:value="0.940499246120453" calcext:value-type="float">
            <text:p>0.940499246120453</text:p>
          </table:table-cell>
          <table:table-cell table:number-columns-repeated="2"/>
        </table:table-row>
        <table:table-row table:style-name="ro1">
          <table:table-cell office:value-type="float" office:value="0.932255446910858" calcext:value-type="float">
            <text:p>0.932255446910858</text:p>
          </table:table-cell>
          <table:table-cell table:number-columns-repeated="2"/>
        </table:table-row>
        <table:table-row table:style-name="ro1">
          <table:table-cell office:value-type="float" office:value="0.947042942047119" calcext:value-type="float">
            <text:p>0.947042942047119</text:p>
          </table:table-cell>
          <table:table-cell table:number-columns-repeated="2"/>
        </table:table-row>
        <table:table-row table:style-name="ro1">
          <table:table-cell office:value-type="float" office:value="0.936537802219391" calcext:value-type="float">
            <text:p>0.936537802219391</text:p>
          </table:table-cell>
          <table:table-cell table:number-columns-repeated="2"/>
        </table:table-row>
        <table:table-row table:style-name="ro1">
          <table:table-cell office:value-type="float" office:value="0.927933931350708" calcext:value-type="float">
            <text:p>0.927933931350708</text:p>
          </table:table-cell>
          <table:table-cell table:number-columns-repeated="2"/>
        </table:table-row>
        <table:table-row table:style-name="ro1">
          <table:table-cell office:value-type="float" office:value="0.789320170879364" calcext:value-type="float">
            <text:p>0.789320170879364</text:p>
          </table:table-cell>
          <table:table-cell table:number-columns-repeated="2"/>
        </table:table-row>
        <table:table-row table:style-name="ro1">
          <table:table-cell office:value-type="float" office:value="0.685501098632813" calcext:value-type="float">
            <text:p>0.685501098632813</text:p>
          </table:table-cell>
          <table:table-cell table:number-columns-repeated="2"/>
        </table:table-row>
        <table:table-row table:style-name="ro1">
          <table:table-cell office:value-type="float" office:value="0.540035545825958" calcext:value-type="float">
            <text:p>0.540035545825958</text:p>
          </table:table-cell>
          <table:table-cell table:number-columns-repeated="2"/>
        </table:table-row>
        <table:table-row table:style-name="ro1">
          <table:table-cell office:value-type="float" office:value="0.531298518180847" calcext:value-type="float">
            <text:p>0.531298518180847</text:p>
          </table:table-cell>
          <table:table-cell table:number-columns-repeated="2"/>
        </table:table-row>
        <table:table-row table:style-name="ro1">
          <table:table-cell office:value-type="float" office:value="0.441648185253143" calcext:value-type="float">
            <text:p>0.441648185253143</text:p>
          </table:table-cell>
          <table:table-cell table:number-columns-repeated="2"/>
        </table:table-row>
        <table:table-row table:style-name="ro1">
          <table:table-cell office:value-type="float" office:value="0.390033274888992" calcext:value-type="float">
            <text:p>0.390033274888992</text:p>
          </table:table-cell>
          <table:table-cell table:number-columns-repeated="2"/>
        </table:table-row>
        <table:table-row table:style-name="ro1">
          <table:table-cell office:value-type="float" office:value="0.478350251913071" calcext:value-type="float">
            <text:p>0.478350251913071</text:p>
          </table:table-cell>
          <table:table-cell table:number-columns-repeated="2"/>
        </table:table-row>
        <table:table-row table:style-name="ro1">
          <table:table-cell office:value-type="float" office:value="0.452664613723755" calcext:value-type="float">
            <text:p>0.452664613723755</text:p>
          </table:table-cell>
          <table:table-cell table:number-columns-repeated="2"/>
        </table:table-row>
        <table:table-row table:style-name="ro1">
          <table:table-cell office:value-type="float" office:value="0.457562536001205" calcext:value-type="float">
            <text:p>0.457562536001205</text:p>
          </table:table-cell>
          <table:table-cell table:number-columns-repeated="2"/>
        </table:table-row>
        <table:table-row table:style-name="ro1">
          <table:table-cell office:value-type="float" office:value="0.491908490657806" calcext:value-type="float">
            <text:p>0.491908490657806</text:p>
          </table:table-cell>
          <table:table-cell table:number-columns-repeated="2"/>
        </table:table-row>
        <table:table-row table:style-name="ro1">
          <table:table-cell office:value-type="float" office:value="0.506001770496368" calcext:value-type="float">
            <text:p>0.506001770496368</text:p>
          </table:table-cell>
          <table:table-cell table:number-columns-repeated="2"/>
        </table:table-row>
        <table:table-row table:style-name="ro1">
          <table:table-cell office:value-type="float" office:value="0.443085074424744" calcext:value-type="float">
            <text:p>0.443085074424744</text:p>
          </table:table-cell>
          <table:table-cell table:number-columns-repeated="2"/>
        </table:table-row>
        <table:table-row table:style-name="ro1">
          <table:table-cell office:value-type="float" office:value="0.414299756288528" calcext:value-type="float">
            <text:p>0.414299756288528</text:p>
          </table:table-cell>
          <table:table-cell table:number-columns-repeated="2"/>
        </table:table-row>
        <table:table-row table:style-name="ro1">
          <table:table-cell office:value-type="float" office:value="0.714493215084076" calcext:value-type="float">
            <text:p>0.714493215084076</text:p>
          </table:table-cell>
          <table:table-cell table:number-columns-repeated="2"/>
        </table:table-row>
        <table:table-row table:style-name="ro1">
          <table:table-cell office:value-type="float" office:value="0.765778183937073" calcext:value-type="float">
            <text:p>0.765778183937073</text:p>
          </table:table-cell>
          <table:table-cell table:number-columns-repeated="2"/>
        </table:table-row>
        <table:table-row table:style-name="ro1">
          <table:table-cell office:value-type="float" office:value="0.677182972431183" calcext:value-type="float">
            <text:p>0.677182972431183</text:p>
          </table:table-cell>
          <table:table-cell table:number-columns-repeated="2"/>
        </table:table-row>
        <table:table-row table:style-name="ro1">
          <table:table-cell office:value-type="float" office:value="0.641727149486542" calcext:value-type="float">
            <text:p>0.641727149486542</text:p>
          </table:table-cell>
          <table:table-cell table:number-columns-repeated="2"/>
        </table:table-row>
        <table:table-row table:style-name="ro1">
          <table:table-cell office:value-type="float" office:value="0.711626589298248" calcext:value-type="float">
            <text:p>0.711626589298248</text:p>
          </table:table-cell>
          <table:table-cell table:number-columns-repeated="2"/>
        </table:table-row>
        <table:table-row table:style-name="ro1">
          <table:table-cell office:value-type="float" office:value="0.788548767566681" calcext:value-type="float">
            <text:p>0.788548767566681</text:p>
          </table:table-cell>
          <table:table-cell table:number-columns-repeated="2"/>
        </table:table-row>
        <table:table-row table:style-name="ro1">
          <table:table-cell office:value-type="float" office:value="0.836116313934326" calcext:value-type="float">
            <text:p>0.836116313934326</text:p>
          </table:table-cell>
          <table:table-cell table:number-columns-repeated="2"/>
        </table:table-row>
        <table:table-row table:style-name="ro1">
          <table:table-cell office:value-type="float" office:value="0.88807076215744" calcext:value-type="float">
            <text:p>0.88807076215744</text:p>
          </table:table-cell>
          <table:table-cell table:number-columns-repeated="2"/>
        </table:table-row>
        <table:table-row table:style-name="ro1">
          <table:table-cell office:value-type="float" office:value="0.919303059577942" calcext:value-type="float">
            <text:p>0.919303059577942</text:p>
          </table:table-cell>
          <table:table-cell table:number-columns-repeated="2"/>
        </table:table-row>
        <table:table-row table:style-name="ro1">
          <table:table-cell office:value-type="float" office:value="0.924878239631653" calcext:value-type="float">
            <text:p>0.924878239631653</text:p>
          </table:table-cell>
          <table:table-cell table:number-columns-repeated="2"/>
        </table:table-row>
        <table:table-row table:style-name="ro1">
          <table:table-cell office:value-type="float" office:value="0.913766264915466" calcext:value-type="float">
            <text:p>0.913766264915466</text:p>
          </table:table-cell>
          <table:table-cell table:number-columns-repeated="2"/>
        </table:table-row>
        <table:table-row table:style-name="ro1">
          <table:table-cell office:value-type="float" office:value="0.92016327381134" calcext:value-type="float">
            <text:p>0.92016327381134</text:p>
          </table:table-cell>
          <table:table-cell table:number-columns-repeated="2"/>
        </table:table-row>
        <table:table-row table:style-name="ro1">
          <table:table-cell office:value-type="float" office:value="0.929670333862305" calcext:value-type="float">
            <text:p>0.929670333862305</text:p>
          </table:table-cell>
          <table:table-cell table:number-columns-repeated="2"/>
        </table:table-row>
        <table:table-row table:style-name="ro1">
          <table:table-cell office:value-type="float" office:value="0.93345719575882" calcext:value-type="float">
            <text:p>0.93345719575882</text:p>
          </table:table-cell>
          <table:table-cell table:number-columns-repeated="2"/>
        </table:table-row>
        <table:table-row table:style-name="ro1">
          <table:table-cell office:value-type="float" office:value="0.91166353225708" calcext:value-type="float">
            <text:p>0.91166353225708</text:p>
          </table:table-cell>
          <table:table-cell table:number-columns-repeated="2"/>
        </table:table-row>
        <table:table-row table:style-name="ro1">
          <table:table-cell office:value-type="float" office:value="0.914655029773712" calcext:value-type="float">
            <text:p>0.914655029773712</text:p>
          </table:table-cell>
          <table:table-cell table:number-columns-repeated="2"/>
        </table:table-row>
        <table:table-row table:style-name="ro1">
          <table:table-cell office:value-type="float" office:value="0.918354451656342" calcext:value-type="float">
            <text:p>0.918354451656342</text:p>
          </table:table-cell>
          <table:table-cell table:number-columns-repeated="2"/>
        </table:table-row>
        <table:table-row table:style-name="ro1">
          <table:table-cell office:value-type="float" office:value="0.924568891525269" calcext:value-type="float">
            <text:p>0.924568891525269</text:p>
          </table:table-cell>
          <table:table-cell table:number-columns-repeated="2"/>
        </table:table-row>
        <table:table-row table:style-name="ro1">
          <table:table-cell office:value-type="float" office:value="0.908584654331207" calcext:value-type="float">
            <text:p>0.908584654331207</text:p>
          </table:table-cell>
          <table:table-cell table:number-columns-repeated="2"/>
        </table:table-row>
        <table:table-row table:style-name="ro1">
          <table:table-cell office:value-type="float" office:value="0.895090281963348" calcext:value-type="float">
            <text:p>0.895090281963348</text:p>
          </table:table-cell>
          <table:table-cell table:number-columns-repeated="2"/>
        </table:table-row>
        <table:table-row table:style-name="ro1">
          <table:table-cell office:value-type="float" office:value="0.88103985786438" calcext:value-type="float">
            <text:p>0.88103985786438</text:p>
          </table:table-cell>
          <table:table-cell table:number-columns-repeated="2"/>
        </table:table-row>
        <table:table-row table:style-name="ro1">
          <table:table-cell office:value-type="float" office:value="0.884255051612854" calcext:value-type="float">
            <text:p>0.884255051612854</text:p>
          </table:table-cell>
          <table:table-cell table:number-columns-repeated="2"/>
        </table:table-row>
        <table:table-row table:style-name="ro1">
          <table:table-cell office:value-type="float" office:value="0.874296963214874" calcext:value-type="float">
            <text:p>0.874296963214874</text:p>
          </table:table-cell>
          <table:table-cell table:number-columns-repeated="2"/>
        </table:table-row>
        <table:table-row table:style-name="ro1">
          <table:table-cell office:value-type="float" office:value="0.790237963199616" calcext:value-type="float">
            <text:p>0.790237963199616</text:p>
          </table:table-cell>
          <table:table-cell table:number-columns-repeated="2"/>
        </table:table-row>
        <table:table-row table:style-name="ro1">
          <table:table-cell office:value-type="float" office:value="0.789970636367798" calcext:value-type="float">
            <text:p>0.789970636367798</text:p>
          </table:table-cell>
          <table:table-cell table:number-columns-repeated="2"/>
        </table:table-row>
        <table:table-row table:style-name="ro1">
          <table:table-cell office:value-type="float" office:value="0.871569216251373" calcext:value-type="float">
            <text:p>0.871569216251373</text:p>
          </table:table-cell>
          <table:table-cell table:number-columns-repeated="2"/>
        </table:table-row>
        <table:table-row table:style-name="ro1">
          <table:table-cell office:value-type="float" office:value="0.809741616249085" calcext:value-type="float">
            <text:p>0.809741616249085</text:p>
          </table:table-cell>
          <table:table-cell table:number-columns-repeated="2"/>
        </table:table-row>
        <table:table-row table:style-name="ro1">
          <table:table-cell office:value-type="float" office:value="0.801029443740845" calcext:value-type="float">
            <text:p>0.801029443740845</text:p>
          </table:table-cell>
          <table:table-cell table:number-columns-repeated="2"/>
        </table:table-row>
        <table:table-row table:style-name="ro1">
          <table:table-cell office:value-type="float" office:value="0.869422674179077" calcext:value-type="float">
            <text:p>0.869422674179077</text:p>
          </table:table-cell>
          <table:table-cell table:number-columns-repeated="2"/>
        </table:table-row>
        <table:table-row table:style-name="ro1">
          <table:table-cell office:value-type="float" office:value="0.871828317642212" calcext:value-type="float">
            <text:p>0.871828317642212</text:p>
          </table:table-cell>
          <table:table-cell table:number-columns-repeated="2"/>
        </table:table-row>
        <table:table-row table:style-name="ro1">
          <table:table-cell office:value-type="float" office:value="0.885374486446381" calcext:value-type="float">
            <text:p>0.885374486446381</text:p>
          </table:table-cell>
          <table:table-cell table:number-columns-repeated="2"/>
        </table:table-row>
        <table:table-row table:style-name="ro1">
          <table:table-cell office:value-type="float" office:value="0.900938749313354" calcext:value-type="float">
            <text:p>0.900938749313354</text:p>
          </table:table-cell>
          <table:table-cell table:number-columns-repeated="2"/>
        </table:table-row>
        <table:table-row table:style-name="ro1">
          <table:table-cell office:value-type="float" office:value="0.886546611785889" calcext:value-type="float">
            <text:p>0.886546611785889</text:p>
          </table:table-cell>
          <table:table-cell table:number-columns-repeated="2"/>
        </table:table-row>
        <table:table-row table:style-name="ro1">
          <table:table-cell office:value-type="float" office:value="0.793995022773743" calcext:value-type="float">
            <text:p>0.793995022773743</text:p>
          </table:table-cell>
          <table:table-cell table:number-columns-repeated="2"/>
        </table:table-row>
        <table:table-row table:style-name="ro1">
          <table:table-cell office:value-type="float" office:value="0.89577317237854" calcext:value-type="float">
            <text:p>0.89577317237854</text:p>
          </table:table-cell>
          <table:table-cell table:number-columns-repeated="2"/>
        </table:table-row>
        <table:table-row table:style-name="ro1">
          <table:table-cell office:value-type="float" office:value="0.881154537200928" calcext:value-type="float">
            <text:p>0.881154537200928</text:p>
          </table:table-cell>
          <table:table-cell table:number-columns-repeated="2"/>
        </table:table-row>
        <table:table-row table:style-name="ro1">
          <table:table-cell office:value-type="float" office:value="0.87812066078186" calcext:value-type="float">
            <text:p>0.87812066078186</text:p>
          </table:table-cell>
          <table:table-cell table:number-columns-repeated="2"/>
        </table:table-row>
        <table:table-row table:style-name="ro1">
          <table:table-cell office:value-type="float" office:value="0.907289445400238" calcext:value-type="float">
            <text:p>0.907289445400238</text:p>
          </table:table-cell>
          <table:table-cell table:number-columns-repeated="2"/>
        </table:table-row>
        <table:table-row table:style-name="ro1">
          <table:table-cell office:value-type="float" office:value="0.916480243206024" calcext:value-type="float">
            <text:p>0.916480243206024</text:p>
          </table:table-cell>
          <table:table-cell table:number-columns-repeated="2"/>
        </table:table-row>
        <table:table-row table:style-name="ro1">
          <table:table-cell office:value-type="float" office:value="0.894746661186218" calcext:value-type="float">
            <text:p>0.894746661186218</text:p>
          </table:table-cell>
          <table:table-cell table:number-columns-repeated="2"/>
        </table:table-row>
        <table:table-row table:style-name="ro1">
          <table:table-cell office:value-type="float" office:value="0.895831346511841" calcext:value-type="float">
            <text:p>0.895831346511841</text:p>
          </table:table-cell>
          <table:table-cell table:number-columns-repeated="2"/>
        </table:table-row>
        <table:table-row table:style-name="ro1">
          <table:table-cell office:value-type="float" office:value="0.898079812526703" calcext:value-type="float">
            <text:p>0.898079812526703</text:p>
          </table:table-cell>
          <table:table-cell table:number-columns-repeated="2"/>
        </table:table-row>
        <table:table-row table:style-name="ro1">
          <table:table-cell office:value-type="float" office:value="0.889016509056091" calcext:value-type="float">
            <text:p>0.889016509056091</text:p>
          </table:table-cell>
          <table:table-cell table:number-columns-repeated="2"/>
        </table:table-row>
        <table:table-row table:style-name="ro1">
          <table:table-cell office:value-type="float" office:value="0.888356268405914" calcext:value-type="float">
            <text:p>0.888356268405914</text:p>
          </table:table-cell>
          <table:table-cell table:number-columns-repeated="2"/>
        </table:table-row>
        <table:table-row table:style-name="ro1">
          <table:table-cell office:value-type="float" office:value="0.868760049343109" calcext:value-type="float">
            <text:p>0.868760049343109</text:p>
          </table:table-cell>
          <table:table-cell table:number-columns-repeated="2"/>
        </table:table-row>
        <table:table-row table:style-name="ro1">
          <table:table-cell office:value-type="float" office:value="0.848524510860443" calcext:value-type="float">
            <text:p>0.848524510860443</text:p>
          </table:table-cell>
          <table:table-cell table:number-columns-repeated="2"/>
        </table:table-row>
        <table:table-row table:style-name="ro1">
          <table:table-cell office:value-type="float" office:value="0.69846910238266" calcext:value-type="float">
            <text:p>0.69846910238266</text:p>
          </table:table-cell>
          <table:table-cell table:number-columns-repeated="2"/>
        </table:table-row>
        <table:table-row table:style-name="ro1">
          <table:table-cell office:value-type="float" office:value="0.763226747512817" calcext:value-type="float">
            <text:p>0.763226747512817</text:p>
          </table:table-cell>
          <table:table-cell table:number-columns-repeated="2"/>
        </table:table-row>
        <table:table-row table:style-name="ro1">
          <table:table-cell office:value-type="float" office:value="0.859332799911499" calcext:value-type="float">
            <text:p>0.859332799911499</text:p>
          </table:table-cell>
          <table:table-cell table:number-columns-repeated="2"/>
        </table:table-row>
        <table:table-row table:style-name="ro1">
          <table:table-cell office:value-type="float" office:value="0.842418909072876" calcext:value-type="float">
            <text:p>0.842418909072876</text:p>
          </table:table-cell>
          <table:table-cell table:number-columns-repeated="2"/>
        </table:table-row>
        <table:table-row table:style-name="ro1">
          <table:table-cell office:value-type="float" office:value="0.893383920192719" calcext:value-type="float">
            <text:p>0.893383920192719</text:p>
          </table:table-cell>
          <table:table-cell table:number-columns-repeated="2"/>
        </table:table-row>
        <table:table-row table:style-name="ro1">
          <table:table-cell office:value-type="float" office:value="0.895915448665619" calcext:value-type="float">
            <text:p>0.895915448665619</text:p>
          </table:table-cell>
          <table:table-cell table:number-columns-repeated="2"/>
        </table:table-row>
        <table:table-row table:style-name="ro1">
          <table:table-cell office:value-type="float" office:value="0.893105864524841" calcext:value-type="float">
            <text:p>0.893105864524841</text:p>
          </table:table-cell>
          <table:table-cell table:number-columns-repeated="2"/>
        </table:table-row>
        <table:table-row table:style-name="ro1">
          <table:table-cell office:value-type="float" office:value="0.887749910354614" calcext:value-type="float">
            <text:p>0.887749910354614</text:p>
          </table:table-cell>
          <table:table-cell table:number-columns-repeated="2"/>
        </table:table-row>
        <table:table-row table:style-name="ro1">
          <table:table-cell office:value-type="float" office:value="0.892614245414734" calcext:value-type="float">
            <text:p>0.892614245414734</text:p>
          </table:table-cell>
          <table:table-cell table:number-columns-repeated="2"/>
        </table:table-row>
        <table:table-row table:style-name="ro1">
          <table:table-cell office:value-type="float" office:value="0.862342655658722" calcext:value-type="float">
            <text:p>0.862342655658722</text:p>
          </table:table-cell>
          <table:table-cell table:number-columns-repeated="2"/>
        </table:table-row>
        <table:table-row table:style-name="ro1">
          <table:table-cell office:value-type="float" office:value="0.390770226716995" calcext:value-type="float">
            <text:p>0.390770226716995</text:p>
          </table:table-cell>
          <table:table-cell table:number-columns-repeated="2"/>
        </table:table-row>
        <table:table-row table:style-name="ro1">
          <table:table-cell office:value-type="float" office:value="0.591957449913025" calcext:value-type="float">
            <text:p>0.591957449913025</text:p>
          </table:table-cell>
          <table:table-cell table:number-columns-repeated="2"/>
        </table:table-row>
        <table:table-row table:style-name="ro1">
          <table:table-cell office:value-type="float" office:value="0.732533395290375" calcext:value-type="float">
            <text:p>0.732533395290375</text:p>
          </table:table-cell>
          <table:table-cell table:number-columns-repeated="2"/>
        </table:table-row>
        <table:table-row table:style-name="ro1">
          <table:table-cell office:value-type="float" office:value="0.846172869205475" calcext:value-type="float">
            <text:p>0.846172869205475</text:p>
          </table:table-cell>
          <table:table-cell table:number-columns-repeated="2"/>
        </table:table-row>
        <table:table-row table:style-name="ro1">
          <table:table-cell office:value-type="float" office:value="0.8935666680336" calcext:value-type="float">
            <text:p>0.8935666680336</text:p>
          </table:table-cell>
          <table:table-cell table:number-columns-repeated="2"/>
        </table:table-row>
        <table:table-row table:style-name="ro1">
          <table:table-cell office:value-type="float" office:value="0.850726127624512" calcext:value-type="float">
            <text:p>0.850726127624512</text:p>
          </table:table-cell>
          <table:table-cell table:number-columns-repeated="2"/>
        </table:table-row>
        <table:table-row table:style-name="ro1">
          <table:table-cell office:value-type="float" office:value="0.870314836502075" calcext:value-type="float">
            <text:p>0.870314836502075</text:p>
          </table:table-cell>
          <table:table-cell table:number-columns-repeated="2"/>
        </table:table-row>
        <table:table-row table:style-name="ro1">
          <table:table-cell office:value-type="float" office:value="0.85930073261261" calcext:value-type="float">
            <text:p>0.85930073261261</text:p>
          </table:table-cell>
          <table:table-cell table:number-columns-repeated="2"/>
        </table:table-row>
        <table:table-row table:style-name="ro1">
          <table:table-cell office:value-type="float" office:value="0.886506915092468" calcext:value-type="float">
            <text:p>0.886506915092468</text:p>
          </table:table-cell>
          <table:table-cell table:number-columns-repeated="2"/>
        </table:table-row>
        <table:table-row table:style-name="ro1">
          <table:table-cell office:value-type="float" office:value="0.892629027366638" calcext:value-type="float">
            <text:p>0.892629027366638</text:p>
          </table:table-cell>
          <table:table-cell table:number-columns-repeated="2"/>
        </table:table-row>
        <table:table-row table:style-name="ro1">
          <table:table-cell office:value-type="float" office:value="0.888437151908875" calcext:value-type="float">
            <text:p>0.888437151908875</text:p>
          </table:table-cell>
          <table:table-cell table:number-columns-repeated="2"/>
        </table:table-row>
        <table:table-row table:style-name="ro1">
          <table:table-cell office:value-type="float" office:value="0.872071146965027" calcext:value-type="float">
            <text:p>0.872071146965027</text:p>
          </table:table-cell>
          <table:table-cell table:number-columns-repeated="2"/>
        </table:table-row>
        <table:table-row table:style-name="ro1">
          <table:table-cell office:value-type="float" office:value="0.888095736503601" calcext:value-type="float">
            <text:p>0.888095736503601</text:p>
          </table:table-cell>
          <table:table-cell table:number-columns-repeated="2"/>
        </table:table-row>
        <table:table-row table:style-name="ro1">
          <table:table-cell office:value-type="float" office:value="0.866164088249206" calcext:value-type="float">
            <text:p>0.866164088249206</text:p>
          </table:table-cell>
          <table:table-cell table:number-columns-repeated="2"/>
        </table:table-row>
        <table:table-row table:style-name="ro1">
          <table:table-cell office:value-type="float" office:value="0.872659802436829" calcext:value-type="float">
            <text:p>0.872659802436829</text:p>
          </table:table-cell>
          <table:table-cell table:number-columns-repeated="2"/>
        </table:table-row>
        <table:table-row table:style-name="ro1">
          <table:table-cell office:value-type="float" office:value="0.887190401554108" calcext:value-type="float">
            <text:p>0.887190401554108</text:p>
          </table:table-cell>
          <table:table-cell table:number-columns-repeated="2"/>
        </table:table-row>
        <table:table-row table:style-name="ro1">
          <table:table-cell office:value-type="float" office:value="0.877039194107056" calcext:value-type="float">
            <text:p>0.877039194107056</text:p>
          </table:table-cell>
          <table:table-cell table:number-columns-repeated="2"/>
        </table:table-row>
        <table:table-row table:style-name="ro1">
          <table:table-cell office:value-type="float" office:value="0.866432964801788" calcext:value-type="float">
            <text:p>0.866432964801788</text:p>
          </table:table-cell>
          <table:table-cell table:number-columns-repeated="2"/>
        </table:table-row>
        <table:table-row table:style-name="ro1">
          <table:table-cell office:value-type="float" office:value="0.292374283075333" calcext:value-type="float">
            <text:p>0.292374283075333</text:p>
          </table:table-cell>
          <table:table-cell table:number-columns-repeated="2"/>
        </table:table-row>
        <table:table-row table:style-name="ro1">
          <table:table-cell office:value-type="float" office:value="0.637989699840546" calcext:value-type="float">
            <text:p>0.637989699840546</text:p>
          </table:table-cell>
          <table:table-cell table:number-columns-repeated="2"/>
        </table:table-row>
        <table:table-row table:style-name="ro1">
          <table:table-cell office:value-type="float" office:value="0.613830804824829" calcext:value-type="float">
            <text:p>0.613830804824829</text:p>
          </table:table-cell>
          <table:table-cell table:number-columns-repeated="2"/>
        </table:table-row>
        <table:table-row table:style-name="ro1">
          <table:table-cell office:value-type="float" office:value="0.43139037489891" calcext:value-type="float">
            <text:p>0.43139037489891</text:p>
          </table:table-cell>
          <table:table-cell table:number-columns-repeated="2"/>
        </table:table-row>
        <table:table-row table:style-name="ro1">
          <table:table-cell office:value-type="float" office:value="0.76235419511795" calcext:value-type="float">
            <text:p>0.76235419511795</text:p>
          </table:table-cell>
          <table:table-cell table:number-columns-repeated="2"/>
        </table:table-row>
        <table:table-row table:style-name="ro1">
          <table:table-cell office:value-type="float" office:value="0.62407797574997" calcext:value-type="float">
            <text:p>0.62407797574997</text:p>
          </table:table-cell>
          <table:table-cell table:number-columns-repeated="2"/>
        </table:table-row>
        <table:table-row table:style-name="ro1">
          <table:table-cell office:value-type="float" office:value="0.638209223747253" calcext:value-type="float">
            <text:p>0.638209223747253</text:p>
          </table:table-cell>
          <table:table-cell table:number-columns-repeated="2"/>
        </table:table-row>
        <table:table-row table:style-name="ro1">
          <table:table-cell office:value-type="float" office:value="0.71902346611023" calcext:value-type="float">
            <text:p>0.71902346611023</text:p>
          </table:table-cell>
          <table:table-cell table:number-columns-repeated="2"/>
        </table:table-row>
        <table:table-row table:style-name="ro1">
          <table:table-cell office:value-type="float" office:value="0.763822913169861" calcext:value-type="float">
            <text:p>0.763822913169861</text:p>
          </table:table-cell>
          <table:table-cell table:number-columns-repeated="2"/>
        </table:table-row>
        <table:table-row table:style-name="ro1">
          <table:table-cell office:value-type="float" office:value="0.79978084564209" calcext:value-type="float">
            <text:p>0.79978084564209</text:p>
          </table:table-cell>
          <table:table-cell table:number-columns-repeated="2"/>
        </table:table-row>
        <table:table-row table:style-name="ro1">
          <table:table-cell office:value-type="float" office:value="0.777125775814056" calcext:value-type="float">
            <text:p>0.777125775814056</text:p>
          </table:table-cell>
          <table:table-cell table:number-columns-repeated="2"/>
        </table:table-row>
        <table:table-row table:style-name="ro1">
          <table:table-cell office:value-type="float" office:value="0.855023741722107" calcext:value-type="float">
            <text:p>0.855023741722107</text:p>
          </table:table-cell>
          <table:table-cell table:number-columns-repeated="2"/>
        </table:table-row>
        <table:table-row table:style-name="ro1">
          <table:table-cell office:value-type="float" office:value="0.867361068725586" calcext:value-type="float">
            <text:p>0.867361068725586</text:p>
          </table:table-cell>
          <table:table-cell table:number-columns-repeated="2"/>
        </table:table-row>
        <table:table-row table:style-name="ro1">
          <table:table-cell office:value-type="float" office:value="0.879481911659241" calcext:value-type="float">
            <text:p>0.879481911659241</text:p>
          </table:table-cell>
          <table:table-cell table:number-columns-repeated="2"/>
        </table:table-row>
        <table:table-row table:style-name="ro1">
          <table:table-cell office:value-type="float" office:value="0.90888237953186" calcext:value-type="float">
            <text:p>0.90888237953186</text:p>
          </table:table-cell>
          <table:table-cell table:number-columns-repeated="2"/>
        </table:table-row>
        <table:table-row table:style-name="ro1">
          <table:table-cell office:value-type="float" office:value="0.904415667057037" calcext:value-type="float">
            <text:p>0.904415667057037</text:p>
          </table:table-cell>
          <table:table-cell table:number-columns-repeated="2"/>
        </table:table-row>
        <table:table-row table:style-name="ro1">
          <table:table-cell office:value-type="float" office:value="0.896838784217835" calcext:value-type="float">
            <text:p>0.896838784217835</text:p>
          </table:table-cell>
          <table:table-cell table:number-columns-repeated="2"/>
        </table:table-row>
        <table:table-row table:style-name="ro1">
          <table:table-cell office:value-type="float" office:value="0.899009883403778" calcext:value-type="float">
            <text:p>0.899009883403778</text:p>
          </table:table-cell>
          <table:table-cell table:number-columns-repeated="2"/>
        </table:table-row>
        <table:table-row table:style-name="ro1">
          <table:table-cell office:value-type="float" office:value="0.905373394489288" calcext:value-type="float">
            <text:p>0.905373394489288</text:p>
          </table:table-cell>
          <table:table-cell table:number-columns-repeated="2"/>
        </table:table-row>
        <table:table-row table:style-name="ro1">
          <table:table-cell office:value-type="float" office:value="0.897521138191223" calcext:value-type="float">
            <text:p>0.897521138191223</text:p>
          </table:table-cell>
          <table:table-cell table:number-columns-repeated="2"/>
        </table:table-row>
        <table:table-row table:style-name="ro1">
          <table:table-cell office:value-type="float" office:value="0.9024738073349" calcext:value-type="float">
            <text:p>0.9024738073349</text:p>
          </table:table-cell>
          <table:table-cell table:number-columns-repeated="2"/>
        </table:table-row>
        <table:table-row table:style-name="ro1">
          <table:table-cell office:value-type="float" office:value="0.90034806728363" calcext:value-type="float">
            <text:p>0.90034806728363</text:p>
          </table:table-cell>
          <table:table-cell table:number-columns-repeated="2"/>
        </table:table-row>
        <table:table-row table:style-name="ro1">
          <table:table-cell office:value-type="float" office:value="0.855493009090424" calcext:value-type="float">
            <text:p>0.855493009090424</text:p>
          </table:table-cell>
          <table:table-cell table:number-columns-repeated="2"/>
        </table:table-row>
        <table:table-row table:style-name="ro1">
          <table:table-cell office:value-type="float" office:value="0.677989006042481" calcext:value-type="float">
            <text:p>0.677989006042481</text:p>
          </table:table-cell>
          <table:table-cell table:number-columns-repeated="2"/>
        </table:table-row>
        <table:table-row table:style-name="ro1">
          <table:table-cell office:value-type="float" office:value="0.667224407196045" calcext:value-type="float">
            <text:p>0.667224407196045</text:p>
          </table:table-cell>
          <table:table-cell table:number-columns-repeated="2"/>
        </table:table-row>
        <table:table-row table:style-name="ro1">
          <table:table-cell office:value-type="float" office:value="0.707578957080841" calcext:value-type="float">
            <text:p>0.707578957080841</text:p>
          </table:table-cell>
          <table:table-cell table:number-columns-repeated="2"/>
        </table:table-row>
        <table:table-row table:style-name="ro1">
          <table:table-cell office:value-type="float" office:value="0.579307973384857" calcext:value-type="float">
            <text:p>0.579307973384857</text:p>
          </table:table-cell>
          <table:table-cell table:number-columns-repeated="2"/>
        </table:table-row>
        <table:table-row table:style-name="ro1">
          <table:table-cell office:value-type="float" office:value="0.629067361354828" calcext:value-type="float">
            <text:p>0.629067361354828</text:p>
          </table:table-cell>
          <table:table-cell table:number-columns-repeated="2"/>
        </table:table-row>
        <table:table-row table:style-name="ro1">
          <table:table-cell office:value-type="float" office:value="0.630252122879028" calcext:value-type="float">
            <text:p>0.630252122879028</text:p>
          </table:table-cell>
          <table:table-cell table:number-columns-repeated="2"/>
        </table:table-row>
        <table:table-row table:style-name="ro1">
          <table:table-cell office:value-type="float" office:value="0.729788482189178" calcext:value-type="float">
            <text:p>0.729788482189178</text:p>
          </table:table-cell>
          <table:table-cell table:number-columns-repeated="2"/>
        </table:table-row>
        <table:table-row table:style-name="ro1">
          <table:table-cell office:value-type="float" office:value="0.801951110363007" calcext:value-type="float">
            <text:p>0.801951110363007</text:p>
          </table:table-cell>
          <table:table-cell table:number-columns-repeated="2"/>
        </table:table-row>
        <table:table-row table:style-name="ro1">
          <table:table-cell office:value-type="float" office:value="0.813616216182709" calcext:value-type="float">
            <text:p>0.813616216182709</text:p>
          </table:table-cell>
          <table:table-cell table:number-columns-repeated="2"/>
        </table:table-row>
        <table:table-row table:style-name="ro1">
          <table:table-cell office:value-type="float" office:value="0.743722558021545" calcext:value-type="float">
            <text:p>0.743722558021545</text:p>
          </table:table-cell>
          <table:table-cell table:number-columns-repeated="2"/>
        </table:table-row>
        <table:table-row table:style-name="ro1">
          <table:table-cell office:value-type="float" office:value="0.676461517810822" calcext:value-type="float">
            <text:p>0.676461517810822</text:p>
          </table:table-cell>
          <table:table-cell table:number-columns-repeated="2"/>
        </table:table-row>
        <table:table-row table:style-name="ro1">
          <table:table-cell office:value-type="float" office:value="0.728218257427216" calcext:value-type="float">
            <text:p>0.728218257427216</text:p>
          </table:table-cell>
          <table:table-cell table:number-columns-repeated="2"/>
        </table:table-row>
        <table:table-row table:style-name="ro1">
          <table:table-cell office:value-type="float" office:value="0.599966764450073" calcext:value-type="float">
            <text:p>0.599966764450073</text:p>
          </table:table-cell>
          <table:table-cell table:number-columns-repeated="2"/>
        </table:table-row>
        <table:table-row table:style-name="ro1">
          <table:table-cell office:value-type="float" office:value="0.576006472110748" calcext:value-type="float">
            <text:p>0.576006472110748</text:p>
          </table:table-cell>
          <table:table-cell table:number-columns-repeated="2"/>
        </table:table-row>
        <table:table-row table:style-name="ro1">
          <table:table-cell office:value-type="float" office:value="0.343566209077835" calcext:value-type="float">
            <text:p>0.343566209077835</text:p>
          </table:table-cell>
          <table:table-cell table:number-columns-repeated="2"/>
        </table:table-row>
        <table:table-row table:style-name="ro1">
          <table:table-cell office:value-type="float" office:value="0.260475814342499" calcext:value-type="float">
            <text:p>0.260475814342499</text:p>
          </table:table-cell>
          <table:table-cell table:number-columns-repeated="2"/>
        </table:table-row>
        <table:table-row table:style-name="ro1">
          <table:table-cell office:value-type="float" office:value="0.78560084104538" calcext:value-type="float">
            <text:p>0.78560084104538</text:p>
          </table:table-cell>
          <table:table-cell table:number-columns-repeated="2"/>
        </table:table-row>
        <table:table-row table:style-name="ro1">
          <table:table-cell office:value-type="float" office:value="0.786585688591003" calcext:value-type="float">
            <text:p>0.786585688591003</text:p>
          </table:table-cell>
          <table:table-cell table:number-columns-repeated="2"/>
        </table:table-row>
        <table:table-row table:style-name="ro1">
          <table:table-cell office:value-type="float" office:value="0.702975749969482" calcext:value-type="float">
            <text:p>0.702975749969482</text:p>
          </table:table-cell>
          <table:table-cell table:number-columns-repeated="2"/>
        </table:table-row>
        <table:table-row table:style-name="ro1">
          <table:table-cell office:value-type="float" office:value="0.694023847579956" calcext:value-type="float">
            <text:p>0.694023847579956</text:p>
          </table:table-cell>
          <table:table-cell table:number-columns-repeated="2"/>
        </table:table-row>
        <table:table-row table:style-name="ro1">
          <table:table-cell office:value-type="float" office:value="0.800308525562286" calcext:value-type="float">
            <text:p>0.800308525562286</text:p>
          </table:table-cell>
          <table:table-cell table:number-columns-repeated="2"/>
        </table:table-row>
        <table:table-row table:style-name="ro1">
          <table:table-cell office:value-type="float" office:value="0.852837324142456" calcext:value-type="float">
            <text:p>0.852837324142456</text:p>
          </table:table-cell>
          <table:table-cell table:number-columns-repeated="2"/>
        </table:table-row>
        <table:table-row table:style-name="ro1">
          <table:table-cell office:value-type="float" office:value="0.889095842838287" calcext:value-type="float">
            <text:p>0.889095842838287</text:p>
          </table:table-cell>
          <table:table-cell table:number-columns-repeated="2"/>
        </table:table-row>
        <table:table-row table:style-name="ro1">
          <table:table-cell office:value-type="float" office:value="0.880609571933746" calcext:value-type="float">
            <text:p>0.880609571933746</text:p>
          </table:table-cell>
          <table:table-cell table:number-columns-repeated="2"/>
        </table:table-row>
        <table:table-row table:style-name="ro1">
          <table:table-cell office:value-type="float" office:value="0.84264063835144" calcext:value-type="float">
            <text:p>0.84264063835144</text:p>
          </table:table-cell>
          <table:table-cell table:number-columns-repeated="2"/>
        </table:table-row>
        <table:table-row table:style-name="ro1">
          <table:table-cell office:value-type="float" office:value="0.750936806201935" calcext:value-type="float">
            <text:p>0.750936806201935</text:p>
          </table:table-cell>
          <table:table-cell table:number-columns-repeated="2"/>
        </table:table-row>
        <table:table-row table:style-name="ro1">
          <table:table-cell office:value-type="float" office:value="0.756432235240936" calcext:value-type="float">
            <text:p>0.756432235240936</text:p>
          </table:table-cell>
          <table:table-cell table:number-columns-repeated="2"/>
        </table:table-row>
        <table:table-row table:style-name="ro1">
          <table:table-cell office:value-type="float" office:value="0.658503234386444" calcext:value-type="float">
            <text:p>0.658503234386444</text:p>
          </table:table-cell>
          <table:table-cell table:number-columns-repeated="2"/>
        </table:table-row>
        <table:table-row table:style-name="ro1">
          <table:table-cell office:value-type="float" office:value="0.637154579162598" calcext:value-type="float">
            <text:p>0.637154579162598</text:p>
          </table:table-cell>
          <table:table-cell table:number-columns-repeated="2"/>
        </table:table-row>
        <table:table-row table:style-name="ro1">
          <table:table-cell office:value-type="float" office:value="0.844471752643585" calcext:value-type="float">
            <text:p>0.844471752643585</text:p>
          </table:table-cell>
          <table:table-cell table:number-columns-repeated="2"/>
        </table:table-row>
        <table:table-row table:style-name="ro1">
          <table:table-cell office:value-type="float" office:value="0.829545617103577" calcext:value-type="float">
            <text:p>0.829545617103577</text:p>
          </table:table-cell>
          <table:table-cell table:number-columns-repeated="2"/>
        </table:table-row>
        <table:table-row table:style-name="ro1">
          <table:table-cell office:value-type="float" office:value="0.813981175422668" calcext:value-type="float">
            <text:p>0.813981175422668</text:p>
          </table:table-cell>
          <table:table-cell table:number-columns-repeated="2"/>
        </table:table-row>
        <table:table-row table:style-name="ro1">
          <table:table-cell office:value-type="float" office:value="0.84673148393631" calcext:value-type="float">
            <text:p>0.84673148393631</text:p>
          </table:table-cell>
          <table:table-cell table:number-columns-repeated="2"/>
        </table:table-row>
        <table:table-row table:style-name="ro1">
          <table:table-cell office:value-type="float" office:value="0.864677429199219" calcext:value-type="float">
            <text:p>0.864677429199219</text:p>
          </table:table-cell>
          <table:table-cell table:number-columns-repeated="2"/>
        </table:table-row>
        <table:table-row table:style-name="ro1">
          <table:table-cell office:value-type="float" office:value="0.853761672973633" calcext:value-type="float">
            <text:p>0.853761672973633</text:p>
          </table:table-cell>
          <table:table-cell table:number-columns-repeated="2"/>
        </table:table-row>
        <table:table-row table:style-name="ro1">
          <table:table-cell office:value-type="float" office:value="0.834602236747742" calcext:value-type="float">
            <text:p>0.834602236747742</text:p>
          </table:table-cell>
          <table:table-cell table:number-columns-repeated="2"/>
        </table:table-row>
        <table:table-row table:style-name="ro1">
          <table:table-cell office:value-type="float" office:value="0.833444714546204" calcext:value-type="float">
            <text:p>0.833444714546204</text:p>
          </table:table-cell>
          <table:table-cell table:number-columns-repeated="2"/>
        </table:table-row>
        <table:table-row table:style-name="ro1">
          <table:table-cell office:value-type="float" office:value="0.820191562175751" calcext:value-type="float">
            <text:p>0.820191562175751</text:p>
          </table:table-cell>
          <table:table-cell table:number-columns-repeated="2"/>
        </table:table-row>
        <table:table-row table:style-name="ro1">
          <table:table-cell office:value-type="float" office:value="0.834111213684082" calcext:value-type="float">
            <text:p>0.834111213684082</text:p>
          </table:table-cell>
          <table:table-cell table:number-columns-repeated="2"/>
        </table:table-row>
        <table:table-row table:style-name="ro1">
          <table:table-cell office:value-type="float" office:value="0.78610771894455" calcext:value-type="float">
            <text:p>0.78610771894455</text:p>
          </table:table-cell>
          <table:table-cell table:number-columns-repeated="2"/>
        </table:table-row>
        <table:table-row table:style-name="ro1">
          <table:table-cell office:value-type="float" office:value="0.73531299829483" calcext:value-type="float">
            <text:p>0.73531299829483</text:p>
          </table:table-cell>
          <table:table-cell table:number-columns-repeated="2"/>
        </table:table-row>
        <table:table-row table:style-name="ro1">
          <table:table-cell office:value-type="float" office:value="0.752621650695801" calcext:value-type="float">
            <text:p>0.752621650695801</text:p>
          </table:table-cell>
          <table:table-cell table:number-columns-repeated="2"/>
        </table:table-row>
        <table:table-row table:style-name="ro1">
          <table:table-cell office:value-type="float" office:value="0.610235869884491" calcext:value-type="float">
            <text:p>0.610235869884491</text:p>
          </table:table-cell>
          <table:table-cell table:number-columns-repeated="2"/>
        </table:table-row>
        <table:table-row table:style-name="ro1">
          <table:table-cell office:value-type="float" office:value="0.638755142688751" calcext:value-type="float">
            <text:p>0.638755142688751</text:p>
          </table:table-cell>
          <table:table-cell table:number-columns-repeated="2"/>
        </table:table-row>
        <table:table-row table:style-name="ro1">
          <table:table-cell office:value-type="float" office:value="0.76773738861084" calcext:value-type="float">
            <text:p>0.76773738861084</text:p>
          </table:table-cell>
          <table:table-cell table:number-columns-repeated="2"/>
        </table:table-row>
        <table:table-row table:style-name="ro1">
          <table:table-cell office:value-type="float" office:value="0.800259649753571" calcext:value-type="float">
            <text:p>0.800259649753571</text:p>
          </table:table-cell>
          <table:table-cell table:number-columns-repeated="2"/>
        </table:table-row>
        <table:table-row table:style-name="ro1">
          <table:table-cell office:value-type="float" office:value="0.654472947120667" calcext:value-type="float">
            <text:p>0.654472947120667</text:p>
          </table:table-cell>
          <table:table-cell table:number-columns-repeated="2"/>
        </table:table-row>
        <table:table-row table:style-name="ro1">
          <table:table-cell office:value-type="float" office:value="0.496518582105637" calcext:value-type="float">
            <text:p>0.496518582105637</text:p>
          </table:table-cell>
          <table:table-cell table:number-columns-repeated="2"/>
        </table:table-row>
        <table:table-row table:style-name="ro1">
          <table:table-cell office:value-type="float" office:value="0.300320565700531" calcext:value-type="float">
            <text:p>0.300320565700531</text:p>
          </table:table-cell>
          <table:table-cell table:number-columns-repeated="2"/>
        </table:table-row>
        <table:table-row table:style-name="ro1">
          <table:table-cell office:value-type="float" office:value="0.251055836677551" calcext:value-type="float">
            <text:p>0.251055836677551</text:p>
          </table:table-cell>
          <table:table-cell table:number-columns-repeated="2"/>
        </table:table-row>
        <table:table-row table:style-name="ro1">
          <table:table-cell office:value-type="float" office:value="0.797855615615845" calcext:value-type="float">
            <text:p>0.797855615615845</text:p>
          </table:table-cell>
          <table:table-cell table:number-columns-repeated="2"/>
        </table:table-row>
        <table:table-row table:style-name="ro1">
          <table:table-cell office:value-type="float" office:value="0.747372090816498" calcext:value-type="float">
            <text:p>0.747372090816498</text:p>
          </table:table-cell>
          <table:table-cell table:number-columns-repeated="2"/>
        </table:table-row>
        <table:table-row table:style-name="ro1">
          <table:table-cell office:value-type="float" office:value="0.743006765842438" calcext:value-type="float">
            <text:p>0.743006765842438</text:p>
          </table:table-cell>
          <table:table-cell table:number-columns-repeated="2"/>
        </table:table-row>
        <table:table-row table:style-name="ro1">
          <table:table-cell office:value-type="float" office:value="0.856374144554138" calcext:value-type="float">
            <text:p>0.856374144554138</text:p>
          </table:table-cell>
          <table:table-cell table:number-columns-repeated="2"/>
        </table:table-row>
        <table:table-row table:style-name="ro1">
          <table:table-cell office:value-type="float" office:value="0.769769310951233" calcext:value-type="float">
            <text:p>0.769769310951233</text:p>
          </table:table-cell>
          <table:table-cell table:number-columns-repeated="2"/>
        </table:table-row>
        <table:table-row table:style-name="ro1">
          <table:table-cell office:value-type="float" office:value="0.848080396652222" calcext:value-type="float">
            <text:p>0.848080396652222</text:p>
          </table:table-cell>
          <table:table-cell table:number-columns-repeated="2"/>
        </table:table-row>
        <table:table-row table:style-name="ro1">
          <table:table-cell office:value-type="float" office:value="0.873181581497192" calcext:value-type="float">
            <text:p>0.873181581497192</text:p>
          </table:table-cell>
          <table:table-cell table:number-columns-repeated="2"/>
        </table:table-row>
        <table:table-row table:style-name="ro1">
          <table:table-cell office:value-type="float" office:value="0.855535805225372" calcext:value-type="float">
            <text:p>0.855535805225372</text:p>
          </table:table-cell>
          <table:table-cell table:number-columns-repeated="2"/>
        </table:table-row>
        <table:table-row table:style-name="ro1">
          <table:table-cell office:value-type="float" office:value="0.568512320518494" calcext:value-type="float">
            <text:p>0.568512320518494</text:p>
          </table:table-cell>
          <table:table-cell table:number-columns-repeated="2"/>
        </table:table-row>
        <table:table-row table:style-name="ro1">
          <table:table-cell office:value-type="float" office:value="0.676387071609497" calcext:value-type="float">
            <text:p>0.676387071609497</text:p>
          </table:table-cell>
          <table:table-cell table:number-columns-repeated="2"/>
        </table:table-row>
        <table:table-row table:style-name="ro1">
          <table:table-cell office:value-type="float" office:value="0.707691133022308" calcext:value-type="float">
            <text:p>0.707691133022308</text:p>
          </table:table-cell>
          <table:table-cell table:number-columns-repeated="2"/>
        </table:table-row>
        <table:table-row table:style-name="ro1">
          <table:table-cell office:value-type="float" office:value="0.825001001358032" calcext:value-type="float">
            <text:p>0.825001001358032</text:p>
          </table:table-cell>
          <table:table-cell table:number-columns-repeated="2"/>
        </table:table-row>
        <table:table-row table:style-name="ro1">
          <table:table-cell office:value-type="float" office:value="0.802044212818146" calcext:value-type="float">
            <text:p>0.802044212818146</text:p>
          </table:table-cell>
          <table:table-cell table:number-columns-repeated="2"/>
        </table:table-row>
        <table:table-row table:style-name="ro1">
          <table:table-cell office:value-type="float" office:value="0.815573036670685" calcext:value-type="float">
            <text:p>0.815573036670685</text:p>
          </table:table-cell>
          <table:table-cell table:number-columns-repeated="2"/>
        </table:table-row>
        <table:table-row table:style-name="ro1">
          <table:table-cell office:value-type="float" office:value="0.801749467849731" calcext:value-type="float">
            <text:p>0.801749467849731</text:p>
          </table:table-cell>
          <table:table-cell table:number-columns-repeated="2"/>
        </table:table-row>
        <table:table-row table:style-name="ro1">
          <table:table-cell office:value-type="float" office:value="0.743298053741455" calcext:value-type="float">
            <text:p>0.743298053741455</text:p>
          </table:table-cell>
          <table:table-cell table:number-columns-repeated="2"/>
        </table:table-row>
        <table:table-row table:style-name="ro1">
          <table:table-cell office:value-type="float" office:value="0.642702341079712" calcext:value-type="float">
            <text:p>0.642702341079712</text:p>
          </table:table-cell>
          <table:table-cell table:number-columns-repeated="2"/>
        </table:table-row>
        <table:table-row table:style-name="ro1">
          <table:table-cell office:value-type="float" office:value="0.690486133098602" calcext:value-type="float">
            <text:p>0.690486133098602</text:p>
          </table:table-cell>
          <table:table-cell table:number-columns-repeated="2"/>
        </table:table-row>
        <table:table-row table:style-name="ro1">
          <table:table-cell office:value-type="float" office:value="0.859319388866425" calcext:value-type="float">
            <text:p>0.859319388866425</text:p>
          </table:table-cell>
          <table:table-cell table:number-columns-repeated="2"/>
        </table:table-row>
        <table:table-row table:style-name="ro1">
          <table:table-cell office:value-type="float" office:value="0.833754062652588" calcext:value-type="float">
            <text:p>0.833754062652588</text:p>
          </table:table-cell>
          <table:table-cell table:number-columns-repeated="2"/>
        </table:table-row>
        <table:table-row table:style-name="ro1">
          <table:table-cell office:value-type="float" office:value="0.840589940547943" calcext:value-type="float">
            <text:p>0.840589940547943</text:p>
          </table:table-cell>
          <table:table-cell table:number-columns-repeated="2"/>
        </table:table-row>
        <table:table-row table:style-name="ro1">
          <table:table-cell office:value-type="float" office:value="0.73323118686676" calcext:value-type="float">
            <text:p>0.73323118686676</text:p>
          </table:table-cell>
          <table:table-cell table:number-columns-repeated="2"/>
        </table:table-row>
        <table:table-row table:style-name="ro1">
          <table:table-cell office:value-type="float" office:value="0.674141764640808" calcext:value-type="float">
            <text:p>0.674141764640808</text:p>
          </table:table-cell>
          <table:table-cell table:number-columns-repeated="2"/>
        </table:table-row>
        <table:table-row table:style-name="ro1">
          <table:table-cell office:value-type="float" office:value="0.787463486194611" calcext:value-type="float">
            <text:p>0.787463486194611</text:p>
          </table:table-cell>
          <table:table-cell table:number-columns-repeated="2"/>
        </table:table-row>
        <table:table-row table:style-name="ro1">
          <table:table-cell office:value-type="float" office:value="0.724313855171204" calcext:value-type="float">
            <text:p>0.724313855171204</text:p>
          </table:table-cell>
          <table:table-cell table:number-columns-repeated="2"/>
        </table:table-row>
        <table:table-row table:style-name="ro1">
          <table:table-cell office:value-type="float" office:value="0.72809910774231" calcext:value-type="float">
            <text:p>0.72809910774231</text:p>
          </table:table-cell>
          <table:table-cell table:number-columns-repeated="2"/>
        </table:table-row>
        <table:table-row table:style-name="ro1">
          <table:table-cell office:value-type="float" office:value="0.766879141330719" calcext:value-type="float">
            <text:p>0.766879141330719</text:p>
          </table:table-cell>
          <table:table-cell table:number-columns-repeated="2"/>
        </table:table-row>
        <table:table-row table:style-name="ro1">
          <table:table-cell office:value-type="float" office:value="0.639166295528412" calcext:value-type="float">
            <text:p>0.639166295528412</text:p>
          </table:table-cell>
          <table:table-cell table:number-columns-repeated="2"/>
        </table:table-row>
        <table:table-row table:style-name="ro1">
          <table:table-cell office:value-type="float" office:value="0.796304404735565" calcext:value-type="float">
            <text:p>0.796304404735565</text:p>
          </table:table-cell>
          <table:table-cell table:number-columns-repeated="2"/>
        </table:table-row>
        <table:table-row table:style-name="ro1">
          <table:table-cell office:value-type="float" office:value="0.800739228725433" calcext:value-type="float">
            <text:p>0.800739228725433</text:p>
          </table:table-cell>
          <table:table-cell table:number-columns-repeated="2"/>
        </table:table-row>
        <table:table-row table:style-name="ro1">
          <table:table-cell office:value-type="float" office:value="0.789678990840912" calcext:value-type="float">
            <text:p>0.789678990840912</text:p>
          </table:table-cell>
          <table:table-cell table:number-columns-repeated="2"/>
        </table:table-row>
        <table:table-row table:style-name="ro1">
          <table:table-cell office:value-type="float" office:value="0.629937529563904" calcext:value-type="float">
            <text:p>0.629937529563904</text:p>
          </table:table-cell>
          <table:table-cell table:number-columns-repeated="2"/>
        </table:table-row>
        <table:table-row table:style-name="ro1">
          <table:table-cell office:value-type="float" office:value="0.474064767360687" calcext:value-type="float">
            <text:p>0.474064767360687</text:p>
          </table:table-cell>
          <table:table-cell table:number-columns-repeated="2"/>
        </table:table-row>
        <table:table-row table:style-name="ro1">
          <table:table-cell office:value-type="float" office:value="0.652624130249023" calcext:value-type="float">
            <text:p>0.652624130249023</text:p>
          </table:table-cell>
          <table:table-cell table:number-columns-repeated="2"/>
        </table:table-row>
        <table:table-row table:style-name="ro1">
          <table:table-cell office:value-type="float" office:value="0.81022310256958" calcext:value-type="float">
            <text:p>0.81022310256958</text:p>
          </table:table-cell>
          <table:table-cell table:number-columns-repeated="2"/>
        </table:table-row>
        <table:table-row table:style-name="ro1">
          <table:table-cell office:value-type="float" office:value="0.7164346575737" calcext:value-type="float">
            <text:p>0.7164346575737</text:p>
          </table:table-cell>
          <table:table-cell table:number-columns-repeated="2"/>
        </table:table-row>
        <table:table-row table:style-name="ro1">
          <table:table-cell office:value-type="float" office:value="0.263596922159195" calcext:value-type="float">
            <text:p>0.263596922159195</text:p>
          </table:table-cell>
          <table:table-cell table:number-columns-repeated="2"/>
        </table:table-row>
        <table:table-row table:style-name="ro1">
          <table:table-cell office:value-type="float" office:value="0.379492491483688" calcext:value-type="float">
            <text:p>0.379492491483688</text:p>
          </table:table-cell>
          <table:table-cell table:number-columns-repeated="2"/>
        </table:table-row>
        <table:table-row table:style-name="ro1">
          <table:table-cell office:value-type="float" office:value="0.277416884899139" calcext:value-type="float">
            <text:p>0.277416884899139</text:p>
          </table:table-cell>
          <table:table-cell table:number-columns-repeated="2"/>
        </table:table-row>
        <table:table-row table:style-name="ro1">
          <table:table-cell office:value-type="float" office:value="0.65675288438797" calcext:value-type="float">
            <text:p>0.65675288438797</text:p>
          </table:table-cell>
          <table:table-cell table:number-columns-repeated="2"/>
        </table:table-row>
        <table:table-row table:style-name="ro1">
          <table:table-cell office:value-type="float" office:value="0.791850626468658" calcext:value-type="float">
            <text:p>0.791850626468658</text:p>
          </table:table-cell>
          <table:table-cell table:number-columns-repeated="2"/>
        </table:table-row>
        <table:table-row table:style-name="ro1">
          <table:table-cell office:value-type="float" office:value="0.851450979709625" calcext:value-type="float">
            <text:p>0.851450979709625</text:p>
          </table:table-cell>
          <table:table-cell table:number-columns-repeated="2"/>
        </table:table-row>
        <table:table-row table:style-name="ro1">
          <table:table-cell office:value-type="float" office:value="0.811778068542481" calcext:value-type="float">
            <text:p>0.811778068542481</text:p>
          </table:table-cell>
          <table:table-cell table:number-columns-repeated="2"/>
        </table:table-row>
        <table:table-row table:style-name="ro1">
          <table:table-cell office:value-type="float" office:value="0.845029830932617" calcext:value-type="float">
            <text:p>0.845029830932617</text:p>
          </table:table-cell>
          <table:table-cell table:number-columns-repeated="2"/>
        </table:table-row>
        <table:table-row table:style-name="ro1">
          <table:table-cell office:value-type="float" office:value="0.868608891963959" calcext:value-type="float">
            <text:p>0.868608891963959</text:p>
          </table:table-cell>
          <table:table-cell table:number-columns-repeated="2"/>
        </table:table-row>
        <table:table-row table:style-name="ro1">
          <table:table-cell office:value-type="float" office:value="0.823831796646118" calcext:value-type="float">
            <text:p>0.823831796646118</text:p>
          </table:table-cell>
          <table:table-cell table:number-columns-repeated="2"/>
        </table:table-row>
        <table:table-row table:style-name="ro1">
          <table:table-cell office:value-type="float" office:value="0.800581336021423" calcext:value-type="float">
            <text:p>0.800581336021423</text:p>
          </table:table-cell>
          <table:table-cell table:number-columns-repeated="2"/>
        </table:table-row>
        <table:table-row table:style-name="ro1">
          <table:table-cell office:value-type="float" office:value="0.800349831581116" calcext:value-type="float">
            <text:p>0.800349831581116</text:p>
          </table:table-cell>
          <table:table-cell table:number-columns-repeated="2"/>
        </table:table-row>
        <table:table-row table:style-name="ro1">
          <table:table-cell office:value-type="float" office:value="0.875416696071625" calcext:value-type="float">
            <text:p>0.875416696071625</text:p>
          </table:table-cell>
          <table:table-cell table:number-columns-repeated="2"/>
        </table:table-row>
        <table:table-row table:style-name="ro1">
          <table:table-cell office:value-type="float" office:value="0.902293264865875" calcext:value-type="float">
            <text:p>0.902293264865875</text:p>
          </table:table-cell>
          <table:table-cell table:number-columns-repeated="2"/>
        </table:table-row>
        <table:table-row table:style-name="ro1">
          <table:table-cell office:value-type="float" office:value="0.927579700946808" calcext:value-type="float">
            <text:p>0.927579700946808</text:p>
          </table:table-cell>
          <table:table-cell table:number-columns-repeated="2"/>
        </table:table-row>
        <table:table-row table:style-name="ro1">
          <table:table-cell office:value-type="float" office:value="0.927907705307007" calcext:value-type="float">
            <text:p>0.927907705307007</text:p>
          </table:table-cell>
          <table:table-cell table:number-columns-repeated="2"/>
        </table:table-row>
        <table:table-row table:style-name="ro1">
          <table:table-cell office:value-type="float" office:value="0.937786221504211" calcext:value-type="float">
            <text:p>0.937786221504211</text:p>
          </table:table-cell>
          <table:table-cell table:number-columns-repeated="2"/>
        </table:table-row>
        <table:table-row table:style-name="ro1">
          <table:table-cell office:value-type="float" office:value="0.717851579189301" calcext:value-type="float">
            <text:p>0.717851579189301</text:p>
          </table:table-cell>
          <table:table-cell table:number-columns-repeated="2"/>
        </table:table-row>
        <table:table-row table:style-name="ro1">
          <table:table-cell office:value-type="float" office:value="0.86920952796936" calcext:value-type="float">
            <text:p>0.86920952796936</text:p>
          </table:table-cell>
          <table:table-cell table:number-columns-repeated="2"/>
        </table:table-row>
        <table:table-row table:style-name="ro1">
          <table:table-cell office:value-type="float" office:value="0.880301833152771" calcext:value-type="float">
            <text:p>0.880301833152771</text:p>
          </table:table-cell>
          <table:table-cell table:number-columns-repeated="2"/>
        </table:table-row>
        <table:table-row table:style-name="ro1">
          <table:table-cell office:value-type="float" office:value="0.859880864620209" calcext:value-type="float">
            <text:p>0.859880864620209</text:p>
          </table:table-cell>
          <table:table-cell table:number-columns-repeated="2"/>
        </table:table-row>
        <table:table-row table:style-name="ro1">
          <table:table-cell office:value-type="float" office:value="0.894841849803925" calcext:value-type="float">
            <text:p>0.894841849803925</text:p>
          </table:table-cell>
          <table:table-cell table:number-columns-repeated="2"/>
        </table:table-row>
        <table:table-row table:style-name="ro1">
          <table:table-cell office:value-type="float" office:value="0.918053925037384" calcext:value-type="float">
            <text:p>0.918053925037384</text:p>
          </table:table-cell>
          <table:table-cell table:number-columns-repeated="2"/>
        </table:table-row>
        <table:table-row table:style-name="ro1">
          <table:table-cell office:value-type="float" office:value="0.86721134185791" calcext:value-type="float">
            <text:p>0.86721134185791</text:p>
          </table:table-cell>
          <table:table-cell table:number-columns-repeated="2"/>
        </table:table-row>
        <table:table-row table:style-name="ro1">
          <table:table-cell office:value-type="float" office:value="0.602707266807556" calcext:value-type="float">
            <text:p>0.602707266807556</text:p>
          </table:table-cell>
          <table:table-cell table:number-columns-repeated="2"/>
        </table:table-row>
        <table:table-row table:style-name="ro1">
          <table:table-cell office:value-type="float" office:value="0.502354443073273" calcext:value-type="float">
            <text:p>0.502354443073273</text:p>
          </table:table-cell>
          <table:table-cell table:number-columns-repeated="2"/>
        </table:table-row>
        <table:table-row table:style-name="ro1">
          <table:table-cell office:value-type="float" office:value="0.728560626506805" calcext:value-type="float">
            <text:p>0.728560626506805</text:p>
          </table:table-cell>
          <table:table-cell table:number-columns-repeated="2"/>
        </table:table-row>
        <table:table-row table:style-name="ro1">
          <table:table-cell office:value-type="float" office:value="0.572146117687225" calcext:value-type="float">
            <text:p>0.572146117687225</text:p>
          </table:table-cell>
          <table:table-cell table:number-columns-repeated="2"/>
        </table:table-row>
        <table:table-row table:style-name="ro1">
          <table:table-cell office:value-type="float" office:value="0.842688858509064" calcext:value-type="float">
            <text:p>0.842688858509064</text:p>
          </table:table-cell>
          <table:table-cell table:number-columns-repeated="2"/>
        </table:table-row>
        <table:table-row table:style-name="ro1">
          <table:table-cell office:value-type="float" office:value="0.796586930751801" calcext:value-type="float">
            <text:p>0.796586930751801</text:p>
          </table:table-cell>
          <table:table-cell table:number-columns-repeated="2"/>
        </table:table-row>
        <table:table-row table:style-name="ro1">
          <table:table-cell office:value-type="float" office:value="0.784657657146454" calcext:value-type="float">
            <text:p>0.784657657146454</text:p>
          </table:table-cell>
          <table:table-cell table:number-columns-repeated="2"/>
        </table:table-row>
        <table:table-row table:style-name="ro1">
          <table:table-cell office:value-type="float" office:value="0.780038058757782" calcext:value-type="float">
            <text:p>0.780038058757782</text:p>
          </table:table-cell>
          <table:table-cell table:number-columns-repeated="2"/>
        </table:table-row>
        <table:table-row table:style-name="ro1">
          <table:table-cell office:value-type="float" office:value="0.732125699520111" calcext:value-type="float">
            <text:p>0.732125699520111</text:p>
          </table:table-cell>
          <table:table-cell table:number-columns-repeated="2"/>
        </table:table-row>
        <table:table-row table:style-name="ro1">
          <table:table-cell office:value-type="float" office:value="0.782559514045715" calcext:value-type="float">
            <text:p>0.782559514045715</text:p>
          </table:table-cell>
          <table:table-cell table:number-columns-repeated="2"/>
        </table:table-row>
        <table:table-row table:style-name="ro1">
          <table:table-cell office:value-type="float" office:value="0.79649543762207" calcext:value-type="float">
            <text:p>0.79649543762207</text:p>
          </table:table-cell>
          <table:table-cell table:number-columns-repeated="2"/>
        </table:table-row>
        <table:table-row table:style-name="ro1">
          <table:table-cell office:value-type="float" office:value="0.75050413608551" calcext:value-type="float">
            <text:p>0.75050413608551</text:p>
          </table:table-cell>
          <table:table-cell table:number-columns-repeated="2"/>
        </table:table-row>
        <table:table-row table:style-name="ro1">
          <table:table-cell office:value-type="float" office:value="0.684343159198761" calcext:value-type="float">
            <text:p>0.684343159198761</text:p>
          </table:table-cell>
          <table:table-cell table:number-columns-repeated="2"/>
        </table:table-row>
        <table:table-row table:style-name="ro1">
          <table:table-cell office:value-type="float" office:value="0.835471510887146" calcext:value-type="float">
            <text:p>0.835471510887146</text:p>
          </table:table-cell>
          <table:table-cell table:number-columns-repeated="2"/>
        </table:table-row>
        <table:table-row table:style-name="ro1">
          <table:table-cell office:value-type="float" office:value="0.799799859523773" calcext:value-type="float">
            <text:p>0.799799859523773</text:p>
          </table:table-cell>
          <table:table-cell table:number-columns-repeated="2"/>
        </table:table-row>
        <table:table-row table:style-name="ro1">
          <table:table-cell office:value-type="float" office:value="0.810583412647247" calcext:value-type="float">
            <text:p>0.810583412647247</text:p>
          </table:table-cell>
          <table:table-cell table:number-columns-repeated="2"/>
        </table:table-row>
        <table:table-row table:style-name="ro1">
          <table:table-cell office:value-type="float" office:value="0.817436456680298" calcext:value-type="float">
            <text:p>0.817436456680298</text:p>
          </table:table-cell>
          <table:table-cell table:number-columns-repeated="2"/>
        </table:table-row>
        <table:table-row table:style-name="ro1">
          <table:table-cell office:value-type="float" office:value="0.839245557785034" calcext:value-type="float">
            <text:p>0.839245557785034</text:p>
          </table:table-cell>
          <table:table-cell table:number-columns-repeated="2"/>
        </table:table-row>
        <table:table-row table:style-name="ro1">
          <table:table-cell office:value-type="float" office:value="0.777918457984924" calcext:value-type="float">
            <text:p>0.777918457984924</text:p>
          </table:table-cell>
          <table:table-cell table:number-columns-repeated="2"/>
        </table:table-row>
        <table:table-row table:style-name="ro1">
          <table:table-cell office:value-type="float" office:value="0.887344002723694" calcext:value-type="float">
            <text:p>0.887344002723694</text:p>
          </table:table-cell>
          <table:table-cell table:number-columns-repeated="2"/>
        </table:table-row>
        <table:table-row table:style-name="ro1">
          <table:table-cell office:value-type="float" office:value="0.911463916301727" calcext:value-type="float">
            <text:p>0.911463916301727</text:p>
          </table:table-cell>
          <table:table-cell table:number-columns-repeated="2"/>
        </table:table-row>
        <table:table-row table:style-name="ro1">
          <table:table-cell office:value-type="float" office:value="0.907135963439941" calcext:value-type="float">
            <text:p>0.907135963439941</text:p>
          </table:table-cell>
          <table:table-cell table:number-columns-repeated="2"/>
        </table:table-row>
        <table:table-row table:style-name="ro1">
          <table:table-cell office:value-type="float" office:value="0.878769874572754" calcext:value-type="float">
            <text:p>0.878769874572754</text:p>
          </table:table-cell>
          <table:table-cell table:number-columns-repeated="2"/>
        </table:table-row>
        <table:table-row table:style-name="ro1">
          <table:table-cell office:value-type="float" office:value="0.862428486347199" calcext:value-type="float">
            <text:p>0.862428486347199</text:p>
          </table:table-cell>
          <table:table-cell table:number-columns-repeated="2"/>
        </table:table-row>
        <table:table-row table:style-name="ro1">
          <table:table-cell office:value-type="float" office:value="0.84061473608017" calcext:value-type="float">
            <text:p>0.84061473608017</text:p>
          </table:table-cell>
          <table:table-cell table:number-columns-repeated="2"/>
        </table:table-row>
        <table:table-row table:style-name="ro1">
          <table:table-cell office:value-type="float" office:value="0.785771131515503" calcext:value-type="float">
            <text:p>0.785771131515503</text:p>
          </table:table-cell>
          <table:table-cell table:number-columns-repeated="2"/>
        </table:table-row>
        <table:table-row table:style-name="ro1">
          <table:table-cell office:value-type="float" office:value="0.644175231456757" calcext:value-type="float">
            <text:p>0.644175231456757</text:p>
          </table:table-cell>
          <table:table-cell table:number-columns-repeated="2"/>
        </table:table-row>
        <table:table-row table:style-name="ro1">
          <table:table-cell office:value-type="float" office:value="0.769926726818085" calcext:value-type="float">
            <text:p>0.769926726818085</text:p>
          </table:table-cell>
          <table:table-cell table:number-columns-repeated="2"/>
        </table:table-row>
        <table:table-row table:style-name="ro1">
          <table:table-cell office:value-type="float" office:value="0.689729452133179" calcext:value-type="float">
            <text:p>0.689729452133179</text:p>
          </table:table-cell>
          <table:table-cell table:number-columns-repeated="2"/>
        </table:table-row>
        <table:table-row table:style-name="ro1">
          <table:table-cell office:value-type="float" office:value="0.603636562824249" calcext:value-type="float">
            <text:p>0.603636562824249</text:p>
          </table:table-cell>
          <table:table-cell table:number-columns-repeated="2"/>
        </table:table-row>
        <table:table-row table:style-name="ro1">
          <table:table-cell office:value-type="float" office:value="0.711276888847351" calcext:value-type="float">
            <text:p>0.711276888847351</text:p>
          </table:table-cell>
          <table:table-cell table:number-columns-repeated="2"/>
        </table:table-row>
        <table:table-row table:style-name="ro1">
          <table:table-cell office:value-type="float" office:value="0.739436268806458" calcext:value-type="float">
            <text:p>0.739436268806458</text:p>
          </table:table-cell>
          <table:table-cell table:number-columns-repeated="2"/>
        </table:table-row>
        <table:table-row table:style-name="ro1">
          <table:table-cell office:value-type="float" office:value="0.656326413154602" calcext:value-type="float">
            <text:p>0.656326413154602</text:p>
          </table:table-cell>
          <table:table-cell table:number-columns-repeated="2"/>
        </table:table-row>
        <table:table-row table:style-name="ro1">
          <table:table-cell office:value-type="float" office:value="0.358485281467438" calcext:value-type="float">
            <text:p>0.358485281467438</text:p>
          </table:table-cell>
          <table:table-cell table:number-columns-repeated="2"/>
        </table:table-row>
        <table:table-row table:style-name="ro1">
          <table:table-cell office:value-type="float" office:value="0.60094952583313" calcext:value-type="float">
            <text:p>0.60094952583313</text:p>
          </table:table-cell>
          <table:table-cell table:number-columns-repeated="2"/>
        </table:table-row>
        <table:table-row table:style-name="ro1">
          <table:table-cell office:value-type="float" office:value="0.706439912319183" calcext:value-type="float">
            <text:p>0.706439912319183</text:p>
          </table:table-cell>
          <table:table-cell table:number-columns-repeated="2"/>
        </table:table-row>
        <table:table-row table:style-name="ro1">
          <table:table-cell office:value-type="float" office:value="0.751205086708069" calcext:value-type="float">
            <text:p>0.751205086708069</text:p>
          </table:table-cell>
          <table:table-cell table:number-columns-repeated="2"/>
        </table:table-row>
        <table:table-row table:style-name="ro1">
          <table:table-cell office:value-type="float" office:value="0.753049075603485" calcext:value-type="float">
            <text:p>0.753049075603485</text:p>
          </table:table-cell>
          <table:table-cell table:number-columns-repeated="2"/>
        </table:table-row>
        <table:table-row table:style-name="ro1">
          <table:table-cell office:value-type="float" office:value="0.695889949798584" calcext:value-type="float">
            <text:p>0.695889949798584</text:p>
          </table:table-cell>
          <table:table-cell table:number-columns-repeated="2"/>
        </table:table-row>
        <table:table-row table:style-name="ro1">
          <table:table-cell office:value-type="float" office:value="0.635464668273926" calcext:value-type="float">
            <text:p>0.635464668273926</text:p>
          </table:table-cell>
          <table:table-cell table:number-columns-repeated="2"/>
        </table:table-row>
        <table:table-row table:style-name="ro1">
          <table:table-cell office:value-type="float" office:value="0.599769711494446" calcext:value-type="float">
            <text:p>0.599769711494446</text:p>
          </table:table-cell>
          <table:table-cell table:number-columns-repeated="2"/>
        </table:table-row>
        <table:table-row table:style-name="ro1">
          <table:table-cell office:value-type="float" office:value="0.535241782665253" calcext:value-type="float">
            <text:p>0.535241782665253</text:p>
          </table:table-cell>
          <table:table-cell table:number-columns-repeated="2"/>
        </table:table-row>
        <table:table-row table:style-name="ro1">
          <table:table-cell office:value-type="float" office:value="0.745536983013153" calcext:value-type="float">
            <text:p>0.745536983013153</text:p>
          </table:table-cell>
          <table:table-cell table:number-columns-repeated="2"/>
        </table:table-row>
        <table:table-row table:style-name="ro1">
          <table:table-cell office:value-type="float" office:value="0.849130392074585" calcext:value-type="float">
            <text:p>0.849130392074585</text:p>
          </table:table-cell>
          <table:table-cell table:number-columns-repeated="2"/>
        </table:table-row>
        <table:table-row table:style-name="ro1">
          <table:table-cell office:value-type="float" office:value="0.884802877902985" calcext:value-type="float">
            <text:p>0.884802877902985</text:p>
          </table:table-cell>
          <table:table-cell table:number-columns-repeated="2"/>
        </table:table-row>
        <table:table-row table:style-name="ro1">
          <table:table-cell office:value-type="float" office:value="0.897712647914887" calcext:value-type="float">
            <text:p>0.897712647914887</text:p>
          </table:table-cell>
          <table:table-cell table:number-columns-repeated="2"/>
        </table:table-row>
        <table:table-row table:style-name="ro1">
          <table:table-cell office:value-type="float" office:value="0.887450575828552" calcext:value-type="float">
            <text:p>0.887450575828552</text:p>
          </table:table-cell>
          <table:table-cell table:number-columns-repeated="2"/>
        </table:table-row>
        <table:table-row table:style-name="ro1">
          <table:table-cell office:value-type="float" office:value="0.889915704727173" calcext:value-type="float">
            <text:p>0.889915704727173</text:p>
          </table:table-cell>
          <table:table-cell table:number-columns-repeated="2"/>
        </table:table-row>
        <table:table-row table:style-name="ro1">
          <table:table-cell office:value-type="float" office:value="0.865120887756348" calcext:value-type="float">
            <text:p>0.865120887756348</text:p>
          </table:table-cell>
          <table:table-cell table:number-columns-repeated="2"/>
        </table:table-row>
        <table:table-row table:style-name="ro1">
          <table:table-cell office:value-type="float" office:value="0.857440948486328" calcext:value-type="float">
            <text:p>0.857440948486328</text:p>
          </table:table-cell>
          <table:table-cell table:number-columns-repeated="2"/>
        </table:table-row>
        <table:table-row table:style-name="ro1">
          <table:table-cell office:value-type="float" office:value="0.844564020633698" calcext:value-type="float">
            <text:p>0.844564020633698</text:p>
          </table:table-cell>
          <table:table-cell table:number-columns-repeated="2"/>
        </table:table-row>
        <table:table-row table:style-name="ro1">
          <table:table-cell office:value-type="float" office:value="0.843559563159943" calcext:value-type="float">
            <text:p>0.843559563159943</text:p>
          </table:table-cell>
          <table:table-cell table:number-columns-repeated="2"/>
        </table:table-row>
        <table:table-row table:style-name="ro1">
          <table:table-cell office:value-type="float" office:value="0.841483175754547" calcext:value-type="float">
            <text:p>0.841483175754547</text:p>
          </table:table-cell>
          <table:table-cell table:number-columns-repeated="2"/>
        </table:table-row>
        <table:table-row table:style-name="ro1">
          <table:table-cell office:value-type="float" office:value="0.842821717262268" calcext:value-type="float">
            <text:p>0.842821717262268</text:p>
          </table:table-cell>
          <table:table-cell table:number-columns-repeated="2"/>
        </table:table-row>
        <table:table-row table:style-name="ro1">
          <table:table-cell office:value-type="float" office:value="0.860724747180939" calcext:value-type="float">
            <text:p>0.860724747180939</text:p>
          </table:table-cell>
          <table:table-cell table:number-columns-repeated="2"/>
        </table:table-row>
        <table:table-row table:style-name="ro1">
          <table:table-cell office:value-type="float" office:value="0.869927704334259" calcext:value-type="float">
            <text:p>0.869927704334259</text:p>
          </table:table-cell>
          <table:table-cell table:number-columns-repeated="2"/>
        </table:table-row>
        <table:table-row table:style-name="ro1">
          <table:table-cell office:value-type="float" office:value="0.878958821296692" calcext:value-type="float">
            <text:p>0.878958821296692</text:p>
          </table:table-cell>
          <table:table-cell table:number-columns-repeated="2"/>
        </table:table-row>
        <table:table-row table:style-name="ro1">
          <table:table-cell office:value-type="float" office:value="0.830639719963074" calcext:value-type="float">
            <text:p>0.830639719963074</text:p>
          </table:table-cell>
          <table:table-cell table:number-columns-repeated="2"/>
        </table:table-row>
        <table:table-row table:style-name="ro1">
          <table:table-cell office:value-type="float" office:value="0.821695446968079" calcext:value-type="float">
            <text:p>0.821695446968079</text:p>
          </table:table-cell>
          <table:table-cell table:number-columns-repeated="2"/>
        </table:table-row>
        <table:table-row table:style-name="ro1">
          <table:table-cell office:value-type="float" office:value="0.770898342132568" calcext:value-type="float">
            <text:p>0.770898342132568</text:p>
          </table:table-cell>
          <table:table-cell table:number-columns-repeated="2"/>
        </table:table-row>
        <table:table-row table:style-name="ro1">
          <table:table-cell office:value-type="float" office:value="0.784124195575714" calcext:value-type="float">
            <text:p>0.784124195575714</text:p>
          </table:table-cell>
          <table:table-cell table:number-columns-repeated="2"/>
        </table:table-row>
        <table:table-row table:style-name="ro1">
          <table:table-cell office:value-type="float" office:value="0.721862137317658" calcext:value-type="float">
            <text:p>0.721862137317658</text:p>
          </table:table-cell>
          <table:table-cell table:number-columns-repeated="2"/>
        </table:table-row>
        <table:table-row table:style-name="ro1">
          <table:table-cell office:value-type="float" office:value="0.730966091156006" calcext:value-type="float">
            <text:p>0.730966091156006</text:p>
          </table:table-cell>
          <table:table-cell table:number-columns-repeated="2"/>
        </table:table-row>
        <table:table-row table:style-name="ro1">
          <table:table-cell office:value-type="float" office:value="0.731570303440094" calcext:value-type="float">
            <text:p>0.731570303440094</text:p>
          </table:table-cell>
          <table:table-cell table:number-columns-repeated="2"/>
        </table:table-row>
        <table:table-row table:style-name="ro1">
          <table:table-cell office:value-type="float" office:value="0.861209213733673" calcext:value-type="float">
            <text:p>0.861209213733673</text:p>
          </table:table-cell>
          <table:table-cell table:number-columns-repeated="2"/>
        </table:table-row>
        <table:table-row table:style-name="ro1">
          <table:table-cell office:value-type="float" office:value="0.596832752227783" calcext:value-type="float">
            <text:p>0.596832752227783</text:p>
          </table:table-cell>
          <table:table-cell table:number-columns-repeated="2"/>
        </table:table-row>
        <table:table-row table:style-name="ro1">
          <table:table-cell office:value-type="float" office:value="0.708880543708801" calcext:value-type="float">
            <text:p>0.708880543708801</text:p>
          </table:table-cell>
          <table:table-cell table:number-columns-repeated="2"/>
        </table:table-row>
        <table:table-row table:style-name="ro1">
          <table:table-cell office:value-type="float" office:value="0.668672561645508" calcext:value-type="float">
            <text:p>0.668672561645508</text:p>
          </table:table-cell>
          <table:table-cell table:number-columns-repeated="2"/>
        </table:table-row>
        <table:table-row table:style-name="ro1">
          <table:table-cell office:value-type="float" office:value="0.483536720275879" calcext:value-type="float">
            <text:p>0.483536720275879</text:p>
          </table:table-cell>
          <table:table-cell table:number-columns-repeated="2"/>
        </table:table-row>
        <table:table-row table:style-name="ro1">
          <table:table-cell office:value-type="float" office:value="0.262615144252777" calcext:value-type="float">
            <text:p>0.262615144252777</text:p>
          </table:table-cell>
          <table:table-cell table:number-columns-repeated="2"/>
        </table:table-row>
        <table:table-row table:style-name="ro1">
          <table:table-cell office:value-type="float" office:value="0.367986530065536" calcext:value-type="float">
            <text:p>0.367986530065536</text:p>
          </table:table-cell>
          <table:table-cell table:number-columns-repeated="2"/>
        </table:table-row>
        <table:table-row table:style-name="ro1">
          <table:table-cell office:value-type="float" office:value="0.419401913881302" calcext:value-type="float">
            <text:p>0.419401913881302</text:p>
          </table:table-cell>
          <table:table-cell table:number-columns-repeated="2"/>
        </table:table-row>
        <table:table-row table:style-name="ro1">
          <table:table-cell office:value-type="float" office:value="0.423026651144028" calcext:value-type="float">
            <text:p>0.423026651144028</text:p>
          </table:table-cell>
          <table:table-cell table:number-columns-repeated="2"/>
        </table:table-row>
        <table:table-row table:style-name="ro1">
          <table:table-cell office:value-type="float" office:value="0.43036150932312" calcext:value-type="float">
            <text:p>0.43036150932312</text:p>
          </table:table-cell>
          <table:table-cell table:number-columns-repeated="2"/>
        </table:table-row>
        <table:table-row table:style-name="ro1">
          <table:table-cell office:value-type="float" office:value="0.469744682312012" calcext:value-type="float">
            <text:p>0.469744682312012</text:p>
          </table:table-cell>
          <table:table-cell table:number-columns-repeated="2"/>
        </table:table-row>
        <table:table-row table:style-name="ro1">
          <table:table-cell office:value-type="float" office:value="0.460536569356918" calcext:value-type="float">
            <text:p>0.460536569356918</text:p>
          </table:table-cell>
          <table:table-cell table:number-columns-repeated="2"/>
        </table:table-row>
        <table:table-row table:style-name="ro1">
          <table:table-cell office:value-type="float" office:value="0.476384073495865" calcext:value-type="float">
            <text:p>0.476384073495865</text:p>
          </table:table-cell>
          <table:table-cell table:number-columns-repeated="2"/>
        </table:table-row>
        <table:table-row table:style-name="ro1">
          <table:table-cell office:value-type="float" office:value="0.480877459049225" calcext:value-type="float">
            <text:p>0.480877459049225</text:p>
          </table:table-cell>
          <table:table-cell table:number-columns-repeated="2"/>
        </table:table-row>
        <table:table-row table:style-name="ro1">
          <table:table-cell office:value-type="float" office:value="0.487180501222611" calcext:value-type="float">
            <text:p>0.487180501222611</text:p>
          </table:table-cell>
          <table:table-cell table:number-columns-repeated="2"/>
        </table:table-row>
        <table:table-row table:style-name="ro1">
          <table:table-cell office:value-type="float" office:value="0.487936705350876" calcext:value-type="float">
            <text:p>0.487936705350876</text:p>
          </table:table-cell>
          <table:table-cell table:number-columns-repeated="2"/>
        </table:table-row>
        <table:table-row table:style-name="ro1">
          <table:table-cell office:value-type="float" office:value="0.502069711685181" calcext:value-type="float">
            <text:p>0.502069711685181</text:p>
          </table:table-cell>
          <table:table-cell table:number-columns-repeated="2"/>
        </table:table-row>
        <table:table-row table:style-name="ro1">
          <table:table-cell office:value-type="float" office:value="0.504582703113556" calcext:value-type="float">
            <text:p>0.504582703113556</text:p>
          </table:table-cell>
          <table:table-cell table:number-columns-repeated="2"/>
        </table:table-row>
        <table:table-row table:style-name="ro1">
          <table:table-cell office:value-type="float" office:value="0.51066517829895" calcext:value-type="float">
            <text:p>0.51066517829895</text:p>
          </table:table-cell>
          <table:table-cell table:number-columns-repeated="2"/>
        </table:table-row>
        <table:table-row table:style-name="ro1">
          <table:table-cell office:value-type="float" office:value="0.49359318614006" calcext:value-type="float">
            <text:p>0.49359318614006</text:p>
          </table:table-cell>
          <table:table-cell table:number-columns-repeated="2"/>
        </table:table-row>
        <table:table-row table:style-name="ro1">
          <table:table-cell office:value-type="float" office:value="0.458524793386459" calcext:value-type="float">
            <text:p>0.458524793386459</text:p>
          </table:table-cell>
          <table:table-cell table:number-columns-repeated="2"/>
        </table:table-row>
        <table:table-row table:style-name="ro1">
          <table:table-cell office:value-type="float" office:value="0.438971370458603" calcext:value-type="float">
            <text:p>0.438971370458603</text:p>
          </table:table-cell>
          <table:table-cell table:number-columns-repeated="2"/>
        </table:table-row>
        <table:table-row table:style-name="ro1">
          <table:table-cell office:value-type="float" office:value="0.430512219667435" calcext:value-type="float">
            <text:p>0.430512219667435</text:p>
          </table:table-cell>
          <table:table-cell table:number-columns-repeated="2"/>
        </table:table-row>
        <table:table-row table:style-name="ro1">
          <table:table-cell office:value-type="float" office:value="0.418326437473297" calcext:value-type="float">
            <text:p>0.418326437473297</text:p>
          </table:table-cell>
          <table:table-cell table:number-columns-repeated="2"/>
        </table:table-row>
        <table:table-row table:style-name="ro1">
          <table:table-cell office:value-type="float" office:value="0.400786876678467" calcext:value-type="float">
            <text:p>0.400786876678467</text:p>
          </table:table-cell>
          <table:table-cell table:number-columns-repeated="2"/>
        </table:table-row>
        <table:table-row table:style-name="ro1">
          <table:table-cell office:value-type="float" office:value="0.408830761909485" calcext:value-type="float">
            <text:p>0.408830761909485</text:p>
          </table:table-cell>
          <table:table-cell table:number-columns-repeated="2"/>
        </table:table-row>
        <table:table-row table:style-name="ro1">
          <table:table-cell office:value-type="float" office:value="0.39604589343071" calcext:value-type="float">
            <text:p>0.39604589343071</text:p>
          </table:table-cell>
          <table:table-cell table:number-columns-repeated="2"/>
        </table:table-row>
        <table:table-row table:style-name="ro1">
          <table:table-cell office:value-type="float" office:value="0.392734706401825" calcext:value-type="float">
            <text:p>0.392734706401825</text:p>
          </table:table-cell>
          <table:table-cell table:number-columns-repeated="2"/>
        </table:table-row>
        <table:table-row table:style-name="ro1">
          <table:table-cell office:value-type="float" office:value="0.390814751386642" calcext:value-type="float">
            <text:p>0.390814751386642</text:p>
          </table:table-cell>
          <table:table-cell table:number-columns-repeated="2"/>
        </table:table-row>
        <table:table-row table:style-name="ro1">
          <table:table-cell office:value-type="float" office:value="0.380720406770706" calcext:value-type="float">
            <text:p>0.380720406770706</text:p>
          </table:table-cell>
          <table:table-cell table:number-columns-repeated="2"/>
        </table:table-row>
        <table:table-row table:style-name="ro1">
          <table:table-cell office:value-type="float" office:value="0.378387004137039" calcext:value-type="float">
            <text:p>0.378387004137039</text:p>
          </table:table-cell>
          <table:table-cell table:number-columns-repeated="2"/>
        </table:table-row>
        <table:table-row table:style-name="ro1">
          <table:table-cell office:value-type="float" office:value="0.371786147356033" calcext:value-type="float">
            <text:p>0.371786147356033</text:p>
          </table:table-cell>
          <table:table-cell table:number-columns-repeated="2"/>
        </table:table-row>
        <table:table-row table:style-name="ro1">
          <table:table-cell office:value-type="float" office:value="0.385964304208755" calcext:value-type="float">
            <text:p>0.385964304208755</text:p>
          </table:table-cell>
          <table:table-cell table:number-columns-repeated="2"/>
        </table:table-row>
        <table:table-row table:style-name="ro1">
          <table:table-cell office:value-type="float" office:value="0.383684039115906" calcext:value-type="float">
            <text:p>0.383684039115906</text:p>
          </table:table-cell>
          <table:table-cell table:number-columns-repeated="2"/>
        </table:table-row>
        <table:table-row table:style-name="ro1">
          <table:table-cell office:value-type="float" office:value="0.326320320367813" calcext:value-type="float">
            <text:p>0.326320320367813</text:p>
          </table:table-cell>
          <table:table-cell table:number-columns-repeated="2"/>
        </table:table-row>
        <table:table-row table:style-name="ro1">
          <table:table-cell office:value-type="float" office:value="0.329271763563156" calcext:value-type="float">
            <text:p>0.329271763563156</text:p>
          </table:table-cell>
          <table:table-cell table:number-columns-repeated="2"/>
        </table:table-row>
        <table:table-row table:style-name="ro1">
          <table:table-cell office:value-type="float" office:value="0.377343952655792" calcext:value-type="float">
            <text:p>0.377343952655792</text:p>
          </table:table-cell>
          <table:table-cell table:number-columns-repeated="2"/>
        </table:table-row>
        <table:table-row table:style-name="ro1">
          <table:table-cell office:value-type="float" office:value="0.383487820625305" calcext:value-type="float">
            <text:p>0.383487820625305</text:p>
          </table:table-cell>
          <table:table-cell table:number-columns-repeated="2"/>
        </table:table-row>
        <table:table-row table:style-name="ro1">
          <table:table-cell office:value-type="float" office:value="0.420030295848846" calcext:value-type="float">
            <text:p>0.420030295848846</text:p>
          </table:table-cell>
          <table:table-cell table:number-columns-repeated="2"/>
        </table:table-row>
        <table:table-row table:style-name="ro1">
          <table:table-cell office:value-type="float" office:value="0.509101390838623" calcext:value-type="float">
            <text:p>0.509101390838623</text:p>
          </table:table-cell>
          <table:table-cell table:number-columns-repeated="2"/>
        </table:table-row>
        <table:table-row table:style-name="ro1">
          <table:table-cell office:value-type="float" office:value="0.606606543064117" calcext:value-type="float">
            <text:p>0.606606543064117</text:p>
          </table:table-cell>
          <table:table-cell table:number-columns-repeated="2"/>
        </table:table-row>
        <table:table-row table:style-name="ro1">
          <table:table-cell office:value-type="float" office:value="0.68865430355072" calcext:value-type="float">
            <text:p>0.68865430355072</text:p>
          </table:table-cell>
          <table:table-cell table:number-columns-repeated="2"/>
        </table:table-row>
        <table:table-row table:style-name="ro1">
          <table:table-cell office:value-type="float" office:value="0.769385933876038" calcext:value-type="float">
            <text:p>0.769385933876038</text:p>
          </table:table-cell>
          <table:table-cell table:number-columns-repeated="2"/>
        </table:table-row>
        <table:table-row table:style-name="ro1">
          <table:table-cell office:value-type="float" office:value="0.769397258758545" calcext:value-type="float">
            <text:p>0.769397258758545</text:p>
          </table:table-cell>
          <table:table-cell table:number-columns-repeated="2"/>
        </table:table-row>
        <table:table-row table:style-name="ro1">
          <table:table-cell office:value-type="float" office:value="0.792759537696838" calcext:value-type="float">
            <text:p>0.792759537696838</text:p>
          </table:table-cell>
          <table:table-cell table:number-columns-repeated="2"/>
        </table:table-row>
        <table:table-row table:style-name="ro1">
          <table:table-cell office:value-type="float" office:value="0.789639174938202" calcext:value-type="float">
            <text:p>0.789639174938202</text:p>
          </table:table-cell>
          <table:table-cell table:number-columns-repeated="2"/>
        </table:table-row>
        <table:table-row table:style-name="ro1">
          <table:table-cell office:value-type="float" office:value="0.781554222106934" calcext:value-type="float">
            <text:p>0.781554222106934</text:p>
          </table:table-cell>
          <table:table-cell table:number-columns-repeated="2"/>
        </table:table-row>
        <table:table-row table:style-name="ro1">
          <table:table-cell office:value-type="float" office:value="0.780071198940277" calcext:value-type="float">
            <text:p>0.780071198940277</text:p>
          </table:table-cell>
          <table:table-cell table:number-columns-repeated="2"/>
        </table:table-row>
        <table:table-row table:style-name="ro1">
          <table:table-cell office:value-type="float" office:value="0.781724512577057" calcext:value-type="float">
            <text:p>0.781724512577057</text:p>
          </table:table-cell>
          <table:table-cell table:number-columns-repeated="2"/>
        </table:table-row>
        <table:table-row table:style-name="ro1">
          <table:table-cell office:value-type="float" office:value="0.768753945827484" calcext:value-type="float">
            <text:p>0.768753945827484</text:p>
          </table:table-cell>
          <table:table-cell table:number-columns-repeated="2"/>
        </table:table-row>
        <table:table-row table:style-name="ro1">
          <table:table-cell office:value-type="float" office:value="0.771886885166168" calcext:value-type="float">
            <text:p>0.771886885166168</text:p>
          </table:table-cell>
          <table:table-cell table:number-columns-repeated="2"/>
        </table:table-row>
        <table:table-row table:style-name="ro1">
          <table:table-cell office:value-type="float" office:value="0.769201159477234" calcext:value-type="float">
            <text:p>0.769201159477234</text:p>
          </table:table-cell>
          <table:table-cell table:number-columns-repeated="2"/>
        </table:table-row>
        <table:table-row table:style-name="ro1">
          <table:table-cell office:value-type="float" office:value="0.76968777179718" calcext:value-type="float">
            <text:p>0.76968777179718</text:p>
          </table:table-cell>
          <table:table-cell table:number-columns-repeated="2"/>
        </table:table-row>
        <table:table-row table:style-name="ro1">
          <table:table-cell office:value-type="float" office:value="0.766253709793091" calcext:value-type="float">
            <text:p>0.766253709793091</text:p>
          </table:table-cell>
          <table:table-cell table:number-columns-repeated="2"/>
        </table:table-row>
        <table:table-row table:style-name="ro1">
          <table:table-cell office:value-type="float" office:value="0.765120565891266" calcext:value-type="float">
            <text:p>0.765120565891266</text:p>
          </table:table-cell>
          <table:table-cell table:number-columns-repeated="2"/>
        </table:table-row>
        <table:table-row table:style-name="ro1">
          <table:table-cell office:value-type="float" office:value="0.763148427009583" calcext:value-type="float">
            <text:p>0.763148427009583</text:p>
          </table:table-cell>
          <table:table-cell table:number-columns-repeated="2"/>
        </table:table-row>
        <table:table-row table:style-name="ro1">
          <table:table-cell office:value-type="float" office:value="0.765575289726257" calcext:value-type="float">
            <text:p>0.765575289726257</text:p>
          </table:table-cell>
          <table:table-cell table:number-columns-repeated="2"/>
        </table:table-row>
        <table:table-row table:style-name="ro1">
          <table:table-cell office:value-type="float" office:value="0.766215085983276" calcext:value-type="float">
            <text:p>0.766215085983276</text:p>
          </table:table-cell>
          <table:table-cell table:number-columns-repeated="2"/>
        </table:table-row>
        <table:table-row table:style-name="ro1">
          <table:table-cell office:value-type="float" office:value="0.769897818565369" calcext:value-type="float">
            <text:p>0.769897818565369</text:p>
          </table:table-cell>
          <table:table-cell table:number-columns-repeated="2"/>
        </table:table-row>
        <table:table-row table:style-name="ro1">
          <table:table-cell office:value-type="float" office:value="0.769281148910522" calcext:value-type="float">
            <text:p>0.769281148910522</text:p>
          </table:table-cell>
          <table:table-cell table:number-columns-repeated="2"/>
        </table:table-row>
        <table:table-row table:style-name="ro1">
          <table:table-cell office:value-type="float" office:value="0.767264366149902" calcext:value-type="float">
            <text:p>0.767264366149902</text:p>
          </table:table-cell>
          <table:table-cell table:number-columns-repeated="2"/>
        </table:table-row>
        <table:table-row table:style-name="ro1">
          <table:table-cell office:value-type="float" office:value="0.763141334056854" calcext:value-type="float">
            <text:p>0.763141334056854</text:p>
          </table:table-cell>
          <table:table-cell table:number-columns-repeated="2"/>
        </table:table-row>
        <table:table-row table:style-name="ro1">
          <table:table-cell office:value-type="float" office:value="0.764934539794922" calcext:value-type="float">
            <text:p>0.764934539794922</text:p>
          </table:table-cell>
          <table:table-cell table:number-columns-repeated="2"/>
        </table:table-row>
        <table:table-row table:style-name="ro1">
          <table:table-cell office:value-type="float" office:value="0.764497101306915" calcext:value-type="float">
            <text:p>0.764497101306915</text:p>
          </table:table-cell>
          <table:table-cell table:number-columns-repeated="2"/>
        </table:table-row>
        <table:table-row table:style-name="ro1">
          <table:table-cell office:value-type="float" office:value="0.768698453903198" calcext:value-type="float">
            <text:p>0.768698453903198</text:p>
          </table:table-cell>
          <table:table-cell table:number-columns-repeated="2"/>
        </table:table-row>
        <table:table-row table:style-name="ro1">
          <table:table-cell office:value-type="float" office:value="0.767095565795898" calcext:value-type="float">
            <text:p>0.767095565795898</text:p>
          </table:table-cell>
          <table:table-cell table:number-columns-repeated="2"/>
        </table:table-row>
        <table:table-row table:style-name="ro1">
          <table:table-cell office:value-type="float" office:value="0.791682600975037" calcext:value-type="float">
            <text:p>0.791682600975037</text:p>
          </table:table-cell>
          <table:table-cell table:number-columns-repeated="2"/>
        </table:table-row>
        <table:table-row table:style-name="ro1">
          <table:table-cell office:value-type="float" office:value="0.793665051460266" calcext:value-type="float">
            <text:p>0.793665051460266</text:p>
          </table:table-cell>
          <table:table-cell table:number-columns-repeated="2"/>
        </table:table-row>
        <table:table-row table:style-name="ro1">
          <table:table-cell office:value-type="float" office:value="0.79271388053894" calcext:value-type="float">
            <text:p>0.79271388053894</text:p>
          </table:table-cell>
          <table:table-cell table:number-columns-repeated="2"/>
        </table:table-row>
        <table:table-row table:style-name="ro1">
          <table:table-cell office:value-type="float" office:value="0.792608857154846" calcext:value-type="float">
            <text:p>0.792608857154846</text:p>
          </table:table-cell>
          <table:table-cell table:number-columns-repeated="2"/>
        </table:table-row>
        <table:table-row table:style-name="ro1">
          <table:table-cell office:value-type="float" office:value="0.791460335254669" calcext:value-type="float">
            <text:p>0.791460335254669</text:p>
          </table:table-cell>
          <table:table-cell table:number-columns-repeated="2"/>
        </table:table-row>
        <table:table-row table:style-name="ro1">
          <table:table-cell office:value-type="float" office:value="0.789098083972931" calcext:value-type="float">
            <text:p>0.789098083972931</text:p>
          </table:table-cell>
          <table:table-cell table:number-columns-repeated="2"/>
        </table:table-row>
        <table:table-row table:style-name="ro1">
          <table:table-cell office:value-type="float" office:value="0.789863646030426" calcext:value-type="float">
            <text:p>0.789863646030426</text:p>
          </table:table-cell>
          <table:table-cell table:number-columns-repeated="2"/>
        </table:table-row>
        <table:table-row table:style-name="ro1">
          <table:table-cell office:value-type="float" office:value="0.777758598327637" calcext:value-type="float">
            <text:p>0.777758598327637</text:p>
          </table:table-cell>
          <table:table-cell table:number-columns-repeated="2"/>
        </table:table-row>
        <table:table-row table:style-name="ro1">
          <table:table-cell office:value-type="float" office:value="0.777485966682434" calcext:value-type="float">
            <text:p>0.777485966682434</text:p>
          </table:table-cell>
          <table:table-cell table:number-columns-repeated="2"/>
        </table:table-row>
        <table:table-row table:style-name="ro1">
          <table:table-cell office:value-type="float" office:value="0.776263773441315" calcext:value-type="float">
            <text:p>0.776263773441315</text:p>
          </table:table-cell>
          <table:table-cell table:number-columns-repeated="2"/>
        </table:table-row>
        <table:table-row table:style-name="ro1">
          <table:table-cell office:value-type="float" office:value="0.774998366832733" calcext:value-type="float">
            <text:p>0.774998366832733</text:p>
          </table:table-cell>
          <table:table-cell table:number-columns-repeated="2"/>
        </table:table-row>
        <table:table-row table:style-name="ro1">
          <table:table-cell office:value-type="float" office:value="0.774835705757141" calcext:value-type="float">
            <text:p>0.774835705757141</text:p>
          </table:table-cell>
          <table:table-cell table:number-columns-repeated="2"/>
        </table:table-row>
        <table:table-row table:style-name="ro1">
          <table:table-cell office:value-type="float" office:value="0.771103084087372" calcext:value-type="float">
            <text:p>0.771103084087372</text:p>
          </table:table-cell>
          <table:table-cell table:number-columns-repeated="2"/>
        </table:table-row>
        <table:table-row table:style-name="ro1">
          <table:table-cell office:value-type="float" office:value="0.751009583473206" calcext:value-type="float">
            <text:p>0.751009583473206</text:p>
          </table:table-cell>
          <table:table-cell table:number-columns-repeated="2"/>
        </table:table-row>
        <table:table-row table:style-name="ro1">
          <table:table-cell office:value-type="float" office:value="0.752504467964172" calcext:value-type="float">
            <text:p>0.752504467964172</text:p>
          </table:table-cell>
          <table:table-cell table:number-columns-repeated="2"/>
        </table:table-row>
        <table:table-row table:style-name="ro1">
          <table:table-cell office:value-type="float" office:value="0.812538385391235" calcext:value-type="float">
            <text:p>0.812538385391235</text:p>
          </table:table-cell>
          <table:table-cell table:number-columns-repeated="2"/>
        </table:table-row>
        <table:table-row table:style-name="ro1">
          <table:table-cell office:value-type="float" office:value="0.817680060863495" calcext:value-type="float">
            <text:p>0.817680060863495</text:p>
          </table:table-cell>
          <table:table-cell table:number-columns-repeated="2"/>
        </table:table-row>
        <table:table-row table:style-name="ro1">
          <table:table-cell office:value-type="float" office:value="0.700170934200287" calcext:value-type="float">
            <text:p>0.700170934200287</text:p>
          </table:table-cell>
          <table:table-cell table:number-columns-repeated="2"/>
        </table:table-row>
        <table:table-row table:style-name="ro1">
          <table:table-cell office:value-type="float" office:value="0.652719974517822" calcext:value-type="float">
            <text:p>0.652719974517822</text:p>
          </table:table-cell>
          <table:table-cell table:number-columns-repeated="2"/>
        </table:table-row>
        <table:table-row table:style-name="ro1">
          <table:table-cell office:value-type="float" office:value="0.676984488964081" calcext:value-type="float">
            <text:p>0.676984488964081</text:p>
          </table:table-cell>
          <table:table-cell table:number-columns-repeated="2"/>
        </table:table-row>
        <table:table-row table:style-name="ro1">
          <table:table-cell office:value-type="float" office:value="0.544633388519287" calcext:value-type="float">
            <text:p>0.544633388519287</text:p>
          </table:table-cell>
          <table:table-cell table:number-columns-repeated="2"/>
        </table:table-row>
        <table:table-row table:style-name="ro1">
          <table:table-cell office:value-type="float" office:value="0.362281680107117" calcext:value-type="float">
            <text:p>0.362281680107117</text:p>
          </table:table-cell>
          <table:table-cell table:number-columns-repeated="2"/>
        </table:table-row>
        <table:table-row table:style-name="ro1">
          <table:table-cell office:value-type="float" office:value="0.385430514812469" calcext:value-type="float">
            <text:p>0.385430514812469</text:p>
          </table:table-cell>
          <table:table-cell table:number-columns-repeated="2"/>
        </table:table-row>
        <table:table-row table:style-name="ro1">
          <table:table-cell office:value-type="float" office:value="0.348852753639221" calcext:value-type="float">
            <text:p>0.348852753639221</text:p>
          </table:table-cell>
          <table:table-cell table:number-columns-repeated="2"/>
        </table:table-row>
        <table:table-row table:style-name="ro1">
          <table:table-cell office:value-type="float" office:value="0.608905076980591" calcext:value-type="float">
            <text:p>0.608905076980591</text:p>
          </table:table-cell>
          <table:table-cell table:number-columns-repeated="2"/>
        </table:table-row>
        <table:table-row table:style-name="ro1">
          <table:table-cell office:value-type="float" office:value="0.595231831073761" calcext:value-type="float">
            <text:p>0.595231831073761</text:p>
          </table:table-cell>
          <table:table-cell table:number-columns-repeated="2"/>
        </table:table-row>
        <table:table-row table:style-name="ro1">
          <table:table-cell office:value-type="float" office:value="0.747302532196045" calcext:value-type="float">
            <text:p>0.747302532196045</text:p>
          </table:table-cell>
          <table:table-cell table:number-columns-repeated="2"/>
        </table:table-row>
        <table:table-row table:style-name="ro1">
          <table:table-cell office:value-type="float" office:value="0.673810541629791" calcext:value-type="float">
            <text:p>0.673810541629791</text:p>
          </table:table-cell>
          <table:table-cell table:number-columns-repeated="2"/>
        </table:table-row>
        <table:table-row table:style-name="ro1">
          <table:table-cell office:value-type="float" office:value="0.316387921571732" calcext:value-type="float">
            <text:p>0.316387921571732</text:p>
          </table:table-cell>
          <table:table-cell table:number-columns-repeated="2"/>
        </table:table-row>
        <table:table-row table:style-name="ro1">
          <table:table-cell office:value-type="float" office:value="0.803668737411499" calcext:value-type="float">
            <text:p>0.803668737411499</text:p>
          </table:table-cell>
          <table:table-cell table:number-columns-repeated="2"/>
        </table:table-row>
        <table:table-row table:style-name="ro1">
          <table:table-cell office:value-type="float" office:value="0.757980346679688" calcext:value-type="float">
            <text:p>0.757980346679688</text:p>
          </table:table-cell>
          <table:table-cell table:number-columns-repeated="2"/>
        </table:table-row>
        <table:table-row table:style-name="ro1">
          <table:table-cell office:value-type="float" office:value="0.77684211730957" calcext:value-type="float">
            <text:p>0.77684211730957</text:p>
          </table:table-cell>
          <table:table-cell table:number-columns-repeated="2"/>
        </table:table-row>
        <table:table-row table:style-name="ro1">
          <table:table-cell office:value-type="float" office:value="0.71424800157547" calcext:value-type="float">
            <text:p>0.71424800157547</text:p>
          </table:table-cell>
          <table:table-cell table:number-columns-repeated="2"/>
        </table:table-row>
        <table:table-row table:style-name="ro1">
          <table:table-cell office:value-type="float" office:value="0.519293546676636" calcext:value-type="float">
            <text:p>0.519293546676636</text:p>
          </table:table-cell>
          <table:table-cell table:number-columns-repeated="2"/>
        </table:table-row>
        <table:table-row table:style-name="ro1">
          <table:table-cell office:value-type="float" office:value="0.798639535903931" calcext:value-type="float">
            <text:p>0.798639535903931</text:p>
          </table:table-cell>
          <table:table-cell table:number-columns-repeated="2"/>
        </table:table-row>
        <table:table-row table:style-name="ro1">
          <table:table-cell office:value-type="float" office:value="0.818654358386993" calcext:value-type="float">
            <text:p>0.818654358386993</text:p>
          </table:table-cell>
          <table:table-cell table:number-columns-repeated="2"/>
        </table:table-row>
        <table:table-row table:style-name="ro1">
          <table:table-cell office:value-type="float" office:value="0.696658074855804" calcext:value-type="float">
            <text:p>0.696658074855804</text:p>
          </table:table-cell>
          <table:table-cell table:number-columns-repeated="2"/>
        </table:table-row>
        <table:table-row table:style-name="ro1">
          <table:table-cell office:value-type="float" office:value="0.707954347133637" calcext:value-type="float">
            <text:p>0.707954347133637</text:p>
          </table:table-cell>
          <table:table-cell table:number-columns-repeated="2"/>
        </table:table-row>
        <table:table-row table:style-name="ro1">
          <table:table-cell office:value-type="float" office:value="0.645143806934357" calcext:value-type="float">
            <text:p>0.645143806934357</text:p>
          </table:table-cell>
          <table:table-cell table:number-columns-repeated="2"/>
        </table:table-row>
        <table:table-row table:style-name="ro1">
          <table:table-cell office:value-type="float" office:value="0.737302422523499" calcext:value-type="float">
            <text:p>0.737302422523499</text:p>
          </table:table-cell>
          <table:table-cell table:number-columns-repeated="2"/>
        </table:table-row>
        <table:table-row table:style-name="ro1">
          <table:table-cell office:value-type="float" office:value="0.626365005970001" calcext:value-type="float">
            <text:p>0.626365005970001</text:p>
          </table:table-cell>
          <table:table-cell table:number-columns-repeated="2"/>
        </table:table-row>
        <table:table-row table:style-name="ro1">
          <table:table-cell office:value-type="float" office:value="0.482975244522095" calcext:value-type="float">
            <text:p>0.482975244522095</text:p>
          </table:table-cell>
          <table:table-cell table:number-columns-repeated="2"/>
        </table:table-row>
        <table:table-row table:style-name="ro1">
          <table:table-cell office:value-type="float" office:value="0.560937464237213" calcext:value-type="float">
            <text:p>0.560937464237213</text:p>
          </table:table-cell>
          <table:table-cell table:number-columns-repeated="2"/>
        </table:table-row>
        <table:table-row table:style-name="ro1">
          <table:table-cell office:value-type="float" office:value="0.80467826128006" calcext:value-type="float">
            <text:p>0.80467826128006</text:p>
          </table:table-cell>
          <table:table-cell table:number-columns-repeated="2"/>
        </table:table-row>
        <table:table-row table:style-name="ro1">
          <table:table-cell office:value-type="float" office:value="0.385105013847351" calcext:value-type="float">
            <text:p>0.385105013847351</text:p>
          </table:table-cell>
          <table:table-cell table:number-columns-repeated="2"/>
        </table:table-row>
        <table:table-row table:style-name="ro1">
          <table:table-cell office:value-type="float" office:value="0.260792940855026" calcext:value-type="float">
            <text:p>0.260792940855026</text:p>
          </table:table-cell>
          <table:table-cell table:number-columns-repeated="2"/>
        </table:table-row>
        <table:table-row table:style-name="ro1">
          <table:table-cell office:value-type="float" office:value="0.736599385738373" calcext:value-type="float">
            <text:p>0.736599385738373</text:p>
          </table:table-cell>
          <table:table-cell table:number-columns-repeated="2"/>
        </table:table-row>
        <table:table-row table:style-name="ro1">
          <table:table-cell office:value-type="float" office:value="0.884425103664398" calcext:value-type="float">
            <text:p>0.884425103664398</text:p>
          </table:table-cell>
          <table:table-cell table:number-columns-repeated="2"/>
        </table:table-row>
        <table:table-row table:style-name="ro1">
          <table:table-cell office:value-type="float" office:value="0.849117815494537" calcext:value-type="float">
            <text:p>0.849117815494537</text:p>
          </table:table-cell>
          <table:table-cell table:number-columns-repeated="2"/>
        </table:table-row>
        <table:table-row table:style-name="ro1">
          <table:table-cell office:value-type="float" office:value="0.77201521396637" calcext:value-type="float">
            <text:p>0.77201521396637</text:p>
          </table:table-cell>
          <table:table-cell table:number-columns-repeated="2"/>
        </table:table-row>
        <table:table-row table:style-name="ro1">
          <table:table-cell office:value-type="float" office:value="0.824088037014008" calcext:value-type="float">
            <text:p>0.824088037014008</text:p>
          </table:table-cell>
          <table:table-cell table:number-columns-repeated="2"/>
        </table:table-row>
        <table:table-row table:style-name="ro1">
          <table:table-cell office:value-type="float" office:value="0.891467571258545" calcext:value-type="float">
            <text:p>0.891467571258545</text:p>
          </table:table-cell>
          <table:table-cell table:number-columns-repeated="2"/>
        </table:table-row>
        <table:table-row table:style-name="ro1">
          <table:table-cell office:value-type="float" office:value="0.899954557418823" calcext:value-type="float">
            <text:p>0.899954557418823</text:p>
          </table:table-cell>
          <table:table-cell table:number-columns-repeated="2"/>
        </table:table-row>
        <table:table-row table:style-name="ro1">
          <table:table-cell office:value-type="float" office:value="0.856898725032806" calcext:value-type="float">
            <text:p>0.856898725032806</text:p>
          </table:table-cell>
          <table:table-cell table:number-columns-repeated="2"/>
        </table:table-row>
        <table:table-row table:style-name="ro1">
          <table:table-cell office:value-type="float" office:value="0.808928787708283" calcext:value-type="float">
            <text:p>0.808928787708283</text:p>
          </table:table-cell>
          <table:table-cell table:number-columns-repeated="2"/>
        </table:table-row>
        <table:table-row table:style-name="ro1">
          <table:table-cell office:value-type="float" office:value="0.841258347034454" calcext:value-type="float">
            <text:p>0.841258347034454</text:p>
          </table:table-cell>
          <table:table-cell table:number-columns-repeated="2"/>
        </table:table-row>
        <table:table-row table:style-name="ro1">
          <table:table-cell office:value-type="float" office:value="0.889326572418213" calcext:value-type="float">
            <text:p>0.889326572418213</text:p>
          </table:table-cell>
          <table:table-cell table:number-columns-repeated="2"/>
        </table:table-row>
        <table:table-row table:style-name="ro1">
          <table:table-cell office:value-type="float" office:value="0.892931342124939" calcext:value-type="float">
            <text:p>0.892931342124939</text:p>
          </table:table-cell>
          <table:table-cell table:number-columns-repeated="2"/>
        </table:table-row>
        <table:table-row table:style-name="ro1">
          <table:table-cell office:value-type="float" office:value="0.85774576663971" calcext:value-type="float">
            <text:p>0.85774576663971</text:p>
          </table:table-cell>
          <table:table-cell table:number-columns-repeated="2"/>
        </table:table-row>
        <table:table-row table:style-name="ro1">
          <table:table-cell office:value-type="float" office:value="0.802060782909393" calcext:value-type="float">
            <text:p>0.802060782909393</text:p>
          </table:table-cell>
          <table:table-cell table:number-columns-repeated="2"/>
        </table:table-row>
        <table:table-row table:style-name="ro1">
          <table:table-cell office:value-type="float" office:value="0.865998923778534" calcext:value-type="float">
            <text:p>0.865998923778534</text:p>
          </table:table-cell>
          <table:table-cell table:number-columns-repeated="2"/>
        </table:table-row>
        <table:table-row table:style-name="ro1">
          <table:table-cell office:value-type="float" office:value="0.881422817707062" calcext:value-type="float">
            <text:p>0.881422817707062</text:p>
          </table:table-cell>
          <table:table-cell table:number-columns-repeated="2"/>
        </table:table-row>
        <table:table-row table:style-name="ro1">
          <table:table-cell office:value-type="float" office:value="0.852829158306122" calcext:value-type="float">
            <text:p>0.852829158306122</text:p>
          </table:table-cell>
          <table:table-cell table:number-columns-repeated="2"/>
        </table:table-row>
        <table:table-row table:style-name="ro1">
          <table:table-cell office:value-type="float" office:value="0.853711426258087" calcext:value-type="float">
            <text:p>0.853711426258087</text:p>
          </table:table-cell>
          <table:table-cell table:number-columns-repeated="2"/>
        </table:table-row>
        <table:table-row table:style-name="ro1">
          <table:table-cell office:value-type="float" office:value="0.82407158613205" calcext:value-type="float">
            <text:p>0.82407158613205</text:p>
          </table:table-cell>
          <table:table-cell table:number-columns-repeated="2"/>
        </table:table-row>
        <table:table-row table:style-name="ro1">
          <table:table-cell office:value-type="float" office:value="0.798350691795349" calcext:value-type="float">
            <text:p>0.798350691795349</text:p>
          </table:table-cell>
          <table:table-cell table:number-columns-repeated="2"/>
        </table:table-row>
        <table:table-row table:style-name="ro1">
          <table:table-cell office:value-type="float" office:value="0.717316687107086" calcext:value-type="float">
            <text:p>0.717316687107086</text:p>
          </table:table-cell>
          <table:table-cell table:number-columns-repeated="2"/>
        </table:table-row>
        <table:table-row table:style-name="ro1">
          <table:table-cell office:value-type="float" office:value="0.670386075973511" calcext:value-type="float">
            <text:p>0.670386075973511</text:p>
          </table:table-cell>
          <table:table-cell table:number-columns-repeated="2"/>
        </table:table-row>
        <table:table-row table:style-name="ro1">
          <table:table-cell office:value-type="float" office:value="0.614120244979858" calcext:value-type="float">
            <text:p>0.614120244979858</text:p>
          </table:table-cell>
          <table:table-cell table:number-columns-repeated="2"/>
        </table:table-row>
        <table:table-row table:style-name="ro1">
          <table:table-cell office:value-type="float" office:value="0.594577252864838" calcext:value-type="float">
            <text:p>0.594577252864838</text:p>
          </table:table-cell>
          <table:table-cell table:number-columns-repeated="2"/>
        </table:table-row>
        <table:table-row table:style-name="ro1">
          <table:table-cell office:value-type="float" office:value="0.672480285167694" calcext:value-type="float">
            <text:p>0.672480285167694</text:p>
          </table:table-cell>
          <table:table-cell table:number-columns-repeated="2"/>
        </table:table-row>
        <table:table-row table:style-name="ro1">
          <table:table-cell office:value-type="float" office:value="0.593626141548157" calcext:value-type="float">
            <text:p>0.593626141548157</text:p>
          </table:table-cell>
          <table:table-cell table:number-columns-repeated="2"/>
        </table:table-row>
        <table:table-row table:style-name="ro1">
          <table:table-cell office:value-type="float" office:value="0.296279191970825" calcext:value-type="float">
            <text:p>0.296279191970825</text:p>
          </table:table-cell>
          <table:table-cell table:number-columns-repeated="2"/>
        </table:table-row>
        <table:table-row table:style-name="ro1">
          <table:table-cell office:value-type="float" office:value="0.277421206235886" calcext:value-type="float">
            <text:p>0.277421206235886</text:p>
          </table:table-cell>
          <table:table-cell table:number-columns-repeated="2"/>
        </table:table-row>
        <table:table-row table:style-name="ro1">
          <table:table-cell office:value-type="float" office:value="0.306475728750229" calcext:value-type="float">
            <text:p>0.306475728750229</text:p>
          </table:table-cell>
          <table:table-cell table:number-columns-repeated="2"/>
        </table:table-row>
        <table:table-row table:style-name="ro1">
          <table:table-cell office:value-type="float" office:value="0.32595419883728" calcext:value-type="float">
            <text:p>0.32595419883728</text:p>
          </table:table-cell>
          <table:table-cell table:number-columns-repeated="2"/>
        </table:table-row>
        <table:table-row table:style-name="ro1">
          <table:table-cell office:value-type="float" office:value="0.42463880777359" calcext:value-type="float">
            <text:p>0.42463880777359</text:p>
          </table:table-cell>
          <table:table-cell table:number-columns-repeated="2"/>
        </table:table-row>
        <table:table-row table:style-name="ro1">
          <table:table-cell office:value-type="float" office:value="0.38352957367897" calcext:value-type="float">
            <text:p>0.38352957367897</text:p>
          </table:table-cell>
          <table:table-cell table:number-columns-repeated="2"/>
        </table:table-row>
        <table:table-row table:style-name="ro1">
          <table:table-cell office:value-type="float" office:value="0.635352432727814" calcext:value-type="float">
            <text:p>0.635352432727814</text:p>
          </table:table-cell>
          <table:table-cell table:number-columns-repeated="2"/>
        </table:table-row>
        <table:table-row table:style-name="ro1">
          <table:table-cell office:value-type="float" office:value="0.816551625728607" calcext:value-type="float">
            <text:p>0.816551625728607</text:p>
          </table:table-cell>
          <table:table-cell table:number-columns-repeated="2"/>
        </table:table-row>
        <table:table-row table:style-name="ro1">
          <table:table-cell office:value-type="float" office:value="0.867063403129578" calcext:value-type="float">
            <text:p>0.867063403129578</text:p>
          </table:table-cell>
          <table:table-cell table:number-columns-repeated="2"/>
        </table:table-row>
        <table:table-row table:style-name="ro1">
          <table:table-cell office:value-type="float" office:value="0.859185934066772" calcext:value-type="float">
            <text:p>0.859185934066772</text:p>
          </table:table-cell>
          <table:table-cell table:number-columns-repeated="2"/>
        </table:table-row>
        <table:table-row table:style-name="ro1">
          <table:table-cell office:value-type="float" office:value="0.830349981784821" calcext:value-type="float">
            <text:p>0.830349981784821</text:p>
          </table:table-cell>
          <table:table-cell table:number-columns-repeated="2"/>
        </table:table-row>
        <table:table-row table:style-name="ro1">
          <table:table-cell office:value-type="float" office:value="0.840706169605255" calcext:value-type="float">
            <text:p>0.840706169605255</text:p>
          </table:table-cell>
          <table:table-cell table:number-columns-repeated="2"/>
        </table:table-row>
        <table:table-row table:style-name="ro1">
          <table:table-cell office:value-type="float" office:value="0.857582569122314" calcext:value-type="float">
            <text:p>0.857582569122314</text:p>
          </table:table-cell>
          <table:table-cell table:number-columns-repeated="2"/>
        </table:table-row>
        <table:table-row table:style-name="ro1">
          <table:table-cell office:value-type="float" office:value="0.877499938011169" calcext:value-type="float">
            <text:p>0.877499938011169</text:p>
          </table:table-cell>
          <table:table-cell table:number-columns-repeated="2"/>
        </table:table-row>
        <table:table-row table:style-name="ro1">
          <table:table-cell office:value-type="float" office:value="0.88392037153244" calcext:value-type="float">
            <text:p>0.88392037153244</text:p>
          </table:table-cell>
          <table:table-cell table:number-columns-repeated="2"/>
        </table:table-row>
        <table:table-row table:style-name="ro1">
          <table:table-cell office:value-type="float" office:value="0.884476900100708" calcext:value-type="float">
            <text:p>0.884476900100708</text:p>
          </table:table-cell>
          <table:table-cell table:number-columns-repeated="2"/>
        </table:table-row>
        <table:table-row table:style-name="ro1">
          <table:table-cell office:value-type="float" office:value="0.86927729845047" calcext:value-type="float">
            <text:p>0.86927729845047</text:p>
          </table:table-cell>
          <table:table-cell table:number-columns-repeated="2"/>
        </table:table-row>
        <table:table-row table:style-name="ro1">
          <table:table-cell office:value-type="float" office:value="0.855584859848022" calcext:value-type="float">
            <text:p>0.855584859848022</text:p>
          </table:table-cell>
          <table:table-cell table:number-columns-repeated="2"/>
        </table:table-row>
        <table:table-row table:style-name="ro1">
          <table:table-cell office:value-type="float" office:value="0.834916114807129" calcext:value-type="float">
            <text:p>0.834916114807129</text:p>
          </table:table-cell>
          <table:table-cell table:number-columns-repeated="2"/>
        </table:table-row>
        <table:table-row table:style-name="ro1">
          <table:table-cell office:value-type="float" office:value="0.834677040576935" calcext:value-type="float">
            <text:p>0.834677040576935</text:p>
          </table:table-cell>
          <table:table-cell table:number-columns-repeated="2"/>
        </table:table-row>
        <table:table-row table:style-name="ro1">
          <table:table-cell office:value-type="float" office:value="0.820430278778076" calcext:value-type="float">
            <text:p>0.820430278778076</text:p>
          </table:table-cell>
          <table:table-cell table:number-columns-repeated="2"/>
        </table:table-row>
        <table:table-row table:style-name="ro1">
          <table:table-cell office:value-type="float" office:value="0.812873303890228" calcext:value-type="float">
            <text:p>0.812873303890228</text:p>
          </table:table-cell>
          <table:table-cell table:number-columns-repeated="2"/>
        </table:table-row>
        <table:table-row table:style-name="ro1">
          <table:table-cell office:value-type="float" office:value="0.787502467632294" calcext:value-type="float">
            <text:p>0.787502467632294</text:p>
          </table:table-cell>
          <table:table-cell table:number-columns-repeated="2"/>
        </table:table-row>
        <table:table-row table:style-name="ro1">
          <table:table-cell office:value-type="float" office:value="0.798842430114746" calcext:value-type="float">
            <text:p>0.798842430114746</text:p>
          </table:table-cell>
          <table:table-cell table:number-columns-repeated="2"/>
        </table:table-row>
        <table:table-row table:style-name="ro1">
          <table:table-cell office:value-type="float" office:value="0.799336552619934" calcext:value-type="float">
            <text:p>0.799336552619934</text:p>
          </table:table-cell>
          <table:table-cell table:number-columns-repeated="2"/>
        </table:table-row>
        <table:table-row table:style-name="ro1">
          <table:table-cell office:value-type="float" office:value="0.791159689426422" calcext:value-type="float">
            <text:p>0.791159689426422</text:p>
          </table:table-cell>
          <table:table-cell table:number-columns-repeated="2"/>
        </table:table-row>
        <table:table-row table:style-name="ro1">
          <table:table-cell office:value-type="float" office:value="0.771212935447693" calcext:value-type="float">
            <text:p>0.771212935447693</text:p>
          </table:table-cell>
          <table:table-cell table:number-columns-repeated="2"/>
        </table:table-row>
        <table:table-row table:style-name="ro1">
          <table:table-cell office:value-type="float" office:value="0.76285845041275" calcext:value-type="float">
            <text:p>0.76285845041275</text:p>
          </table:table-cell>
          <table:table-cell table:number-columns-repeated="2"/>
        </table:table-row>
        <table:table-row table:style-name="ro1">
          <table:table-cell office:value-type="float" office:value="0.762404918670654" calcext:value-type="float">
            <text:p>0.762404918670654</text:p>
          </table:table-cell>
          <table:table-cell table:number-columns-repeated="2"/>
        </table:table-row>
        <table:table-row table:style-name="ro1">
          <table:table-cell office:value-type="float" office:value="0.748026013374329" calcext:value-type="float">
            <text:p>0.748026013374329</text:p>
          </table:table-cell>
          <table:table-cell table:number-columns-repeated="2"/>
        </table:table-row>
        <table:table-row table:style-name="ro1">
          <table:table-cell office:value-type="float" office:value="0.711218953132629" calcext:value-type="float">
            <text:p>0.711218953132629</text:p>
          </table:table-cell>
          <table:table-cell table:number-columns-repeated="2"/>
        </table:table-row>
        <table:table-row table:style-name="ro1">
          <table:table-cell office:value-type="float" office:value="0.690488696098328" calcext:value-type="float">
            <text:p>0.690488696098328</text:p>
          </table:table-cell>
          <table:table-cell table:number-columns-repeated="2"/>
        </table:table-row>
        <table:table-row table:style-name="ro1">
          <table:table-cell office:value-type="float" office:value="0.72794634103775" calcext:value-type="float">
            <text:p>0.72794634103775</text:p>
          </table:table-cell>
          <table:table-cell table:number-columns-repeated="2"/>
        </table:table-row>
        <table:table-row table:style-name="ro1">
          <table:table-cell office:value-type="float" office:value="0.723945379257202" calcext:value-type="float">
            <text:p>0.723945379257202</text:p>
          </table:table-cell>
          <table:table-cell table:number-columns-repeated="2"/>
        </table:table-row>
        <table:table-row table:style-name="ro1">
          <table:table-cell office:value-type="float" office:value="0.699043989181519" calcext:value-type="float">
            <text:p>0.699043989181519</text:p>
          </table:table-cell>
          <table:table-cell table:number-columns-repeated="2"/>
        </table:table-row>
        <table:table-row table:style-name="ro1">
          <table:table-cell office:value-type="float" office:value="0.706892609596252" calcext:value-type="float">
            <text:p>0.706892609596252</text:p>
          </table:table-cell>
          <table:table-cell table:number-columns-repeated="2"/>
        </table:table-row>
        <table:table-row table:style-name="ro1">
          <table:table-cell office:value-type="float" office:value="0.719045400619507" calcext:value-type="float">
            <text:p>0.719045400619507</text:p>
          </table:table-cell>
          <table:table-cell table:number-columns-repeated="2"/>
        </table:table-row>
        <table:table-row table:style-name="ro1">
          <table:table-cell office:value-type="float" office:value="0.769133269786835" calcext:value-type="float">
            <text:p>0.769133269786835</text:p>
          </table:table-cell>
          <table:table-cell table:number-columns-repeated="2"/>
        </table:table-row>
        <table:table-row table:style-name="ro1">
          <table:table-cell office:value-type="float" office:value="0.790002763271332" calcext:value-type="float">
            <text:p>0.790002763271332</text:p>
          </table:table-cell>
          <table:table-cell table:number-columns-repeated="2"/>
        </table:table-row>
        <table:table-row table:style-name="ro1">
          <table:table-cell office:value-type="float" office:value="0.793899655342102" calcext:value-type="float">
            <text:p>0.793899655342102</text:p>
          </table:table-cell>
          <table:table-cell table:number-columns-repeated="2"/>
        </table:table-row>
        <table:table-row table:style-name="ro1">
          <table:table-cell office:value-type="float" office:value="0.801933288574219" calcext:value-type="float">
            <text:p>0.801933288574219</text:p>
          </table:table-cell>
          <table:table-cell table:number-columns-repeated="2"/>
        </table:table-row>
        <table:table-row table:style-name="ro1">
          <table:table-cell office:value-type="float" office:value="0.780524253845215" calcext:value-type="float">
            <text:p>0.780524253845215</text:p>
          </table:table-cell>
          <table:table-cell table:number-columns-repeated="2"/>
        </table:table-row>
        <table:table-row table:style-name="ro1">
          <table:table-cell office:value-type="float" office:value="0.780661821365356" calcext:value-type="float">
            <text:p>0.780661821365356</text:p>
          </table:table-cell>
          <table:table-cell table:number-columns-repeated="2"/>
        </table:table-row>
        <table:table-row table:style-name="ro1">
          <table:table-cell office:value-type="float" office:value="0.785610139369965" calcext:value-type="float">
            <text:p>0.785610139369965</text:p>
          </table:table-cell>
          <table:table-cell table:number-columns-repeated="2"/>
        </table:table-row>
        <table:table-row table:style-name="ro1">
          <table:table-cell office:value-type="float" office:value="0.770765602588654" calcext:value-type="float">
            <text:p>0.770765602588654</text:p>
          </table:table-cell>
          <table:table-cell table:number-columns-repeated="2"/>
        </table:table-row>
        <table:table-row table:style-name="ro1">
          <table:table-cell office:value-type="float" office:value="0.790014266967773" calcext:value-type="float">
            <text:p>0.790014266967773</text:p>
          </table:table-cell>
          <table:table-cell table:number-columns-repeated="2"/>
        </table:table-row>
        <table:table-row table:style-name="ro1">
          <table:table-cell office:value-type="float" office:value="0.802820324897766" calcext:value-type="float">
            <text:p>0.802820324897766</text:p>
          </table:table-cell>
          <table:table-cell table:number-columns-repeated="2"/>
        </table:table-row>
        <table:table-row table:style-name="ro1">
          <table:table-cell office:value-type="float" office:value="0.804142832756043" calcext:value-type="float">
            <text:p>0.804142832756043</text:p>
          </table:table-cell>
          <table:table-cell table:number-columns-repeated="2"/>
        </table:table-row>
        <table:table-row table:style-name="ro1">
          <table:table-cell office:value-type="float" office:value="0.78400993347168" calcext:value-type="float">
            <text:p>0.78400993347168</text:p>
          </table:table-cell>
          <table:table-cell table:number-columns-repeated="2"/>
        </table:table-row>
        <table:table-row table:style-name="ro1">
          <table:table-cell office:value-type="float" office:value="0.830856919288635" calcext:value-type="float">
            <text:p>0.830856919288635</text:p>
          </table:table-cell>
          <table:table-cell table:number-columns-repeated="2"/>
        </table:table-row>
        <table:table-row table:style-name="ro1">
          <table:table-cell office:value-type="float" office:value="0.71302342414856" calcext:value-type="float">
            <text:p>0.71302342414856</text:p>
          </table:table-cell>
          <table:table-cell table:number-columns-repeated="2"/>
        </table:table-row>
        <table:table-row table:style-name="ro1">
          <table:table-cell office:value-type="float" office:value="0.695266723632813" calcext:value-type="float">
            <text:p>0.695266723632813</text:p>
          </table:table-cell>
          <table:table-cell table:number-columns-repeated="2"/>
        </table:table-row>
        <table:table-row table:style-name="ro1">
          <table:table-cell office:value-type="float" office:value="0.684263110160828" calcext:value-type="float">
            <text:p>0.684263110160828</text:p>
          </table:table-cell>
          <table:table-cell table:number-columns-repeated="2"/>
        </table:table-row>
        <table:table-row table:style-name="ro1">
          <table:table-cell office:value-type="float" office:value="0.670712947845459" calcext:value-type="float">
            <text:p>0.670712947845459</text:p>
          </table:table-cell>
          <table:table-cell table:number-columns-repeated="2"/>
        </table:table-row>
        <table:table-row table:style-name="ro1">
          <table:table-cell office:value-type="float" office:value="0.626315474510193" calcext:value-type="float">
            <text:p>0.626315474510193</text:p>
          </table:table-cell>
          <table:table-cell table:number-columns-repeated="2"/>
        </table:table-row>
        <table:table-row table:style-name="ro1">
          <table:table-cell office:value-type="float" office:value="0.628076493740082" calcext:value-type="float">
            <text:p>0.628076493740082</text:p>
          </table:table-cell>
          <table:table-cell table:number-columns-repeated="2"/>
        </table:table-row>
        <table:table-row table:style-name="ro1">
          <table:table-cell office:value-type="float" office:value="0.651047468185425" calcext:value-type="float">
            <text:p>0.651047468185425</text:p>
          </table:table-cell>
          <table:table-cell table:number-columns-repeated="2"/>
        </table:table-row>
        <table:table-row table:style-name="ro1">
          <table:table-cell office:value-type="float" office:value="0.683709025382996" calcext:value-type="float">
            <text:p>0.683709025382996</text:p>
          </table:table-cell>
          <table:table-cell table:number-columns-repeated="2"/>
        </table:table-row>
        <table:table-row table:style-name="ro1">
          <table:table-cell office:value-type="float" office:value="0.742327570915222" calcext:value-type="float">
            <text:p>0.742327570915222</text:p>
          </table:table-cell>
          <table:table-cell table:number-columns-repeated="2"/>
        </table:table-row>
        <table:table-row table:style-name="ro1">
          <table:table-cell office:value-type="float" office:value="0.756270885467529" calcext:value-type="float">
            <text:p>0.756270885467529</text:p>
          </table:table-cell>
          <table:table-cell table:number-columns-repeated="2"/>
        </table:table-row>
        <table:table-row table:style-name="ro1">
          <table:table-cell office:value-type="float" office:value="0.77026230096817" calcext:value-type="float">
            <text:p>0.77026230096817</text:p>
          </table:table-cell>
          <table:table-cell table:number-columns-repeated="2"/>
        </table:table-row>
        <table:table-row table:style-name="ro1">
          <table:table-cell office:value-type="float" office:value="0.846482396125793" calcext:value-type="float">
            <text:p>0.846482396125793</text:p>
          </table:table-cell>
          <table:table-cell table:number-columns-repeated="2"/>
        </table:table-row>
        <table:table-row table:style-name="ro1">
          <table:table-cell office:value-type="float" office:value="0.859799444675446" calcext:value-type="float">
            <text:p>0.859799444675446</text:p>
          </table:table-cell>
          <table:table-cell table:number-columns-repeated="2"/>
        </table:table-row>
        <table:table-row table:style-name="ro1">
          <table:table-cell office:value-type="float" office:value="0.864892065525055" calcext:value-type="float">
            <text:p>0.864892065525055</text:p>
          </table:table-cell>
          <table:table-cell table:number-columns-repeated="2"/>
        </table:table-row>
        <table:table-row table:style-name="ro1">
          <table:table-cell office:value-type="float" office:value="0.829174876213074" calcext:value-type="float">
            <text:p>0.829174876213074</text:p>
          </table:table-cell>
          <table:table-cell table:number-columns-repeated="2"/>
        </table:table-row>
        <table:table-row table:style-name="ro1">
          <table:table-cell office:value-type="float" office:value="0.812661647796631" calcext:value-type="float">
            <text:p>0.812661647796631</text:p>
          </table:table-cell>
          <table:table-cell table:number-columns-repeated="2"/>
        </table:table-row>
        <table:table-row table:style-name="ro1">
          <table:table-cell office:value-type="float" office:value="0.760804355144501" calcext:value-type="float">
            <text:p>0.760804355144501</text:p>
          </table:table-cell>
          <table:table-cell table:number-columns-repeated="2"/>
        </table:table-row>
        <table:table-row table:style-name="ro1">
          <table:table-cell office:value-type="float" office:value="0.662670433521271" calcext:value-type="float">
            <text:p>0.662670433521271</text:p>
          </table:table-cell>
          <table:table-cell table:number-columns-repeated="2"/>
        </table:table-row>
        <table:table-row table:style-name="ro1">
          <table:table-cell office:value-type="float" office:value="0.523057401180267" calcext:value-type="float">
            <text:p>0.523057401180267</text:p>
          </table:table-cell>
          <table:table-cell table:number-columns-repeated="2"/>
        </table:table-row>
        <table:table-row table:style-name="ro1">
          <table:table-cell office:value-type="float" office:value="0.662295997142792" calcext:value-type="float">
            <text:p>0.662295997142792</text:p>
          </table:table-cell>
          <table:table-cell table:number-columns-repeated="2"/>
        </table:table-row>
        <table:table-row table:style-name="ro1">
          <table:table-cell office:value-type="float" office:value="0.768150627613068" calcext:value-type="float">
            <text:p>0.768150627613068</text:p>
          </table:table-cell>
          <table:table-cell table:number-columns-repeated="2"/>
        </table:table-row>
        <table:table-row table:style-name="ro1">
          <table:table-cell office:value-type="float" office:value="0.79649156332016" calcext:value-type="float">
            <text:p>0.79649156332016</text:p>
          </table:table-cell>
          <table:table-cell table:number-columns-repeated="2"/>
        </table:table-row>
        <table:table-row table:style-name="ro1">
          <table:table-cell office:value-type="float" office:value="0.802375912666321" calcext:value-type="float">
            <text:p>0.802375912666321</text:p>
          </table:table-cell>
          <table:table-cell table:number-columns-repeated="2"/>
        </table:table-row>
        <table:table-row table:style-name="ro1">
          <table:table-cell office:value-type="float" office:value="0.793436646461487" calcext:value-type="float">
            <text:p>0.793436646461487</text:p>
          </table:table-cell>
          <table:table-cell table:number-columns-repeated="2"/>
        </table:table-row>
        <table:table-row table:style-name="ro1">
          <table:table-cell office:value-type="float" office:value="0.781525373458862" calcext:value-type="float">
            <text:p>0.781525373458862</text:p>
          </table:table-cell>
          <table:table-cell table:number-columns-repeated="2"/>
        </table:table-row>
        <table:table-row table:style-name="ro1">
          <table:table-cell office:value-type="float" office:value="0.767799139022827" calcext:value-type="float">
            <text:p>0.767799139022827</text:p>
          </table:table-cell>
          <table:table-cell table:number-columns-repeated="2"/>
        </table:table-row>
        <table:table-row table:style-name="ro1">
          <table:table-cell office:value-type="float" office:value="0.772481679916382" calcext:value-type="float">
            <text:p>0.772481679916382</text:p>
          </table:table-cell>
          <table:table-cell table:number-columns-repeated="2"/>
        </table:table-row>
        <table:table-row table:style-name="ro1">
          <table:table-cell office:value-type="float" office:value="0.760743677616119" calcext:value-type="float">
            <text:p>0.760743677616119</text:p>
          </table:table-cell>
          <table:table-cell table:number-columns-repeated="2"/>
        </table:table-row>
        <table:table-row table:style-name="ro1">
          <table:table-cell office:value-type="float" office:value="0.763239920139313" calcext:value-type="float">
            <text:p>0.763239920139313</text:p>
          </table:table-cell>
          <table:table-cell table:number-columns-repeated="2"/>
        </table:table-row>
        <table:table-row table:style-name="ro1">
          <table:table-cell office:value-type="float" office:value="0.776564598083496" calcext:value-type="float">
            <text:p>0.776564598083496</text:p>
          </table:table-cell>
          <table:table-cell table:number-columns-repeated="2"/>
        </table:table-row>
        <table:table-row table:style-name="ro1">
          <table:table-cell office:value-type="float" office:value="0.7418252825737" calcext:value-type="float">
            <text:p>0.7418252825737</text:p>
          </table:table-cell>
          <table:table-cell table:number-columns-repeated="2"/>
        </table:table-row>
        <table:table-row table:style-name="ro1">
          <table:table-cell office:value-type="float" office:value="0.697616517543793" calcext:value-type="float">
            <text:p>0.697616517543793</text:p>
          </table:table-cell>
          <table:table-cell table:number-columns-repeated="2"/>
        </table:table-row>
        <table:table-row table:style-name="ro1">
          <table:table-cell office:value-type="float" office:value="0.593569815158844" calcext:value-type="float">
            <text:p>0.593569815158844</text:p>
          </table:table-cell>
          <table:table-cell table:number-columns-repeated="2"/>
        </table:table-row>
        <table:table-row table:style-name="ro1">
          <table:table-cell office:value-type="float" office:value="0.533787846565247" calcext:value-type="float">
            <text:p>0.533787846565247</text:p>
          </table:table-cell>
          <table:table-cell table:number-columns-repeated="2"/>
        </table:table-row>
        <table:table-row table:style-name="ro1">
          <table:table-cell office:value-type="float" office:value="0.533933222293854" calcext:value-type="float">
            <text:p>0.533933222293854</text:p>
          </table:table-cell>
          <table:table-cell table:number-columns-repeated="2"/>
        </table:table-row>
        <table:table-row table:style-name="ro1">
          <table:table-cell office:value-type="float" office:value="0.499371320009232" calcext:value-type="float">
            <text:p>0.499371320009232</text:p>
          </table:table-cell>
          <table:table-cell table:number-columns-repeated="2"/>
        </table:table-row>
        <table:table-row table:style-name="ro1">
          <table:table-cell office:value-type="float" office:value="0.453141659498215" calcext:value-type="float">
            <text:p>0.453141659498215</text:p>
          </table:table-cell>
          <table:table-cell table:number-columns-repeated="2"/>
        </table:table-row>
        <table:table-row table:style-name="ro1">
          <table:table-cell office:value-type="float" office:value="0.463548511266708" calcext:value-type="float">
            <text:p>0.463548511266708</text:p>
          </table:table-cell>
          <table:table-cell table:number-columns-repeated="2"/>
        </table:table-row>
        <table:table-row table:style-name="ro1">
          <table:table-cell office:value-type="float" office:value="0.452548444271088" calcext:value-type="float">
            <text:p>0.452548444271088</text:p>
          </table:table-cell>
          <table:table-cell table:number-columns-repeated="2"/>
        </table:table-row>
        <table:table-row table:style-name="ro1">
          <table:table-cell office:value-type="float" office:value="0.39884415268898" calcext:value-type="float">
            <text:p>0.39884415268898</text:p>
          </table:table-cell>
          <table:table-cell table:number-columns-repeated="2"/>
        </table:table-row>
        <table:table-row table:style-name="ro1">
          <table:table-cell office:value-type="float" office:value="0.3713718354702" calcext:value-type="float">
            <text:p>0.3713718354702</text:p>
          </table:table-cell>
          <table:table-cell table:number-columns-repeated="2"/>
        </table:table-row>
        <table:table-row table:style-name="ro1">
          <table:table-cell office:value-type="float" office:value="0.368368953466415" calcext:value-type="float">
            <text:p>0.368368953466415</text:p>
          </table:table-cell>
          <table:table-cell table:number-columns-repeated="2"/>
        </table:table-row>
        <table:table-row table:style-name="ro1">
          <table:table-cell office:value-type="float" office:value="0.427326798439026" calcext:value-type="float">
            <text:p>0.427326798439026</text:p>
          </table:table-cell>
          <table:table-cell table:number-columns-repeated="2"/>
        </table:table-row>
        <table:table-row table:style-name="ro1">
          <table:table-cell office:value-type="float" office:value="0.43854632973671" calcext:value-type="float">
            <text:p>0.43854632973671</text:p>
          </table:table-cell>
          <table:table-cell table:number-columns-repeated="2"/>
        </table:table-row>
        <table:table-row table:style-name="ro1">
          <table:table-cell office:value-type="float" office:value="0.464385837316513" calcext:value-type="float">
            <text:p>0.464385837316513</text:p>
          </table:table-cell>
          <table:table-cell table:number-columns-repeated="2"/>
        </table:table-row>
        <table:table-row table:style-name="ro1">
          <table:table-cell office:value-type="float" office:value="0.51636815071106" calcext:value-type="float">
            <text:p>0.51636815071106</text:p>
          </table:table-cell>
          <table:table-cell table:number-columns-repeated="2"/>
        </table:table-row>
        <table:table-row table:style-name="ro1">
          <table:table-cell office:value-type="float" office:value="0.509282052516937" calcext:value-type="float">
            <text:p>0.509282052516937</text:p>
          </table:table-cell>
          <table:table-cell table:number-columns-repeated="2"/>
        </table:table-row>
        <table:table-row table:style-name="ro1">
          <table:table-cell office:value-type="float" office:value="0.568297684192658" calcext:value-type="float">
            <text:p>0.568297684192658</text:p>
          </table:table-cell>
          <table:table-cell table:number-columns-repeated="2"/>
        </table:table-row>
        <table:table-row table:style-name="ro1">
          <table:table-cell office:value-type="float" office:value="0.539916694164276" calcext:value-type="float">
            <text:p>0.539916694164276</text:p>
          </table:table-cell>
          <table:table-cell table:number-columns-repeated="2"/>
        </table:table-row>
        <table:table-row table:style-name="ro1">
          <table:table-cell office:value-type="float" office:value="0.604889154434204" calcext:value-type="float">
            <text:p>0.604889154434204</text:p>
          </table:table-cell>
          <table:table-cell table:number-columns-repeated="2"/>
        </table:table-row>
        <table:table-row table:style-name="ro1">
          <table:table-cell office:value-type="float" office:value="0.594948887825012" calcext:value-type="float">
            <text:p>0.594948887825012</text:p>
          </table:table-cell>
          <table:table-cell table:number-columns-repeated="2"/>
        </table:table-row>
        <table:table-row table:style-name="ro1">
          <table:table-cell office:value-type="float" office:value="0.609484016895294" calcext:value-type="float">
            <text:p>0.609484016895294</text:p>
          </table:table-cell>
          <table:table-cell table:number-columns-repeated="2"/>
        </table:table-row>
        <table:table-row table:style-name="ro1">
          <table:table-cell office:value-type="float" office:value="0.594031393527985" calcext:value-type="float">
            <text:p>0.594031393527985</text:p>
          </table:table-cell>
          <table:table-cell table:number-columns-repeated="2"/>
        </table:table-row>
        <table:table-row table:style-name="ro1">
          <table:table-cell office:value-type="float" office:value="0.624323785305023" calcext:value-type="float">
            <text:p>0.624323785305023</text:p>
          </table:table-cell>
          <table:table-cell table:number-columns-repeated="2"/>
        </table:table-row>
        <table:table-row table:style-name="ro1">
          <table:table-cell office:value-type="float" office:value="0.646880984306335" calcext:value-type="float">
            <text:p>0.646880984306335</text:p>
          </table:table-cell>
          <table:table-cell table:number-columns-repeated="2"/>
        </table:table-row>
        <table:table-row table:style-name="ro1">
          <table:table-cell office:value-type="float" office:value="0.666987359523773" calcext:value-type="float">
            <text:p>0.666987359523773</text:p>
          </table:table-cell>
          <table:table-cell table:number-columns-repeated="2"/>
        </table:table-row>
        <table:table-row table:style-name="ro1">
          <table:table-cell office:value-type="float" office:value="0.694586396217346" calcext:value-type="float">
            <text:p>0.694586396217346</text:p>
          </table:table-cell>
          <table:table-cell table:number-columns-repeated="2"/>
        </table:table-row>
        <table:table-row table:style-name="ro1">
          <table:table-cell office:value-type="float" office:value="0.729796409606934" calcext:value-type="float">
            <text:p>0.729796409606934</text:p>
          </table:table-cell>
          <table:table-cell table:number-columns-repeated="2"/>
        </table:table-row>
        <table:table-row table:style-name="ro1">
          <table:table-cell office:value-type="float" office:value="0.734146535396576" calcext:value-type="float">
            <text:p>0.734146535396576</text:p>
          </table:table-cell>
          <table:table-cell table:number-columns-repeated="2"/>
        </table:table-row>
        <table:table-row table:style-name="ro1">
          <table:table-cell office:value-type="float" office:value="0.729975402355194" calcext:value-type="float">
            <text:p>0.729975402355194</text:p>
          </table:table-cell>
          <table:table-cell table:number-columns-repeated="2"/>
        </table:table-row>
        <table:table-row table:style-name="ro1">
          <table:table-cell office:value-type="float" office:value="0.744092166423798" calcext:value-type="float">
            <text:p>0.744092166423798</text:p>
          </table:table-cell>
          <table:table-cell table:number-columns-repeated="2"/>
        </table:table-row>
        <table:table-row table:style-name="ro1">
          <table:table-cell office:value-type="float" office:value="0.739555180072784" calcext:value-type="float">
            <text:p>0.739555180072784</text:p>
          </table:table-cell>
          <table:table-cell table:number-columns-repeated="2"/>
        </table:table-row>
        <table:table-row table:style-name="ro1">
          <table:table-cell office:value-type="float" office:value="0.746193587779999" calcext:value-type="float">
            <text:p>0.746193587779999</text:p>
          </table:table-cell>
          <table:table-cell table:number-columns-repeated="2"/>
        </table:table-row>
        <table:table-row table:style-name="ro1">
          <table:table-cell office:value-type="float" office:value="0.764495849609375" calcext:value-type="float">
            <text:p>0.764495849609375</text:p>
          </table:table-cell>
          <table:table-cell table:number-columns-repeated="2"/>
        </table:table-row>
        <table:table-row table:style-name="ro1">
          <table:table-cell office:value-type="float" office:value="0.760712504386902" calcext:value-type="float">
            <text:p>0.760712504386902</text:p>
          </table:table-cell>
          <table:table-cell table:number-columns-repeated="2"/>
        </table:table-row>
        <table:table-row table:style-name="ro1">
          <table:table-cell office:value-type="float" office:value="0.76793509721756" calcext:value-type="float">
            <text:p>0.76793509721756</text:p>
          </table:table-cell>
          <table:table-cell table:number-columns-repeated="2"/>
        </table:table-row>
        <table:table-row table:style-name="ro1">
          <table:table-cell office:value-type="float" office:value="0.783061742782593" calcext:value-type="float">
            <text:p>0.783061742782593</text:p>
          </table:table-cell>
          <table:table-cell table:number-columns-repeated="2"/>
        </table:table-row>
        <table:table-row table:style-name="ro1">
          <table:table-cell office:value-type="float" office:value="0.784825921058655" calcext:value-type="float">
            <text:p>0.784825921058655</text:p>
          </table:table-cell>
          <table:table-cell table:number-columns-repeated="2"/>
        </table:table-row>
        <table:table-row table:style-name="ro1">
          <table:table-cell office:value-type="float" office:value="0.781259417533875" calcext:value-type="float">
            <text:p>0.781259417533875</text:p>
          </table:table-cell>
          <table:table-cell table:number-columns-repeated="2"/>
        </table:table-row>
        <table:table-row table:style-name="ro1">
          <table:table-cell office:value-type="float" office:value="0.786768853664398" calcext:value-type="float">
            <text:p>0.786768853664398</text:p>
          </table:table-cell>
          <table:table-cell table:number-columns-repeated="2"/>
        </table:table-row>
        <table:table-row table:style-name="ro1">
          <table:table-cell office:value-type="float" office:value="0.787900507450104" calcext:value-type="float">
            <text:p>0.787900507450104</text:p>
          </table:table-cell>
          <table:table-cell table:number-columns-repeated="2"/>
        </table:table-row>
        <table:table-row table:style-name="ro1">
          <table:table-cell office:value-type="float" office:value="0.790063798427582" calcext:value-type="float">
            <text:p>0.790063798427582</text:p>
          </table:table-cell>
          <table:table-cell table:number-columns-repeated="2"/>
        </table:table-row>
        <table:table-row table:style-name="ro1">
          <table:table-cell office:value-type="float" office:value="0.795492589473724" calcext:value-type="float">
            <text:p>0.795492589473724</text:p>
          </table:table-cell>
          <table:table-cell table:number-columns-repeated="2"/>
        </table:table-row>
        <table:table-row table:style-name="ro1">
          <table:table-cell office:value-type="float" office:value="0.795138597488403" calcext:value-type="float">
            <text:p>0.795138597488403</text:p>
          </table:table-cell>
          <table:table-cell table:number-columns-repeated="2"/>
        </table:table-row>
        <table:table-row table:style-name="ro1">
          <table:table-cell office:value-type="float" office:value="0.793437361717224" calcext:value-type="float">
            <text:p>0.793437361717224</text:p>
          </table:table-cell>
          <table:table-cell table:number-columns-repeated="2"/>
        </table:table-row>
        <table:table-row table:style-name="ro1">
          <table:table-cell office:value-type="float" office:value="0.789372622966766" calcext:value-type="float">
            <text:p>0.789372622966766</text:p>
          </table:table-cell>
          <table:table-cell table:number-columns-repeated="2"/>
        </table:table-row>
        <table:table-row table:style-name="ro1">
          <table:table-cell office:value-type="float" office:value="0.788786768913269" calcext:value-type="float">
            <text:p>0.788786768913269</text:p>
          </table:table-cell>
          <table:table-cell table:number-columns-repeated="2"/>
        </table:table-row>
        <table:table-row table:style-name="ro1">
          <table:table-cell office:value-type="float" office:value="0.795030057430267" calcext:value-type="float">
            <text:p>0.795030057430267</text:p>
          </table:table-cell>
          <table:table-cell table:number-columns-repeated="2"/>
        </table:table-row>
        <table:table-row table:style-name="ro1">
          <table:table-cell office:value-type="float" office:value="0.790000915527344" calcext:value-type="float">
            <text:p>0.790000915527344</text:p>
          </table:table-cell>
          <table:table-cell table:number-columns-repeated="2"/>
        </table:table-row>
        <table:table-row table:style-name="ro1">
          <table:table-cell office:value-type="float" office:value="0.785694241523743" calcext:value-type="float">
            <text:p>0.785694241523743</text:p>
          </table:table-cell>
          <table:table-cell table:number-columns-repeated="2"/>
        </table:table-row>
        <table:table-row table:style-name="ro1">
          <table:table-cell office:value-type="float" office:value="0.796085178852081" calcext:value-type="float">
            <text:p>0.796085178852081</text:p>
          </table:table-cell>
          <table:table-cell table:number-columns-repeated="2"/>
        </table:table-row>
        <table:table-row table:style-name="ro1">
          <table:table-cell office:value-type="float" office:value="0.80819433927536" calcext:value-type="float">
            <text:p>0.80819433927536</text:p>
          </table:table-cell>
          <table:table-cell table:number-columns-repeated="2"/>
        </table:table-row>
        <table:table-row table:style-name="ro1">
          <table:table-cell office:value-type="float" office:value="0.806679725646973" calcext:value-type="float">
            <text:p>0.806679725646973</text:p>
          </table:table-cell>
          <table:table-cell table:number-columns-repeated="2"/>
        </table:table-row>
        <table:table-row table:style-name="ro1">
          <table:table-cell office:value-type="float" office:value="0.810239136219025" calcext:value-type="float">
            <text:p>0.810239136219025</text:p>
          </table:table-cell>
          <table:table-cell table:number-columns-repeated="2"/>
        </table:table-row>
        <table:table-row table:style-name="ro1">
          <table:table-cell office:value-type="float" office:value="0.81447958946228" calcext:value-type="float">
            <text:p>0.81447958946228</text:p>
          </table:table-cell>
          <table:table-cell table:number-columns-repeated="2"/>
        </table:table-row>
        <table:table-row table:style-name="ro1">
          <table:table-cell office:value-type="float" office:value="0.8174849152565" calcext:value-type="float">
            <text:p>0.8174849152565</text:p>
          </table:table-cell>
          <table:table-cell table:number-columns-repeated="2"/>
        </table:table-row>
        <table:table-row table:style-name="ro1">
          <table:table-cell office:value-type="float" office:value="0.816852152347565" calcext:value-type="float">
            <text:p>0.816852152347565</text:p>
          </table:table-cell>
          <table:table-cell table:number-columns-repeated="2"/>
        </table:table-row>
        <table:table-row table:style-name="ro1">
          <table:table-cell office:value-type="float" office:value="0.814352154731751" calcext:value-type="float">
            <text:p>0.814352154731751</text:p>
          </table:table-cell>
          <table:table-cell table:number-columns-repeated="2"/>
        </table:table-row>
        <table:table-row table:style-name="ro1">
          <table:table-cell office:value-type="float" office:value="0.802686095237732" calcext:value-type="float">
            <text:p>0.802686095237732</text:p>
          </table:table-cell>
          <table:table-cell table:number-columns-repeated="2"/>
        </table:table-row>
        <table:table-row table:style-name="ro1">
          <table:table-cell office:value-type="float" office:value="0.794310688972473" calcext:value-type="float">
            <text:p>0.794310688972473</text:p>
          </table:table-cell>
          <table:table-cell table:number-columns-repeated="2"/>
        </table:table-row>
        <table:table-row table:style-name="ro1">
          <table:table-cell office:value-type="float" office:value="0.771666169166565" calcext:value-type="float">
            <text:p>0.771666169166565</text:p>
          </table:table-cell>
          <table:table-cell table:number-columns-repeated="2"/>
        </table:table-row>
        <table:table-row table:style-name="ro1">
          <table:table-cell office:value-type="float" office:value="0.743782460689545" calcext:value-type="float">
            <text:p>0.743782460689545</text:p>
          </table:table-cell>
          <table:table-cell table:number-columns-repeated="2"/>
        </table:table-row>
        <table:table-row table:style-name="ro1">
          <table:table-cell office:value-type="float" office:value="0.734889149665833" calcext:value-type="float">
            <text:p>0.734889149665833</text:p>
          </table:table-cell>
          <table:table-cell table:number-columns-repeated="2"/>
        </table:table-row>
        <table:table-row table:style-name="ro1">
          <table:table-cell office:value-type="float" office:value="0.724040746688843" calcext:value-type="float">
            <text:p>0.724040746688843</text:p>
          </table:table-cell>
          <table:table-cell table:number-columns-repeated="2"/>
        </table:table-row>
        <table:table-row table:style-name="ro1">
          <table:table-cell office:value-type="float" office:value="0.72029036283493" calcext:value-type="float">
            <text:p>0.72029036283493</text:p>
          </table:table-cell>
          <table:table-cell table:number-columns-repeated="2"/>
        </table:table-row>
        <table:table-row table:style-name="ro1">
          <table:table-cell office:value-type="float" office:value="0.723694801330566" calcext:value-type="float">
            <text:p>0.723694801330566</text:p>
          </table:table-cell>
          <table:table-cell table:number-columns-repeated="2"/>
        </table:table-row>
        <table:table-row table:style-name="ro1">
          <table:table-cell office:value-type="float" office:value="0.727496325969696" calcext:value-type="float">
            <text:p>0.727496325969696</text:p>
          </table:table-cell>
          <table:table-cell table:number-columns-repeated="2"/>
        </table:table-row>
        <table:table-row table:style-name="ro1">
          <table:table-cell office:value-type="float" office:value="0.703752040863037" calcext:value-type="float">
            <text:p>0.703752040863037</text:p>
          </table:table-cell>
          <table:table-cell table:number-columns-repeated="2"/>
        </table:table-row>
        <table:table-row table:style-name="ro1">
          <table:table-cell office:value-type="float" office:value="0.552317380905151" calcext:value-type="float">
            <text:p>0.552317380905151</text:p>
          </table:table-cell>
          <table:table-cell table:number-columns-repeated="2"/>
        </table:table-row>
        <table:table-row table:style-name="ro1">
          <table:table-cell office:value-type="float" office:value="0.555728793144226" calcext:value-type="float">
            <text:p>0.555728793144226</text:p>
          </table:table-cell>
          <table:table-cell table:number-columns-repeated="2"/>
        </table:table-row>
        <table:table-row table:style-name="ro1">
          <table:table-cell office:value-type="float" office:value="0.700497210025787" calcext:value-type="float">
            <text:p>0.700497210025787</text:p>
          </table:table-cell>
          <table:table-cell table:number-columns-repeated="2"/>
        </table:table-row>
        <table:table-row table:style-name="ro1">
          <table:table-cell office:value-type="float" office:value="0.661455273628235" calcext:value-type="float">
            <text:p>0.661455273628235</text:p>
          </table:table-cell>
          <table:table-cell table:number-columns-repeated="2"/>
        </table:table-row>
        <table:table-row table:style-name="ro1">
          <table:table-cell office:value-type="float" office:value="0.688354313373566" calcext:value-type="float">
            <text:p>0.688354313373566</text:p>
          </table:table-cell>
          <table:table-cell table:number-columns-repeated="2"/>
        </table:table-row>
        <table:table-row table:style-name="ro1">
          <table:table-cell office:value-type="float" office:value="0.709024369716644" calcext:value-type="float">
            <text:p>0.709024369716644</text:p>
          </table:table-cell>
          <table:table-cell table:number-columns-repeated="2"/>
        </table:table-row>
        <table:table-row table:style-name="ro1">
          <table:table-cell office:value-type="float" office:value="0.44600984454155" calcext:value-type="float">
            <text:p>0.44600984454155</text:p>
          </table:table-cell>
          <table:table-cell table:number-columns-repeated="2"/>
        </table:table-row>
        <table:table-row table:style-name="ro1">
          <table:table-cell office:value-type="float" office:value="0.265511631965637" calcext:value-type="float">
            <text:p>0.265511631965637</text:p>
          </table:table-cell>
          <table:table-cell table:number-columns-repeated="2"/>
        </table:table-row>
        <table:table-row table:style-name="ro1">
          <table:table-cell office:value-type="float" office:value="0.343341529369354" calcext:value-type="float">
            <text:p>0.343341529369354</text:p>
          </table:table-cell>
          <table:table-cell table:number-columns-repeated="2"/>
        </table:table-row>
        <table:table-row table:style-name="ro1">
          <table:table-cell office:value-type="float" office:value="0.62650865316391" calcext:value-type="float">
            <text:p>0.62650865316391</text:p>
          </table:table-cell>
          <table:table-cell table:number-columns-repeated="2"/>
        </table:table-row>
        <table:table-row table:style-name="ro1">
          <table:table-cell office:value-type="float" office:value="0.611624896526337" calcext:value-type="float">
            <text:p>0.611624896526337</text:p>
          </table:table-cell>
          <table:table-cell table:number-columns-repeated="2"/>
        </table:table-row>
        <table:table-row table:style-name="ro1">
          <table:table-cell office:value-type="float" office:value="0.769116461277008" calcext:value-type="float">
            <text:p>0.769116461277008</text:p>
          </table:table-cell>
          <table:table-cell table:number-columns-repeated="2"/>
        </table:table-row>
        <table:table-row table:style-name="ro1">
          <table:table-cell office:value-type="float" office:value="0.809493005275726" calcext:value-type="float">
            <text:p>0.809493005275726</text:p>
          </table:table-cell>
          <table:table-cell table:number-columns-repeated="2"/>
        </table:table-row>
        <table:table-row table:style-name="ro1">
          <table:table-cell office:value-type="float" office:value="0.842795073986053" calcext:value-type="float">
            <text:p>0.842795073986053</text:p>
          </table:table-cell>
          <table:table-cell table:number-columns-repeated="2"/>
        </table:table-row>
        <table:table-row table:style-name="ro1">
          <table:table-cell office:value-type="float" office:value="0.830915987491608" calcext:value-type="float">
            <text:p>0.830915987491608</text:p>
          </table:table-cell>
          <table:table-cell table:number-columns-repeated="2"/>
        </table:table-row>
        <table:table-row table:style-name="ro1">
          <table:table-cell office:value-type="float" office:value="0.834198474884033" calcext:value-type="float">
            <text:p>0.834198474884033</text:p>
          </table:table-cell>
          <table:table-cell table:number-columns-repeated="2"/>
        </table:table-row>
        <table:table-row table:style-name="ro1">
          <table:table-cell office:value-type="float" office:value="0.857909858226776" calcext:value-type="float">
            <text:p>0.857909858226776</text:p>
          </table:table-cell>
          <table:table-cell table:number-columns-repeated="2"/>
        </table:table-row>
        <table:table-row table:style-name="ro1">
          <table:table-cell office:value-type="float" office:value="0.850628733634949" calcext:value-type="float">
            <text:p>0.850628733634949</text:p>
          </table:table-cell>
          <table:table-cell table:number-columns-repeated="2"/>
        </table:table-row>
        <table:table-row table:style-name="ro1">
          <table:table-cell office:value-type="float" office:value="0.814215242862701" calcext:value-type="float">
            <text:p>0.814215242862701</text:p>
          </table:table-cell>
          <table:table-cell table:number-columns-repeated="2"/>
        </table:table-row>
        <table:table-row table:style-name="ro1">
          <table:table-cell office:value-type="float" office:value="0.836383879184723" calcext:value-type="float">
            <text:p>0.836383879184723</text:p>
          </table:table-cell>
          <table:table-cell table:number-columns-repeated="2"/>
        </table:table-row>
        <table:table-row table:style-name="ro1">
          <table:table-cell office:value-type="float" office:value="0.820830643177033" calcext:value-type="float">
            <text:p>0.820830643177033</text:p>
          </table:table-cell>
          <table:table-cell table:number-columns-repeated="2"/>
        </table:table-row>
        <table:table-row table:style-name="ro1">
          <table:table-cell office:value-type="float" office:value="0.763534545898438" calcext:value-type="float">
            <text:p>0.763534545898438</text:p>
          </table:table-cell>
          <table:table-cell table:number-columns-repeated="2"/>
        </table:table-row>
        <table:table-row table:style-name="ro1">
          <table:table-cell office:value-type="float" office:value="0.787998259067535" calcext:value-type="float">
            <text:p>0.787998259067535</text:p>
          </table:table-cell>
          <table:table-cell table:number-columns-repeated="2"/>
        </table:table-row>
        <table:table-row table:style-name="ro1">
          <table:table-cell office:value-type="float" office:value="0.813384830951691" calcext:value-type="float">
            <text:p>0.813384830951691</text:p>
          </table:table-cell>
          <table:table-cell table:number-columns-repeated="2"/>
        </table:table-row>
        <table:table-row table:style-name="ro1">
          <table:table-cell office:value-type="float" office:value="0.76457941532135" calcext:value-type="float">
            <text:p>0.76457941532135</text:p>
          </table:table-cell>
          <table:table-cell table:number-columns-repeated="2"/>
        </table:table-row>
        <table:table-row table:style-name="ro1">
          <table:table-cell office:value-type="float" office:value="0.757793486118317" calcext:value-type="float">
            <text:p>0.757793486118317</text:p>
          </table:table-cell>
          <table:table-cell table:number-columns-repeated="2"/>
        </table:table-row>
        <table:table-row table:style-name="ro1">
          <table:table-cell office:value-type="float" office:value="0.709490239620209" calcext:value-type="float">
            <text:p>0.709490239620209</text:p>
          </table:table-cell>
          <table:table-cell table:number-columns-repeated="2"/>
        </table:table-row>
        <table:table-row table:style-name="ro1">
          <table:table-cell office:value-type="float" office:value="0.703175187110901" calcext:value-type="float">
            <text:p>0.703175187110901</text:p>
          </table:table-cell>
          <table:table-cell table:number-columns-repeated="2"/>
        </table:table-row>
        <table:table-row table:style-name="ro1">
          <table:table-cell office:value-type="float" office:value="0.756626129150391" calcext:value-type="float">
            <text:p>0.756626129150391</text:p>
          </table:table-cell>
          <table:table-cell table:number-columns-repeated="2"/>
        </table:table-row>
        <table:table-row table:style-name="ro1">
          <table:table-cell office:value-type="float" office:value="0.757355153560638" calcext:value-type="float">
            <text:p>0.757355153560638</text:p>
          </table:table-cell>
          <table:table-cell table:number-columns-repeated="2"/>
        </table:table-row>
        <table:table-row table:style-name="ro1">
          <table:table-cell office:value-type="float" office:value="0.758208096027374" calcext:value-type="float">
            <text:p>0.758208096027374</text:p>
          </table:table-cell>
          <table:table-cell table:number-columns-repeated="2"/>
        </table:table-row>
        <table:table-row table:style-name="ro1">
          <table:table-cell office:value-type="float" office:value="0.786397457122803" calcext:value-type="float">
            <text:p>0.786397457122803</text:p>
          </table:table-cell>
          <table:table-cell table:number-columns-repeated="2"/>
        </table:table-row>
        <table:table-row table:style-name="ro1">
          <table:table-cell office:value-type="float" office:value="0.794133126735687" calcext:value-type="float">
            <text:p>0.794133126735687</text:p>
          </table:table-cell>
          <table:table-cell table:number-columns-repeated="2"/>
        </table:table-row>
        <table:table-row table:style-name="ro1">
          <table:table-cell office:value-type="float" office:value="0.837134957313538" calcext:value-type="float">
            <text:p>0.837134957313538</text:p>
          </table:table-cell>
          <table:table-cell table:number-columns-repeated="2"/>
        </table:table-row>
        <table:table-row table:style-name="ro1">
          <table:table-cell office:value-type="float" office:value="0.839865744113922" calcext:value-type="float">
            <text:p>0.839865744113922</text:p>
          </table:table-cell>
          <table:table-cell table:number-columns-repeated="2"/>
        </table:table-row>
        <table:table-row table:style-name="ro1">
          <table:table-cell office:value-type="float" office:value="0.853999376296997" calcext:value-type="float">
            <text:p>0.853999376296997</text:p>
          </table:table-cell>
          <table:table-cell table:number-columns-repeated="2"/>
        </table:table-row>
        <table:table-row table:style-name="ro1">
          <table:table-cell office:value-type="float" office:value="0.862208962440491" calcext:value-type="float">
            <text:p>0.862208962440491</text:p>
          </table:table-cell>
          <table:table-cell table:number-columns-repeated="2"/>
        </table:table-row>
        <table:table-row table:style-name="ro1">
          <table:table-cell office:value-type="float" office:value="0.837482511997223" calcext:value-type="float">
            <text:p>0.837482511997223</text:p>
          </table:table-cell>
          <table:table-cell table:number-columns-repeated="2"/>
        </table:table-row>
        <table:table-row table:style-name="ro1">
          <table:table-cell office:value-type="float" office:value="0.830966711044312" calcext:value-type="float">
            <text:p>0.830966711044312</text:p>
          </table:table-cell>
          <table:table-cell table:number-columns-repeated="2"/>
        </table:table-row>
        <table:table-row table:style-name="ro1">
          <table:table-cell office:value-type="float" office:value="0.843787610530853" calcext:value-type="float">
            <text:p>0.843787610530853</text:p>
          </table:table-cell>
          <table:table-cell table:number-columns-repeated="2"/>
        </table:table-row>
        <table:table-row table:style-name="ro1">
          <table:table-cell office:value-type="float" office:value="0.855805933475494" calcext:value-type="float">
            <text:p>0.855805933475494</text:p>
          </table:table-cell>
          <table:table-cell table:number-columns-repeated="2"/>
        </table:table-row>
        <table:table-row table:style-name="ro1">
          <table:table-cell office:value-type="float" office:value="0.833003878593445" calcext:value-type="float">
            <text:p>0.833003878593445</text:p>
          </table:table-cell>
          <table:table-cell table:number-columns-repeated="2"/>
        </table:table-row>
        <table:table-row table:style-name="ro1">
          <table:table-cell office:value-type="float" office:value="0.855761170387268" calcext:value-type="float">
            <text:p>0.855761170387268</text:p>
          </table:table-cell>
          <table:table-cell table:number-columns-repeated="2"/>
        </table:table-row>
        <table:table-row table:style-name="ro1">
          <table:table-cell office:value-type="float" office:value="0.894343078136444" calcext:value-type="float">
            <text:p>0.894343078136444</text:p>
          </table:table-cell>
          <table:table-cell table:number-columns-repeated="2"/>
        </table:table-row>
        <table:table-row table:style-name="ro1">
          <table:table-cell office:value-type="float" office:value="0.866851627826691" calcext:value-type="float">
            <text:p>0.866851627826691</text:p>
          </table:table-cell>
          <table:table-cell table:number-columns-repeated="2"/>
        </table:table-row>
        <table:table-row table:style-name="ro1">
          <table:table-cell office:value-type="float" office:value="0.841377675533295" calcext:value-type="float">
            <text:p>0.841377675533295</text:p>
          </table:table-cell>
          <table:table-cell table:number-columns-repeated="2"/>
        </table:table-row>
        <table:table-row table:style-name="ro1">
          <table:table-cell office:value-type="float" office:value="0.854212880134583" calcext:value-type="float">
            <text:p>0.854212880134583</text:p>
          </table:table-cell>
          <table:table-cell table:number-columns-repeated="2"/>
        </table:table-row>
        <table:table-row table:style-name="ro1">
          <table:table-cell office:value-type="float" office:value="0.868049323558807" calcext:value-type="float">
            <text:p>0.868049323558807</text:p>
          </table:table-cell>
          <table:table-cell table:number-columns-repeated="2"/>
        </table:table-row>
        <table:table-row table:style-name="ro1">
          <table:table-cell office:value-type="float" office:value="0.837576746940613" calcext:value-type="float">
            <text:p>0.837576746940613</text:p>
          </table:table-cell>
          <table:table-cell table:number-columns-repeated="2"/>
        </table:table-row>
        <table:table-row table:style-name="ro1">
          <table:table-cell office:value-type="float" office:value="0.485961496829987" calcext:value-type="float">
            <text:p>0.485961496829987</text:p>
          </table:table-cell>
          <table:table-cell table:number-columns-repeated="2"/>
        </table:table-row>
        <table:table-row table:style-name="ro1">
          <table:table-cell office:value-type="float" office:value="0.681276321411133" calcext:value-type="float">
            <text:p>0.681276321411133</text:p>
          </table:table-cell>
          <table:table-cell table:number-columns-repeated="2"/>
        </table:table-row>
        <table:table-row table:style-name="ro1">
          <table:table-cell office:value-type="float" office:value="0.630440950393677" calcext:value-type="float">
            <text:p>0.630440950393677</text:p>
          </table:table-cell>
          <table:table-cell table:number-columns-repeated="2"/>
        </table:table-row>
        <table:table-row table:style-name="ro1">
          <table:table-cell office:value-type="float" office:value="0.648162305355072" calcext:value-type="float">
            <text:p>0.648162305355072</text:p>
          </table:table-cell>
          <table:table-cell table:number-columns-repeated="2"/>
        </table:table-row>
        <table:table-row table:style-name="ro1">
          <table:table-cell office:value-type="float" office:value="0.747174859046936" calcext:value-type="float">
            <text:p>0.747174859046936</text:p>
          </table:table-cell>
          <table:table-cell table:number-columns-repeated="2"/>
        </table:table-row>
        <table:table-row table:style-name="ro1">
          <table:table-cell office:value-type="float" office:value="0.470248848199844" calcext:value-type="float">
            <text:p>0.470248848199844</text:p>
          </table:table-cell>
          <table:table-cell table:number-columns-repeated="2"/>
        </table:table-row>
        <table:table-row table:style-name="ro1">
          <table:table-cell office:value-type="float" office:value="0.560854732990265" calcext:value-type="float">
            <text:p>0.560854732990265</text:p>
          </table:table-cell>
          <table:table-cell table:number-columns-repeated="2"/>
        </table:table-row>
        <table:table-row table:style-name="ro1">
          <table:table-cell office:value-type="float" office:value="0.655891060829163" calcext:value-type="float">
            <text:p>0.655891060829163</text:p>
          </table:table-cell>
          <table:table-cell table:number-columns-repeated="2"/>
        </table:table-row>
        <table:table-row table:style-name="ro1">
          <table:table-cell office:value-type="float" office:value="0.769755721092224" calcext:value-type="float">
            <text:p>0.769755721092224</text:p>
          </table:table-cell>
          <table:table-cell table:number-columns-repeated="2"/>
        </table:table-row>
        <table:table-row table:style-name="ro1">
          <table:table-cell office:value-type="float" office:value="0.796760261058807" calcext:value-type="float">
            <text:p>0.796760261058807</text:p>
          </table:table-cell>
          <table:table-cell table:number-columns-repeated="2"/>
        </table:table-row>
        <table:table-row table:style-name="ro1">
          <table:table-cell office:value-type="float" office:value="0.754539489746094" calcext:value-type="float">
            <text:p>0.754539489746094</text:p>
          </table:table-cell>
          <table:table-cell table:number-columns-repeated="2"/>
        </table:table-row>
        <table:table-row table:style-name="ro1">
          <table:table-cell office:value-type="float" office:value="0.612400829792023" calcext:value-type="float">
            <text:p>0.612400829792023</text:p>
          </table:table-cell>
          <table:table-cell table:number-columns-repeated="2"/>
        </table:table-row>
        <table:table-row table:style-name="ro1">
          <table:table-cell office:value-type="float" office:value="0.726051688194275" calcext:value-type="float">
            <text:p>0.726051688194275</text:p>
          </table:table-cell>
          <table:table-cell table:number-columns-repeated="2"/>
        </table:table-row>
        <table:table-row table:style-name="ro1">
          <table:table-cell office:value-type="float" office:value="0.723324298858643" calcext:value-type="float">
            <text:p>0.723324298858643</text:p>
          </table:table-cell>
          <table:table-cell table:number-columns-repeated="2"/>
        </table:table-row>
        <table:table-row table:style-name="ro1">
          <table:table-cell office:value-type="float" office:value="0.663156688213348" calcext:value-type="float">
            <text:p>0.663156688213348</text:p>
          </table:table-cell>
          <table:table-cell table:number-columns-repeated="2"/>
        </table:table-row>
        <table:table-row table:style-name="ro1">
          <table:table-cell office:value-type="float" office:value="0.570439100265503" calcext:value-type="float">
            <text:p>0.570439100265503</text:p>
          </table:table-cell>
          <table:table-cell table:number-columns-repeated="2"/>
        </table:table-row>
        <table:table-row table:style-name="ro1">
          <table:table-cell office:value-type="float" office:value="0.389313250780106" calcext:value-type="float">
            <text:p>0.389313250780106</text:p>
          </table:table-cell>
          <table:table-cell table:number-columns-repeated="2"/>
        </table:table-row>
        <table:table-row table:style-name="ro1">
          <table:table-cell office:value-type="float" office:value="0.331626057624817" calcext:value-type="float">
            <text:p>0.331626057624817</text:p>
          </table:table-cell>
          <table:table-cell table:number-columns-repeated="2"/>
        </table:table-row>
        <table:table-row table:style-name="ro1">
          <table:table-cell office:value-type="float" office:value="0.495729178190231" calcext:value-type="float">
            <text:p>0.495729178190231</text:p>
          </table:table-cell>
          <table:table-cell table:number-columns-repeated="2"/>
        </table:table-row>
        <table:table-row table:style-name="ro1">
          <table:table-cell office:value-type="float" office:value="0.804874658584595" calcext:value-type="float">
            <text:p>0.804874658584595</text:p>
          </table:table-cell>
          <table:table-cell table:number-columns-repeated="2"/>
        </table:table-row>
        <table:table-row table:style-name="ro1">
          <table:table-cell office:value-type="float" office:value="0.79240483045578" calcext:value-type="float">
            <text:p>0.79240483045578</text:p>
          </table:table-cell>
          <table:table-cell table:number-columns-repeated="2"/>
        </table:table-row>
        <table:table-row table:style-name="ro1">
          <table:table-cell office:value-type="float" office:value="0.479512095451355" calcext:value-type="float">
            <text:p>0.479512095451355</text:p>
          </table:table-cell>
          <table:table-cell table:number-columns-repeated="2"/>
        </table:table-row>
        <table:table-row table:style-name="ro1">
          <table:table-cell office:value-type="float" office:value="0.755028605461121" calcext:value-type="float">
            <text:p>0.755028605461121</text:p>
          </table:table-cell>
          <table:table-cell table:number-columns-repeated="2"/>
        </table:table-row>
        <table:table-row table:style-name="ro1">
          <table:table-cell office:value-type="float" office:value="0.812146484851837" calcext:value-type="float">
            <text:p>0.812146484851837</text:p>
          </table:table-cell>
          <table:table-cell table:number-columns-repeated="2"/>
        </table:table-row>
        <table:table-row table:style-name="ro1">
          <table:table-cell office:value-type="float" office:value="0.802124559879303" calcext:value-type="float">
            <text:p>0.802124559879303</text:p>
          </table:table-cell>
          <table:table-cell table:number-columns-repeated="2"/>
        </table:table-row>
        <table:table-row table:style-name="ro1">
          <table:table-cell office:value-type="float" office:value="0.785563766956329" calcext:value-type="float">
            <text:p>0.785563766956329</text:p>
          </table:table-cell>
          <table:table-cell table:number-columns-repeated="2"/>
        </table:table-row>
        <table:table-row table:style-name="ro1">
          <table:table-cell office:value-type="float" office:value="0.756895959377289" calcext:value-type="float">
            <text:p>0.756895959377289</text:p>
          </table:table-cell>
          <table:table-cell table:number-columns-repeated="2"/>
        </table:table-row>
        <table:table-row table:style-name="ro1">
          <table:table-cell office:value-type="float" office:value="0.726249635219574" calcext:value-type="float">
            <text:p>0.726249635219574</text:p>
          </table:table-cell>
          <table:table-cell table:number-columns-repeated="2"/>
        </table:table-row>
        <table:table-row table:style-name="ro1">
          <table:table-cell office:value-type="float" office:value="0.686587393283844" calcext:value-type="float">
            <text:p>0.686587393283844</text:p>
          </table:table-cell>
          <table:table-cell table:number-columns-repeated="2"/>
        </table:table-row>
        <table:table-row table:style-name="ro1">
          <table:table-cell office:value-type="float" office:value="0.661936640739441" calcext:value-type="float">
            <text:p>0.661936640739441</text:p>
          </table:table-cell>
          <table:table-cell table:number-columns-repeated="2"/>
        </table:table-row>
        <table:table-row table:style-name="ro1">
          <table:table-cell office:value-type="float" office:value="0.726368963718414" calcext:value-type="float">
            <text:p>0.726368963718414</text:p>
          </table:table-cell>
          <table:table-cell table:number-columns-repeated="2"/>
        </table:table-row>
        <table:table-row table:style-name="ro1">
          <table:table-cell office:value-type="float" office:value="0.725985586643219" calcext:value-type="float">
            <text:p>0.725985586643219</text:p>
          </table:table-cell>
          <table:table-cell table:number-columns-repeated="2"/>
        </table:table-row>
        <table:table-row table:style-name="ro1">
          <table:table-cell office:value-type="float" office:value="0.446718752384186" calcext:value-type="float">
            <text:p>0.446718752384186</text:p>
          </table:table-cell>
          <table:table-cell table:number-columns-repeated="2"/>
        </table:table-row>
        <table:table-row table:style-name="ro1">
          <table:table-cell office:value-type="float" office:value="0.770168960094452" calcext:value-type="float">
            <text:p>0.770168960094452</text:p>
          </table:table-cell>
          <table:table-cell table:number-columns-repeated="2"/>
        </table:table-row>
        <table:table-row table:style-name="ro1">
          <table:table-cell office:value-type="float" office:value="0.723794758319855" calcext:value-type="float">
            <text:p>0.723794758319855</text:p>
          </table:table-cell>
          <table:table-cell table:number-columns-repeated="2"/>
        </table:table-row>
        <table:table-row table:style-name="ro1">
          <table:table-cell office:value-type="float" office:value="0.788054943084717" calcext:value-type="float">
            <text:p>0.788054943084717</text:p>
          </table:table-cell>
          <table:table-cell table:number-columns-repeated="2"/>
        </table:table-row>
        <table:table-row table:style-name="ro1">
          <table:table-cell office:value-type="float" office:value="0.819599270820618" calcext:value-type="float">
            <text:p>0.819599270820618</text:p>
          </table:table-cell>
          <table:table-cell table:number-columns-repeated="2"/>
        </table:table-row>
        <table:table-row table:style-name="ro1">
          <table:table-cell office:value-type="float" office:value="0.657394230365753" calcext:value-type="float">
            <text:p>0.657394230365753</text:p>
          </table:table-cell>
          <table:table-cell table:number-columns-repeated="2"/>
        </table:table-row>
        <table:table-row table:style-name="ro1">
          <table:table-cell office:value-type="float" office:value="0.459715247154236" calcext:value-type="float">
            <text:p>0.459715247154236</text:p>
          </table:table-cell>
          <table:table-cell table:number-columns-repeated="2"/>
        </table:table-row>
        <table:table-row table:style-name="ro1">
          <table:table-cell office:value-type="float" office:value="0.475098848342896" calcext:value-type="float">
            <text:p>0.475098848342896</text:p>
          </table:table-cell>
          <table:table-cell table:number-columns-repeated="2"/>
        </table:table-row>
        <table:table-row table:style-name="ro1">
          <table:table-cell office:value-type="float" office:value="0.586272835731506" calcext:value-type="float">
            <text:p>0.586272835731506</text:p>
          </table:table-cell>
          <table:table-cell table:number-columns-repeated="2"/>
        </table:table-row>
        <table:table-row table:style-name="ro1">
          <table:table-cell office:value-type="float" office:value="0.708578050136566" calcext:value-type="float">
            <text:p>0.708578050136566</text:p>
          </table:table-cell>
          <table:table-cell table:number-columns-repeated="2"/>
        </table:table-row>
        <table:table-row table:style-name="ro1">
          <table:table-cell office:value-type="float" office:value="0.638899445533752" calcext:value-type="float">
            <text:p>0.638899445533752</text:p>
          </table:table-cell>
          <table:table-cell table:number-columns-repeated="2"/>
        </table:table-row>
        <table:table-row table:style-name="ro1">
          <table:table-cell office:value-type="float" office:value="0.251827865839005" calcext:value-type="float">
            <text:p>0.251827865839005</text:p>
          </table:table-cell>
          <table:table-cell table:number-columns-repeated="2"/>
        </table:table-row>
        <table:table-row table:style-name="ro1">
          <table:table-cell office:value-type="float" office:value="0.54075163602829" calcext:value-type="float">
            <text:p>0.54075163602829</text:p>
          </table:table-cell>
          <table:table-cell table:number-columns-repeated="2"/>
        </table:table-row>
        <table:table-row table:style-name="ro1">
          <table:table-cell office:value-type="float" office:value="0.729719698429108" calcext:value-type="float">
            <text:p>0.729719698429108</text:p>
          </table:table-cell>
          <table:table-cell table:number-columns-repeated="2"/>
        </table:table-row>
        <table:table-row table:style-name="ro1">
          <table:table-cell office:value-type="float" office:value="0.691439568996429" calcext:value-type="float">
            <text:p>0.691439568996429</text:p>
          </table:table-cell>
          <table:table-cell table:number-columns-repeated="2"/>
        </table:table-row>
        <table:table-row table:style-name="ro1">
          <table:table-cell office:value-type="float" office:value="0.333686769008636" calcext:value-type="float">
            <text:p>0.333686769008636</text:p>
          </table:table-cell>
          <table:table-cell table:number-columns-repeated="2"/>
        </table:table-row>
        <table:table-row table:style-name="ro1">
          <table:table-cell office:value-type="float" office:value="0.748573780059814" calcext:value-type="float">
            <text:p>0.748573780059814</text:p>
          </table:table-cell>
          <table:table-cell table:number-columns-repeated="2"/>
        </table:table-row>
        <table:table-row table:style-name="ro1">
          <table:table-cell office:value-type="float" office:value="0.816504657268524" calcext:value-type="float">
            <text:p>0.816504657268524</text:p>
          </table:table-cell>
          <table:table-cell table:number-columns-repeated="2"/>
        </table:table-row>
        <table:table-row table:style-name="ro1">
          <table:table-cell office:value-type="float" office:value="0.653434813022614" calcext:value-type="float">
            <text:p>0.653434813022614</text:p>
          </table:table-cell>
          <table:table-cell table:number-columns-repeated="2"/>
        </table:table-row>
        <table:table-row table:style-name="ro1">
          <table:table-cell office:value-type="float" office:value="0.722259521484375" calcext:value-type="float">
            <text:p>0.722259521484375</text:p>
          </table:table-cell>
          <table:table-cell table:number-columns-repeated="2"/>
        </table:table-row>
        <table:table-row table:style-name="ro1">
          <table:table-cell office:value-type="float" office:value="0.794415831565857" calcext:value-type="float">
            <text:p>0.794415831565857</text:p>
          </table:table-cell>
          <table:table-cell table:number-columns-repeated="2"/>
        </table:table-row>
        <table:table-row table:style-name="ro1">
          <table:table-cell office:value-type="float" office:value="0.837746441364288" calcext:value-type="float">
            <text:p>0.837746441364288</text:p>
          </table:table-cell>
          <table:table-cell table:number-columns-repeated="2"/>
        </table:table-row>
        <table:table-row table:style-name="ro1">
          <table:table-cell office:value-type="float" office:value="0.837256669998169" calcext:value-type="float">
            <text:p>0.837256669998169</text:p>
          </table:table-cell>
          <table:table-cell table:number-columns-repeated="2"/>
        </table:table-row>
        <table:table-row table:style-name="ro1">
          <table:table-cell office:value-type="float" office:value="0.825298726558685" calcext:value-type="float">
            <text:p>0.825298726558685</text:p>
          </table:table-cell>
          <table:table-cell table:number-columns-repeated="2"/>
        </table:table-row>
        <table:table-row table:style-name="ro1">
          <table:table-cell office:value-type="float" office:value="0.829267144203186" calcext:value-type="float">
            <text:p>0.829267144203186</text:p>
          </table:table-cell>
          <table:table-cell table:number-columns-repeated="2"/>
        </table:table-row>
        <table:table-row table:style-name="ro1">
          <table:table-cell office:value-type="float" office:value="0.827983975410461" calcext:value-type="float">
            <text:p>0.827983975410461</text:p>
          </table:table-cell>
          <table:table-cell table:number-columns-repeated="2"/>
        </table:table-row>
        <table:table-row table:style-name="ro1">
          <table:table-cell office:value-type="float" office:value="0.851997256278992" calcext:value-type="float">
            <text:p>0.851997256278992</text:p>
          </table:table-cell>
          <table:table-cell table:number-columns-repeated="2"/>
        </table:table-row>
        <table:table-row table:style-name="ro1">
          <table:table-cell office:value-type="float" office:value="0.851330459117889" calcext:value-type="float">
            <text:p>0.851330459117889</text:p>
          </table:table-cell>
          <table:table-cell table:number-columns-repeated="2"/>
        </table:table-row>
        <table:table-row table:style-name="ro1">
          <table:table-cell office:value-type="float" office:value="0.844467163085938" calcext:value-type="float">
            <text:p>0.844467163085938</text:p>
          </table:table-cell>
          <table:table-cell table:number-columns-repeated="2"/>
        </table:table-row>
        <table:table-row table:style-name="ro1">
          <table:table-cell office:value-type="float" office:value="0.838856518268585" calcext:value-type="float">
            <text:p>0.838856518268585</text:p>
          </table:table-cell>
          <table:table-cell table:number-columns-repeated="2"/>
        </table:table-row>
        <table:table-row table:style-name="ro1">
          <table:table-cell office:value-type="float" office:value="0.822843730449677" calcext:value-type="float">
            <text:p>0.822843730449677</text:p>
          </table:table-cell>
          <table:table-cell table:number-columns-repeated="2"/>
        </table:table-row>
        <table:table-row table:style-name="ro1">
          <table:table-cell office:value-type="float" office:value="0.828921258449554" calcext:value-type="float">
            <text:p>0.828921258449554</text:p>
          </table:table-cell>
          <table:table-cell table:number-columns-repeated="2"/>
        </table:table-row>
        <table:table-row table:style-name="ro1">
          <table:table-cell office:value-type="float" office:value="0.857740759849548" calcext:value-type="float">
            <text:p>0.857740759849548</text:p>
          </table:table-cell>
          <table:table-cell table:number-columns-repeated="2"/>
        </table:table-row>
        <table:table-row table:style-name="ro1">
          <table:table-cell office:value-type="float" office:value="0.875940501689911" calcext:value-type="float">
            <text:p>0.875940501689911</text:p>
          </table:table-cell>
          <table:table-cell table:number-columns-repeated="2"/>
        </table:table-row>
        <table:table-row table:style-name="ro1">
          <table:table-cell office:value-type="float" office:value="0.867126107215881" calcext:value-type="float">
            <text:p>0.867126107215881</text:p>
          </table:table-cell>
          <table:table-cell table:number-columns-repeated="2"/>
        </table:table-row>
        <table:table-row table:style-name="ro1">
          <table:table-cell office:value-type="float" office:value="0.867438197135925" calcext:value-type="float">
            <text:p>0.867438197135925</text:p>
          </table:table-cell>
          <table:table-cell table:number-columns-repeated="2"/>
        </table:table-row>
        <table:table-row table:style-name="ro1">
          <table:table-cell office:value-type="float" office:value="0.883143544197083" calcext:value-type="float">
            <text:p>0.883143544197083</text:p>
          </table:table-cell>
          <table:table-cell table:number-columns-repeated="2"/>
        </table:table-row>
        <table:table-row table:style-name="ro1">
          <table:table-cell office:value-type="float" office:value="0.864833891391754" calcext:value-type="float">
            <text:p>0.864833891391754</text:p>
          </table:table-cell>
          <table:table-cell table:number-columns-repeated="2"/>
        </table:table-row>
        <table:table-row table:style-name="ro1">
          <table:table-cell office:value-type="float" office:value="0.865567684173584" calcext:value-type="float">
            <text:p>0.865567684173584</text:p>
          </table:table-cell>
          <table:table-cell table:number-columns-repeated="2"/>
        </table:table-row>
        <table:table-row table:style-name="ro1">
          <table:table-cell office:value-type="float" office:value="0.864080429077148" calcext:value-type="float">
            <text:p>0.864080429077148</text:p>
          </table:table-cell>
          <table:table-cell table:number-columns-repeated="2"/>
        </table:table-row>
        <table:table-row table:style-name="ro1">
          <table:table-cell office:value-type="float" office:value="0.785684525966644" calcext:value-type="float">
            <text:p>0.785684525966644</text:p>
          </table:table-cell>
          <table:table-cell table:number-columns-repeated="2"/>
        </table:table-row>
        <table:table-row table:style-name="ro1">
          <table:table-cell office:value-type="float" office:value="0.837262272834778" calcext:value-type="float">
            <text:p>0.837262272834778</text:p>
          </table:table-cell>
          <table:table-cell table:number-columns-repeated="2"/>
        </table:table-row>
        <table:table-row table:style-name="ro1">
          <table:table-cell office:value-type="float" office:value="0.831905603408814" calcext:value-type="float">
            <text:p>0.831905603408814</text:p>
          </table:table-cell>
          <table:table-cell table:number-columns-repeated="2"/>
        </table:table-row>
        <table:table-row table:style-name="ro1">
          <table:table-cell office:value-type="float" office:value="0.789291620254517" calcext:value-type="float">
            <text:p>0.789291620254517</text:p>
          </table:table-cell>
          <table:table-cell table:number-columns-repeated="2"/>
        </table:table-row>
        <table:table-row table:style-name="ro1">
          <table:table-cell office:value-type="float" office:value="0.806466698646545" calcext:value-type="float">
            <text:p>0.806466698646545</text:p>
          </table:table-cell>
          <table:table-cell table:number-columns-repeated="2"/>
        </table:table-row>
        <table:table-row table:style-name="ro1">
          <table:table-cell office:value-type="float" office:value="0.556919455528259" calcext:value-type="float">
            <text:p>0.556919455528259</text:p>
          </table:table-cell>
          <table:table-cell table:number-columns-repeated="2"/>
        </table:table-row>
        <table:table-row table:style-name="ro1">
          <table:table-cell office:value-type="float" office:value="0.51071435213089" calcext:value-type="float">
            <text:p>0.51071435213089</text:p>
          </table:table-cell>
          <table:table-cell table:number-columns-repeated="2"/>
        </table:table-row>
        <table:table-row table:style-name="ro1">
          <table:table-cell office:value-type="float" office:value="0.42154848575592" calcext:value-type="float">
            <text:p>0.42154848575592</text:p>
          </table:table-cell>
          <table:table-cell table:number-columns-repeated="2"/>
        </table:table-row>
        <table:table-row table:style-name="ro1">
          <table:table-cell office:value-type="float" office:value="0.372349143028259" calcext:value-type="float">
            <text:p>0.372349143028259</text:p>
          </table:table-cell>
          <table:table-cell table:number-columns-repeated="2"/>
        </table:table-row>
        <table:table-row table:style-name="ro1">
          <table:table-cell office:value-type="float" office:value="0.738520443439483" calcext:value-type="float">
            <text:p>0.738520443439483</text:p>
          </table:table-cell>
          <table:table-cell table:number-columns-repeated="2"/>
        </table:table-row>
        <table:table-row table:style-name="ro1">
          <table:table-cell office:value-type="float" office:value="0.767358899116516" calcext:value-type="float">
            <text:p>0.767358899116516</text:p>
          </table:table-cell>
          <table:table-cell table:number-columns-repeated="2"/>
        </table:table-row>
        <table:table-row table:style-name="ro1">
          <table:table-cell office:value-type="float" office:value="0.721761107444763" calcext:value-type="float">
            <text:p>0.721761107444763</text:p>
          </table:table-cell>
          <table:table-cell table:number-columns-repeated="2"/>
        </table:table-row>
        <table:table-row table:style-name="ro1">
          <table:table-cell office:value-type="float" office:value="0.471846103668213" calcext:value-type="float">
            <text:p>0.471846103668213</text:p>
          </table:table-cell>
          <table:table-cell table:number-columns-repeated="2"/>
        </table:table-row>
        <table:table-row table:style-name="ro1">
          <table:table-cell office:value-type="float" office:value="0.311974436044693" calcext:value-type="float">
            <text:p>0.311974436044693</text:p>
          </table:table-cell>
          <table:table-cell table:number-columns-repeated="2"/>
        </table:table-row>
        <table:table-row table:style-name="ro1">
          <table:table-cell office:value-type="float" office:value="0.366180449724197" calcext:value-type="float">
            <text:p>0.366180449724197</text:p>
          </table:table-cell>
          <table:table-cell table:number-columns-repeated="2"/>
        </table:table-row>
        <table:table-row table:style-name="ro1">
          <table:table-cell office:value-type="float" office:value="0.46845093369484" calcext:value-type="float">
            <text:p>0.46845093369484</text:p>
          </table:table-cell>
          <table:table-cell table:number-columns-repeated="2"/>
        </table:table-row>
        <table:table-row table:style-name="ro1">
          <table:table-cell office:value-type="float" office:value="0.408718943595886" calcext:value-type="float">
            <text:p>0.408718943595886</text:p>
          </table:table-cell>
          <table:table-cell table:number-columns-repeated="2"/>
        </table:table-row>
        <table:table-row table:style-name="ro1">
          <table:table-cell office:value-type="float" office:value="0.398192584514618" calcext:value-type="float">
            <text:p>0.398192584514618</text:p>
          </table:table-cell>
          <table:table-cell table:number-columns-repeated="2"/>
        </table:table-row>
        <table:table-row table:style-name="ro1">
          <table:table-cell office:value-type="float" office:value="0.570154547691345" calcext:value-type="float">
            <text:p>0.570154547691345</text:p>
          </table:table-cell>
          <table:table-cell table:number-columns-repeated="2"/>
        </table:table-row>
        <table:table-row table:style-name="ro1">
          <table:table-cell office:value-type="float" office:value="0.768690049648285" calcext:value-type="float">
            <text:p>0.768690049648285</text:p>
          </table:table-cell>
          <table:table-cell table:number-columns-repeated="2"/>
        </table:table-row>
        <table:table-row table:style-name="ro1">
          <table:table-cell office:value-type="float" office:value="0.764514565467835" calcext:value-type="float">
            <text:p>0.764514565467835</text:p>
          </table:table-cell>
          <table:table-cell table:number-columns-repeated="2"/>
        </table:table-row>
        <table:table-row table:style-name="ro1">
          <table:table-cell office:value-type="float" office:value="0.75626277923584" calcext:value-type="float">
            <text:p>0.75626277923584</text:p>
          </table:table-cell>
          <table:table-cell table:number-columns-repeated="2"/>
        </table:table-row>
        <table:table-row table:style-name="ro1">
          <table:table-cell office:value-type="float" office:value="0.610631942749023" calcext:value-type="float">
            <text:p>0.610631942749023</text:p>
          </table:table-cell>
          <table:table-cell table:number-columns-repeated="2"/>
        </table:table-row>
        <table:table-row table:style-name="ro1">
          <table:table-cell office:value-type="float" office:value="0.645736813545227" calcext:value-type="float">
            <text:p>0.645736813545227</text:p>
          </table:table-cell>
          <table:table-cell table:number-columns-repeated="2"/>
        </table:table-row>
        <table:table-row table:style-name="ro1">
          <table:table-cell office:value-type="float" office:value="0.740095019340515" calcext:value-type="float">
            <text:p>0.740095019340515</text:p>
          </table:table-cell>
          <table:table-cell table:number-columns-repeated="2"/>
        </table:table-row>
        <table:table-row table:style-name="ro1">
          <table:table-cell office:value-type="float" office:value="0.561940312385559" calcext:value-type="float">
            <text:p>0.561940312385559</text:p>
          </table:table-cell>
          <table:table-cell table:number-columns-repeated="2"/>
        </table:table-row>
        <table:table-row table:style-name="ro1">
          <table:table-cell office:value-type="float" office:value="0.287200152873993" calcext:value-type="float">
            <text:p>0.287200152873993</text:p>
          </table:table-cell>
          <table:table-cell table:number-columns-repeated="2"/>
        </table:table-row>
        <table:table-row table:style-name="ro1">
          <table:table-cell office:value-type="float" office:value="0.438018441200256" calcext:value-type="float">
            <text:p>0.438018441200256</text:p>
          </table:table-cell>
          <table:table-cell table:number-columns-repeated="2"/>
        </table:table-row>
        <table:table-row table:style-name="ro1">
          <table:table-cell office:value-type="float" office:value="0.569470226764679" calcext:value-type="float">
            <text:p>0.569470226764679</text:p>
          </table:table-cell>
          <table:table-cell table:number-columns-repeated="2"/>
        </table:table-row>
        <table:table-row table:style-name="ro1">
          <table:table-cell office:value-type="float" office:value="0.634959757328033" calcext:value-type="float">
            <text:p>0.634959757328033</text:p>
          </table:table-cell>
          <table:table-cell table:number-columns-repeated="2"/>
        </table:table-row>
        <table:table-row table:style-name="ro1">
          <table:table-cell office:value-type="float" office:value="0.71421355009079" calcext:value-type="float">
            <text:p>0.71421355009079</text:p>
          </table:table-cell>
          <table:table-cell table:number-columns-repeated="2"/>
        </table:table-row>
        <table:table-row table:style-name="ro1">
          <table:table-cell office:value-type="float" office:value="0.77812385559082" calcext:value-type="float">
            <text:p>0.77812385559082</text:p>
          </table:table-cell>
          <table:table-cell table:number-columns-repeated="2"/>
        </table:table-row>
        <table:table-row table:style-name="ro1">
          <table:table-cell office:value-type="float" office:value="0.808361411094666" calcext:value-type="float">
            <text:p>0.808361411094666</text:p>
          </table:table-cell>
          <table:table-cell table:number-columns-repeated="2"/>
        </table:table-row>
        <table:table-row table:style-name="ro1">
          <table:table-cell office:value-type="float" office:value="0.840648233890533" calcext:value-type="float">
            <text:p>0.840648233890533</text:p>
          </table:table-cell>
          <table:table-cell table:number-columns-repeated="2"/>
        </table:table-row>
        <table:table-row table:style-name="ro1">
          <table:table-cell office:value-type="float" office:value="0.857032775878906" calcext:value-type="float">
            <text:p>0.857032775878906</text:p>
          </table:table-cell>
          <table:table-cell table:number-columns-repeated="2"/>
        </table:table-row>
        <table:table-row table:style-name="ro1">
          <table:table-cell office:value-type="float" office:value="0.866045176982879" calcext:value-type="float">
            <text:p>0.866045176982879</text:p>
          </table:table-cell>
          <table:table-cell table:number-columns-repeated="2"/>
        </table:table-row>
        <table:table-row table:style-name="ro1">
          <table:table-cell office:value-type="float" office:value="0.830476343631744" calcext:value-type="float">
            <text:p>0.830476343631744</text:p>
          </table:table-cell>
          <table:table-cell table:number-columns-repeated="2"/>
        </table:table-row>
        <table:table-row table:style-name="ro1">
          <table:table-cell office:value-type="float" office:value="0.811892747879028" calcext:value-type="float">
            <text:p>0.811892747879028</text:p>
          </table:table-cell>
          <table:table-cell table:number-columns-repeated="2"/>
        </table:table-row>
        <table:table-row table:style-name="ro1">
          <table:table-cell office:value-type="float" office:value="0.825843393802643" calcext:value-type="float">
            <text:p>0.825843393802643</text:p>
          </table:table-cell>
          <table:table-cell table:number-columns-repeated="2"/>
        </table:table-row>
        <table:table-row table:style-name="ro1">
          <table:table-cell office:value-type="float" office:value="0.835133016109467" calcext:value-type="float">
            <text:p>0.835133016109467</text:p>
          </table:table-cell>
          <table:table-cell table:number-columns-repeated="2"/>
        </table:table-row>
        <table:table-row table:style-name="ro1">
          <table:table-cell office:value-type="float" office:value="0.844828903675079" calcext:value-type="float">
            <text:p>0.844828903675079</text:p>
          </table:table-cell>
          <table:table-cell table:number-columns-repeated="2"/>
        </table:table-row>
        <table:table-row table:style-name="ro1">
          <table:table-cell office:value-type="float" office:value="0.840117752552033" calcext:value-type="float">
            <text:p>0.840117752552033</text:p>
          </table:table-cell>
          <table:table-cell table:number-columns-repeated="2"/>
        </table:table-row>
        <table:table-row table:style-name="ro1">
          <table:table-cell office:value-type="float" office:value="0.831599712371826" calcext:value-type="float">
            <text:p>0.831599712371826</text:p>
          </table:table-cell>
          <table:table-cell table:number-columns-repeated="2"/>
        </table:table-row>
        <table:table-row table:style-name="ro1">
          <table:table-cell office:value-type="float" office:value="0.818309426307678" calcext:value-type="float">
            <text:p>0.818309426307678</text:p>
          </table:table-cell>
          <table:table-cell table:number-columns-repeated="2"/>
        </table:table-row>
        <table:table-row table:style-name="ro1">
          <table:table-cell office:value-type="float" office:value="0.78185224533081" calcext:value-type="float">
            <text:p>0.78185224533081</text:p>
          </table:table-cell>
          <table:table-cell table:number-columns-repeated="2"/>
        </table:table-row>
        <table:table-row table:style-name="ro1">
          <table:table-cell office:value-type="float" office:value="0.736539006233215" calcext:value-type="float">
            <text:p>0.736539006233215</text:p>
          </table:table-cell>
          <table:table-cell table:number-columns-repeated="2"/>
        </table:table-row>
        <table:table-row table:style-name="ro1">
          <table:table-cell office:value-type="float" office:value="0.734706223011017" calcext:value-type="float">
            <text:p>0.734706223011017</text:p>
          </table:table-cell>
          <table:table-cell table:number-columns-repeated="2"/>
        </table:table-row>
        <table:table-row table:style-name="ro1">
          <table:table-cell office:value-type="float" office:value="0.732301473617554" calcext:value-type="float">
            <text:p>0.732301473617554</text:p>
          </table:table-cell>
          <table:table-cell table:number-columns-repeated="2"/>
        </table:table-row>
        <table:table-row table:style-name="ro1">
          <table:table-cell office:value-type="float" office:value="0.786977410316467" calcext:value-type="float">
            <text:p>0.786977410316467</text:p>
          </table:table-cell>
          <table:table-cell table:number-columns-repeated="2"/>
        </table:table-row>
        <table:table-row table:style-name="ro1">
          <table:table-cell office:value-type="float" office:value="0.593706607818604" calcext:value-type="float">
            <text:p>0.593706607818604</text:p>
          </table:table-cell>
          <table:table-cell table:number-columns-repeated="2"/>
        </table:table-row>
        <table:table-row table:style-name="ro1">
          <table:table-cell office:value-type="float" office:value="0.481996595859528" calcext:value-type="float">
            <text:p>0.481996595859528</text:p>
          </table:table-cell>
          <table:table-cell table:number-columns-repeated="2"/>
        </table:table-row>
        <table:table-row table:style-name="ro1">
          <table:table-cell office:value-type="float" office:value="0.774872601032257" calcext:value-type="float">
            <text:p>0.774872601032257</text:p>
          </table:table-cell>
          <table:table-cell table:number-columns-repeated="2"/>
        </table:table-row>
        <table:table-row table:style-name="ro1">
          <table:table-cell office:value-type="float" office:value="0.78580778837204" calcext:value-type="float">
            <text:p>0.78580778837204</text:p>
          </table:table-cell>
          <table:table-cell table:number-columns-repeated="2"/>
        </table:table-row>
        <table:table-row table:style-name="ro1">
          <table:table-cell office:value-type="float" office:value="0.808452785015106" calcext:value-type="float">
            <text:p>0.808452785015106</text:p>
          </table:table-cell>
          <table:table-cell table:number-columns-repeated="2"/>
        </table:table-row>
        <table:table-row table:style-name="ro1">
          <table:table-cell office:value-type="float" office:value="0.815655291080475" calcext:value-type="float">
            <text:p>0.815655291080475</text:p>
          </table:table-cell>
          <table:table-cell table:number-columns-repeated="2"/>
        </table:table-row>
        <table:table-row table:style-name="ro1">
          <table:table-cell office:value-type="float" office:value="0.85904723405838" calcext:value-type="float">
            <text:p>0.85904723405838</text:p>
          </table:table-cell>
          <table:table-cell table:number-columns-repeated="2"/>
        </table:table-row>
        <table:table-row table:style-name="ro1">
          <table:table-cell office:value-type="float" office:value="0.849160969257355" calcext:value-type="float">
            <text:p>0.849160969257355</text:p>
          </table:table-cell>
          <table:table-cell/>
          <table:table-cell table:formula="of:=AVERAGE([.A1:.A880])" office:value-type="float" office:value="0.73515658351508" calcext:value-type="float">
            <text:p>0.73515658351508</text:p>
          </table:table-cell>
        </table:table-row>
        <table:table-row table:style-name="ro1">
          <table:table-cell office:value-type="float" office:value="0.822389721870422" calcext:value-type="float">
            <text:p>0.822389721870422</text:p>
          </table:table-cell>
          <table:table-cell table:number-columns-repeated="2"/>
        </table:table-row>
        <table:table-row table:style-name="ro1">
          <table:table-cell office:value-type="float" office:value="0.838376879692078" calcext:value-type="float">
            <text:p>0.838376879692078</text:p>
          </table:table-cell>
          <table:table-cell table:number-columns-repeated="2"/>
        </table:table-row>
        <table:table-row table:style-name="ro1">
          <table:table-cell office:value-type="float" office:value="0.852678894996643" calcext:value-type="float">
            <text:p>0.852678894996643</text:p>
          </table:table-cell>
          <table:table-cell table:number-columns-repeated="2"/>
        </table:table-row>
        <table:table-row table:style-name="ro1">
          <table:table-cell office:value-type="float" office:value="0.817707121372223" calcext:value-type="float">
            <text:p>0.817707121372223</text:p>
          </table:table-cell>
          <table:table-cell table:number-columns-repeated="2"/>
        </table:table-row>
        <table:table-row table:style-name="ro1">
          <table:table-cell office:value-type="float" office:value="0.749997138977051" calcext:value-type="float">
            <text:p>0.749997138977051</text:p>
          </table:table-cell>
          <table:table-cell table:number-columns-repeated="2"/>
        </table:table-row>
        <table:table-row table:style-name="ro1">
          <table:table-cell office:value-type="float" office:value="0.785612940788269" calcext:value-type="float">
            <text:p>0.785612940788269</text:p>
          </table:table-cell>
          <table:table-cell table:number-columns-repeated="2"/>
        </table:table-row>
        <table:table-row table:style-name="ro1">
          <table:table-cell office:value-type="float" office:value="0.796322703361511" calcext:value-type="float">
            <text:p>0.796322703361511</text:p>
          </table:table-cell>
          <table:table-cell table:number-columns-repeated="2"/>
        </table:table-row>
        <table:table-row table:style-name="ro1">
          <table:table-cell office:value-type="float" office:value="0.829710304737091" calcext:value-type="float">
            <text:p>0.829710304737091</text:p>
          </table:table-cell>
          <table:table-cell table:number-columns-repeated="2"/>
        </table:table-row>
        <table:table-row table:style-name="ro1">
          <table:table-cell office:value-type="float" office:value="0.780737519264221" calcext:value-type="float">
            <text:p>0.780737519264221</text:p>
          </table:table-cell>
          <table:table-cell table:number-columns-repeated="2"/>
        </table:table-row>
        <table:table-row table:style-name="ro1">
          <table:table-cell office:value-type="float" office:value="0.801456868648529" calcext:value-type="float">
            <text:p>0.801456868648529</text:p>
          </table:table-cell>
          <table:table-cell table:number-columns-repeated="2"/>
        </table:table-row>
        <table:table-row table:style-name="ro1">
          <table:table-cell office:value-type="float" office:value="0.892638981342316" calcext:value-type="float">
            <text:p>0.892638981342316</text:p>
          </table:table-cell>
          <table:table-cell table:number-columns-repeated="2"/>
        </table:table-row>
        <table:table-row table:style-name="ro1">
          <table:table-cell office:value-type="float" office:value="0.8813197016716" calcext:value-type="float">
            <text:p>0.8813197016716</text:p>
          </table:table-cell>
          <table:table-cell table:number-columns-repeated="2"/>
        </table:table-row>
        <table:table-row table:style-name="ro1">
          <table:table-cell office:value-type="float" office:value="0.867600083351135" calcext:value-type="float">
            <text:p>0.867600083351135</text:p>
          </table:table-cell>
          <table:table-cell table:number-columns-repeated="2"/>
        </table:table-row>
        <table:table-row table:style-name="ro1">
          <table:table-cell office:value-type="float" office:value="0.85443902015686" calcext:value-type="float">
            <text:p>0.85443902015686</text:p>
          </table:table-cell>
          <table:table-cell table:number-columns-repeated="2"/>
        </table:table-row>
        <table:table-row table:style-name="ro1">
          <table:table-cell office:value-type="float" office:value="0.818333327770233" calcext:value-type="float">
            <text:p>0.818333327770233</text:p>
          </table:table-cell>
          <table:table-cell table:number-columns-repeated="2"/>
        </table:table-row>
        <table:table-row table:style-name="ro1">
          <table:table-cell office:value-type="float" office:value="0.860305309295654" calcext:value-type="float">
            <text:p>0.860305309295654</text:p>
          </table:table-cell>
          <table:table-cell table:number-columns-repeated="2"/>
        </table:table-row>
        <table:table-row table:style-name="ro1">
          <table:table-cell office:value-type="float" office:value="0.827248871326447" calcext:value-type="float">
            <text:p>0.827248871326447</text:p>
          </table:table-cell>
          <table:table-cell table:number-columns-repeated="2"/>
        </table:table-row>
        <table:table-row table:style-name="ro1">
          <table:table-cell office:value-type="float" office:value="0.819223284721375" calcext:value-type="float">
            <text:p>0.819223284721375</text:p>
          </table:table-cell>
          <table:table-cell table:number-columns-repeated="2"/>
        </table:table-row>
        <table:table-row table:style-name="ro1">
          <table:table-cell office:value-type="float" office:value="0.737034261226654" calcext:value-type="float">
            <text:p>0.737034261226654</text:p>
          </table:table-cell>
          <table:table-cell table:number-columns-repeated="2"/>
        </table:table-row>
        <table:table-row table:style-name="ro1">
          <table:table-cell office:value-type="float" office:value="0.856718242168427" calcext:value-type="float">
            <text:p>0.856718242168427</text:p>
          </table:table-cell>
          <table:table-cell table:number-columns-repeated="2"/>
        </table:table-row>
        <table:table-row table:style-name="ro1">
          <table:table-cell office:value-type="float" office:value="0.854887127876282" calcext:value-type="float">
            <text:p>0.854887127876282</text:p>
          </table:table-cell>
          <table:table-cell table:number-columns-repeated="2"/>
        </table:table-row>
        <table:table-row table:style-name="ro1">
          <table:table-cell office:value-type="float" office:value="0.84154999256134" calcext:value-type="float">
            <text:p>0.84154999256134</text:p>
          </table:table-cell>
          <table:table-cell table:number-columns-repeated="2"/>
        </table:table-row>
        <table:table-row table:style-name="ro1">
          <table:table-cell office:value-type="float" office:value="0.849189698696137" calcext:value-type="float">
            <text:p>0.849189698696137</text:p>
          </table:table-cell>
          <table:table-cell table:number-columns-repeated="2"/>
        </table:table-row>
        <table:table-row table:style-name="ro1">
          <table:table-cell office:value-type="float" office:value="0.881286025047302" calcext:value-type="float">
            <text:p>0.88128602504730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6T07:24:25.275352070</dc:date>
    <meta:editing-duration>PT1M38S</meta:editing-duration>
    <meta:editing-cycles>1</meta:editing-cycles>
    <meta:document-statistic meta:table-count="1" meta:cell-count="881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5cm" svg:y="4.148cm" style:legend-expansion="high" chart:style-name="ch2"/>
        <chart:plot-area chart:style-name="ch3" table:cell-range-address="20230216_072122conf_memo.A1:20230216_072122conf_memo.A880" svg:x="0.32cm" svg:y="0.18cm" svg:width="13.255cm" svg:height="8.64cm">
          <chartooo:coordinate-region svg:x="1.047cm" svg:y="0.379cm" svg:width="12.15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0230216_072122conf_memo.A1:20230216_072122conf_memo.A880" chart:class="chart:scatter">
            <chart:data-point chart:repeated="8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83429086208344">
                <text:p>0.783429086208344</text:p>
                <draw:g>
                  <svg:desc>20230216_072122conf_memo.A1:20230216_072122conf_memo.A8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99305737018585">
                <text:p>0.799305737018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4977570772171">
                <text:p>0.74977570772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99207329750061">
                <text:p>0.799207329750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45580995082855">
                <text:p>0.845580995082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6718311309814">
                <text:p>0.8467183113098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33639442920685">
                <text:p>0.8336394429206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1402282714844">
                <text:p>0.8514022827148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47808003425598">
                <text:p>0.8478080034255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0109407901764">
                <text:p>0.8401094079017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5532820224762">
                <text:p>0.7355328202247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04728388786316">
                <text:p>0.804728388786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3070216178894">
                <text:p>0.7730702161788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45595014095306">
                <text:p>0.645595014095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1476167440414">
                <text:p>0.471476167440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31384944915772">
                <text:p>0.5313849449157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26038467884064">
                <text:p>0.5260384678840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4561381340027">
                <text:p>0.4245613813400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1575973033905">
                <text:p>0.615759730339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02700591087341">
                <text:p>0.6027005910873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50931620597839">
                <text:p>0.7509316205978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87998712062836">
                <text:p>0.6879987120628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7108223438263">
                <text:p>0.5571082234382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70512044429779">
                <text:p>0.7705120444297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97452116012573">
                <text:p>0.8974521160125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04756188392639">
                <text:p>0.9047561883926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12670850753784">
                <text:p>0.9126708507537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7089079618454">
                <text:p>0.870890796184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82699906826019">
                <text:p>0.8826999068260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86354386806488">
                <text:p>0.8863543868064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90577614307404">
                <text:p>0.8905776143074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10583853721619">
                <text:p>0.9105838537216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14885222911835">
                <text:p>0.9148852229118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1479504108429">
                <text:p>0.914795041084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15227293968201">
                <text:p>0.9152272939682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14408028125763">
                <text:p>0.9144080281257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9743189811706">
                <text:p>0.9097431898117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02032852172852">
                <text:p>0.9020328521728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95380556583404">
                <text:p>0.8953805565834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97188365459442">
                <text:p>0.8971883654594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35914671421051">
                <text:p>0.8359146714210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95117998123169">
                <text:p>0.8951179981231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04551863670349">
                <text:p>0.9045518636703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95915031433106">
                <text:p>0.8959150314331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4454905986786">
                <text:p>0.8844549059867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81574749946594">
                <text:p>0.8815747499465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75745236873627">
                <text:p>0.8757452368736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29929053783417">
                <text:p>0.8299290537834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75793516635895">
                <text:p>0.8757935166358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78716170787811">
                <text:p>0.8787161707878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44348013401032">
                <text:p>0.8443480134010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4160852432251">
                <text:p>0.841608524322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35755109786987">
                <text:p>0.8357551097869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33453452587128">
                <text:p>0.7334534525871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3732260465622">
                <text:p>0.637322604656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23715400695801">
                <text:p>0.6237154006958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53801727294922">
                <text:p>0.3538017272949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1934466958046">
                <text:p>0.319344669580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78199923038483">
                <text:p>0.5781999230384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21030426025391">
                <text:p>0.5210304260253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73826205730438">
                <text:p>0.3738262057304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97566783428192">
                <text:p>0.5975667834281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51989543437958">
                <text:p>0.7519895434379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64722764492035">
                <text:p>0.7647227644920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1100252866745">
                <text:p>0.711002528667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94945001602173">
                <text:p>0.794945001602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52336442470551">
                <text:p>0.7523364424705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39207977056503">
                <text:p>0.3392079770565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26384723186493">
                <text:p>0.8263847231864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04588878154754">
                <text:p>0.9045888781547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05806481838226">
                <text:p>0.9058064818382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10754501819611">
                <text:p>0.9107545018196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07658159732819">
                <text:p>0.9076581597328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15848970413208">
                <text:p>0.9158489704132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0343964099884">
                <text:p>0.903439640998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06404852867126">
                <text:p>0.9064048528671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20430839061737">
                <text:p>0.9204308390617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00719046592712">
                <text:p>0.9007190465927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96664917469025">
                <text:p>0.8966649174690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0349817276001">
                <text:p>0.90349817276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92419338226318">
                <text:p>0.8924193382263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68882298469543">
                <text:p>0.8688822984695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84065210819244">
                <text:p>0.8840652108192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84297907352448">
                <text:p>0.8842979073524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96189868450165">
                <text:p>0.8961898684501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17123436927795">
                <text:p>0.9171234369277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756377696991">
                <text:p>0.937563776969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4895932674408">
                <text:p>0.9348959326744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23325777053833">
                <text:p>0.9233257770538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09061014652252">
                <text:p>0.9090610146522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99031102657318">
                <text:p>0.8990311026573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01151716709137">
                <text:p>0.9011517167091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03406858444214">
                <text:p>0.9034068584442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14900398254395">
                <text:p>0.8149003982543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89998114109039">
                <text:p>0.7899981141090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13236057758331">
                <text:p>0.8132360577583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96715879440308">
                <text:p>0.8967158794403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45669150352478">
                <text:p>0.8456691503524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33891928195953">
                <text:p>0.8338919281959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72995555400848">
                <text:p>0.8729955554008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62365365028381">
                <text:p>0.8623653650283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04901087284088">
                <text:p>0.9049010872840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18300092220306">
                <text:p>0.9183000922203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40499246120453">
                <text:p>0.9404992461204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32255446910858">
                <text:p>0.9322554469108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47042942047119">
                <text:p>0.9470429420471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36537802219391">
                <text:p>0.9365378022193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27933931350708">
                <text:p>0.9279339313507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89320170879364">
                <text:p>0.7893201708793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85501098632813">
                <text:p>0.6855010986328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40035545825958">
                <text:p>0.5400355458259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31298518180847">
                <text:p>0.5312985181808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41648185253143">
                <text:p>0.4416481852531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90033274888992">
                <text:p>0.3900332748889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78350251913071">
                <text:p>0.4783502519130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52664613723755">
                <text:p>0.4526646137237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57562536001205">
                <text:p>0.4575625360012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91908490657806">
                <text:p>0.4919084906578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06001770496368">
                <text:p>0.5060017704963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43085074424744">
                <text:p>0.4430850744247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14299756288528">
                <text:p>0.4142997562885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14493215084076">
                <text:p>0.7144932150840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65778183937073">
                <text:p>0.7657781839370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77182972431183">
                <text:p>0.6771829724311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41727149486542">
                <text:p>0.6417271494865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11626589298248">
                <text:p>0.7116265892982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88548767566681">
                <text:p>0.7885487675666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36116313934326">
                <text:p>0.8361163139343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8807076215744">
                <text:p>0.888070762157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19303059577942">
                <text:p>0.9193030595779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24878239631653">
                <text:p>0.9248782396316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13766264915466">
                <text:p>0.9137662649154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2016327381134">
                <text:p>0.920163273811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29670333862305">
                <text:p>0.9296703338623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3345719575882">
                <text:p>0.933457195758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1166353225708">
                <text:p>0.911663532257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14655029773712">
                <text:p>0.9146550297737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18354451656342">
                <text:p>0.9183544516563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24568891525269">
                <text:p>0.9245688915252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08584654331207">
                <text:p>0.9085846543312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95090281963348">
                <text:p>0.8950902819633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8103985786438">
                <text:p>0.881039857864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84255051612854">
                <text:p>0.8842550516128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74296963214874">
                <text:p>0.8742969632148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90237963199616">
                <text:p>0.7902379631996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89970636367798">
                <text:p>0.7899706363677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71569216251373">
                <text:p>0.8715692162513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09741616249085">
                <text:p>0.8097416162490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01029443740845">
                <text:p>0.8010294437408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69422674179077">
                <text:p>0.8694226741790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71828317642212">
                <text:p>0.8718283176422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85374486446381">
                <text:p>0.8853744864463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00938749313354">
                <text:p>0.9009387493133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86546611785889">
                <text:p>0.8865466117858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93995022773743">
                <text:p>0.7939950227737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9577317237854">
                <text:p>0.895773172378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81154537200928">
                <text:p>0.8811545372009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7812066078186">
                <text:p>0.878120660781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07289445400238">
                <text:p>0.9072894454002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16480243206024">
                <text:p>0.9164802432060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94746661186218">
                <text:p>0.8947466611862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95831346511841">
                <text:p>0.8958313465118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98079812526703">
                <text:p>0.8980798125267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89016509056091">
                <text:p>0.8890165090560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88356268405914">
                <text:p>0.8883562684059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68760049343109">
                <text:p>0.8687600493431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48524510860443">
                <text:p>0.8485245108604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9846910238266">
                <text:p>0.698469102382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63226747512817">
                <text:p>0.7632267475128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59332799911499">
                <text:p>0.8593327999114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42418909072876">
                <text:p>0.8424189090728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93383920192719">
                <text:p>0.8933839201927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95915448665619">
                <text:p>0.8959154486656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93105864524841">
                <text:p>0.8931058645248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87749910354614">
                <text:p>0.8877499103546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92614245414734">
                <text:p>0.8926142454147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62342655658722">
                <text:p>0.8623426556587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90770226716995">
                <text:p>0.3907702267169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91957449913025">
                <text:p>0.5919574499130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2533395290375">
                <text:p>0.7325333952903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46172869205475">
                <text:p>0.8461728692054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935666680336">
                <text:p>0.89356666803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50726127624512">
                <text:p>0.8507261276245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70314836502075">
                <text:p>0.8703148365020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5930073261261">
                <text:p>0.859300732612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86506915092468">
                <text:p>0.8865069150924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92629027366638">
                <text:p>0.8926290273666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88437151908875">
                <text:p>0.8884371519088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72071146965027">
                <text:p>0.8720711469650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88095736503601">
                <text:p>0.8880957365036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66164088249206">
                <text:p>0.8661640882492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72659802436829">
                <text:p>0.8726598024368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87190401554108">
                <text:p>0.8871904015541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77039194107056">
                <text:p>0.8770391941070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66432964801788">
                <text:p>0.8664329648017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92374283075333">
                <text:p>0.292374283075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37989699840546">
                <text:p>0.6379896998405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13830804824829">
                <text:p>0.6138308048248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3139037489891">
                <text:p>0.431390374898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6235419511795">
                <text:p>0.762354195117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2407797574997">
                <text:p>0.624077975749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38209223747253">
                <text:p>0.6382092237472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1902346611023">
                <text:p>0.719023466110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63822913169861">
                <text:p>0.7638229131698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9978084564209">
                <text:p>0.799780845642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77125775814056">
                <text:p>0.7771257758140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55023741722107">
                <text:p>0.8550237417221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67361068725586">
                <text:p>0.8673610687255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79481911659241">
                <text:p>0.8794819116592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0888237953186">
                <text:p>0.908882379531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04415667057037">
                <text:p>0.9044156670570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96838784217835">
                <text:p>0.8968387842178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99009883403778">
                <text:p>0.8990098834037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05373394489288">
                <text:p>0.9053733944892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97521138191223">
                <text:p>0.8975211381912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024738073349">
                <text:p>0.90247380733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0034806728363">
                <text:p>0.900348067283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55493009090424">
                <text:p>0.8554930090904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77989006042481">
                <text:p>0.6779890060424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67224407196045">
                <text:p>0.6672244071960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07578957080841">
                <text:p>0.7075789570808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79307973384857">
                <text:p>0.57930797338485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629067361354828">
                <text:p>0.6290673613548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630252122879028">
                <text:p>0.6302521228790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29788482189178">
                <text:p>0.7297884821891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01951110363007">
                <text:p>0.8019511103630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813616216182709">
                <text:p>0.8136162161827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43722558021545">
                <text:p>0.7437225580215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76461517810822">
                <text:p>0.6764615178108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28218257427216">
                <text:p>0.7282182574272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99966764450073">
                <text:p>0.5999667644500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76006472110748">
                <text:p>0.5760064721107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43566209077835">
                <text:p>0.3435662090778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60475814342499">
                <text:p>0.26047581434249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8560084104538">
                <text:p>0.785600841045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86585688591003">
                <text:p>0.7865856885910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02975749969482">
                <text:p>0.7029757499694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694023847579956">
                <text:p>0.6940238475799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00308525562286">
                <text:p>0.8003085255622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852837324142456">
                <text:p>0.8528373241424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89095842838287">
                <text:p>0.8890958428382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880609571933746">
                <text:p>0.8806095719337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84264063835144">
                <text:p>0.842640638351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50936806201935">
                <text:p>0.7509368062019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56432235240936">
                <text:p>0.7564322352409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58503234386444">
                <text:p>0.6585032343864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37154579162598">
                <text:p>0.6371545791625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844471752643585">
                <text:p>0.8444717526435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829545617103577">
                <text:p>0.8295456171035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13981175422668">
                <text:p>0.8139811754226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4673148393631">
                <text:p>0.8467314839363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64677429199219">
                <text:p>0.8646774291992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53761672973633">
                <text:p>0.8537616729736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34602236747742">
                <text:p>0.8346022367477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33444714546204">
                <text:p>0.8334447145462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20191562175751">
                <text:p>0.8201915621757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34111213684082">
                <text:p>0.8341112136840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78610771894455">
                <text:p>0.786107718944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3531299829483">
                <text:p>0.7353129982948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52621650695801">
                <text:p>0.7526216506958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10235869884491">
                <text:p>0.6102358698844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638755142688751">
                <text:p>0.63875514268875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76773738861084">
                <text:p>0.767737388610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00259649753571">
                <text:p>0.8002596497535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654472947120667">
                <text:p>0.6544729471206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96518582105637">
                <text:p>0.4965185821056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00320565700531">
                <text:p>0.3003205657005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51055836677551">
                <text:p>0.2510558366775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797855615615845">
                <text:p>0.79785561561584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47372090816498">
                <text:p>0.7473720908164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743006765842438">
                <text:p>0.7430067658424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56374144554138">
                <text:p>0.85637414455413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769769310951233">
                <text:p>0.7697693109512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48080396652222">
                <text:p>0.8480803966522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73181581497192">
                <text:p>0.8731815814971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55535805225372">
                <text:p>0.8555358052253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68512320518494">
                <text:p>0.5685123205184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676387071609497">
                <text:p>0.67638707160949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707691133022308">
                <text:p>0.7076911330223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25001001358032">
                <text:p>0.8250010013580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02044212818146">
                <text:p>0.80204421281814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15573036670685">
                <text:p>0.8155730366706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01749467849731">
                <text:p>0.80174946784973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43298053741455">
                <text:p>0.74329805374145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642702341079712">
                <text:p>0.6427023410797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690486133098602">
                <text:p>0.6904861330986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59319388866425">
                <text:p>0.8593193888664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33754062652588">
                <text:p>0.8337540626525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40589940547943">
                <text:p>0.8405899405479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3323118686676">
                <text:p>0.733231186866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674141764640808">
                <text:p>0.6741417646408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787463486194611">
                <text:p>0.7874634861946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724313855171204">
                <text:p>0.7243138551712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72809910774231">
                <text:p>0.728099107742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766879141330719">
                <text:p>0.7668791413307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639166295528412">
                <text:p>0.6391662955284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796304404735565">
                <text:p>0.7963044047355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00739228725433">
                <text:p>0.8007392287254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789678990840912">
                <text:p>0.7896789908409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629937529563904">
                <text:p>0.6299375295639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74064767360687">
                <text:p>0.4740647673606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652624130249023">
                <text:p>0.6526241302490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81022310256958">
                <text:p>0.810223102569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164346575737">
                <text:p>0.71643465757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63596922159195">
                <text:p>0.2635969221591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79492491483688">
                <text:p>0.3794924914836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77416884899139">
                <text:p>0.2774168848991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65675288438797">
                <text:p>0.6567528843879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791850626468658">
                <text:p>0.79185062646865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851450979709625">
                <text:p>0.8514509797096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811778068542481">
                <text:p>0.81177806854248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845029830932617">
                <text:p>0.84502983093261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868608891963959">
                <text:p>0.8686088919639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823831796646118">
                <text:p>0.8238317966461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00581336021423">
                <text:p>0.8005813360214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00349831581116">
                <text:p>0.8003498315811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875416696071625">
                <text:p>0.8754166960716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02293264865875">
                <text:p>0.9022932648658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27579700946808">
                <text:p>0.92757970094680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27907705307007">
                <text:p>0.9279077053070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37786221504211">
                <text:p>0.9377862215042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17851579189301">
                <text:p>0.7178515791893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86920952796936">
                <text:p>0.869209527969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80301833152771">
                <text:p>0.8803018331527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859880864620209">
                <text:p>0.8598808646202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94841849803925">
                <text:p>0.8948418498039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18053925037384">
                <text:p>0.91805392503738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6721134185791">
                <text:p>0.867211341857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602707266807556">
                <text:p>0.6027072668075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02354443073273">
                <text:p>0.50235444307327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728560626506805">
                <text:p>0.7285606265068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72146117687225">
                <text:p>0.5721461176872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42688858509064">
                <text:p>0.84268885850906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796586930751801">
                <text:p>0.7965869307518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84657657146454">
                <text:p>0.78465765714645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780038058757782">
                <text:p>0.78003805875778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732125699520111">
                <text:p>0.7321256995201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82559514045715">
                <text:p>0.7825595140457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79649543762207">
                <text:p>0.796495437622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75050413608551">
                <text:p>0.750504136085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84343159198761">
                <text:p>0.68434315919876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35471510887146">
                <text:p>0.8354715108871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799799859523773">
                <text:p>0.7997998595237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810583412647247">
                <text:p>0.81058341264724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817436456680298">
                <text:p>0.81743645668029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39245557785034">
                <text:p>0.8392455577850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777918457984924">
                <text:p>0.7779184579849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887344002723694">
                <text:p>0.8873440027236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11463916301727">
                <text:p>0.91146391630172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07135963439941">
                <text:p>0.9071359634399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78769874572754">
                <text:p>0.87876987457275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862428486347199">
                <text:p>0.86242848634719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4061473608017">
                <text:p>0.840614736080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785771131515503">
                <text:p>0.7857711315155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644175231456757">
                <text:p>0.6441752314567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69926726818085">
                <text:p>0.76992672681808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689729452133179">
                <text:p>0.68972945213317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603636562824249">
                <text:p>0.60363656282424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711276888847351">
                <text:p>0.71127688884735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739436268806458">
                <text:p>0.7394362688064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656326413154602">
                <text:p>0.6563264131546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58485281467438">
                <text:p>0.35848528146743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60094952583313">
                <text:p>0.600949525833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706439912319183">
                <text:p>0.70643991231918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51205086708069">
                <text:p>0.75120508670806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753049075603485">
                <text:p>0.7530490756034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695889949798584">
                <text:p>0.6958899497985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635464668273926">
                <text:p>0.63546466827392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99769711494446">
                <text:p>0.5997697114944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535241782665253">
                <text:p>0.53524178266525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745536983013153">
                <text:p>0.7455369830131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849130392074585">
                <text:p>0.84913039207458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884802877902985">
                <text:p>0.88480287790298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897712647914887">
                <text:p>0.89771264791488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887450575828552">
                <text:p>0.88745057582855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889915704727173">
                <text:p>0.88991570472717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865120887756348">
                <text:p>0.86512088775634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857440948486328">
                <text:p>0.8574409484863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44564020633698">
                <text:p>0.84456402063369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843559563159943">
                <text:p>0.8435595631599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841483175754547">
                <text:p>0.84148317575454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842821717262268">
                <text:p>0.84282171726226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860724747180939">
                <text:p>0.86072474718093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869927704334259">
                <text:p>0.8699277043342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878958821296692">
                <text:p>0.87895882129669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830639719963074">
                <text:p>0.8306397199630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821695446968079">
                <text:p>0.8216954469680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770898342132568">
                <text:p>0.7708983421325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784124195575714">
                <text:p>0.7841241955757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721862137317658">
                <text:p>0.72186213731765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30966091156006">
                <text:p>0.7309660911560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731570303440094">
                <text:p>0.73157030344009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861209213733673">
                <text:p>0.86120921373367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596832752227783">
                <text:p>0.59683275222778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708880543708801">
                <text:p>0.7088805437088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668672561645508">
                <text:p>0.6686725616455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483536720275879">
                <text:p>0.4835367202758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62615144252777">
                <text:p>0.2626151442527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67986530065536">
                <text:p>0.3679865300655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19401913881302">
                <text:p>0.41940191388130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23026651144028">
                <text:p>0.42302665114402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3036150932312">
                <text:p>0.430361509323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69744682312012">
                <text:p>0.46974468231201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60536569356918">
                <text:p>0.4605365693569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76384073495865">
                <text:p>0.47638407349586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80877459049225">
                <text:p>0.4808774590492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87180501222611">
                <text:p>0.4871805012226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87936705350876">
                <text:p>0.48793670535087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502069711685181">
                <text:p>0.50206971168518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504582703113556">
                <text:p>0.50458270311355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51066517829895">
                <text:p>0.510665178298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9359318614006">
                <text:p>0.4935931861400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58524793386459">
                <text:p>0.45852479338645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38971370458603">
                <text:p>0.43897137045860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30512219667435">
                <text:p>0.43051221966743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18326437473297">
                <text:p>0.4183264374732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00786876678467">
                <text:p>0.40078687667846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08830761909485">
                <text:p>0.40883076190948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9604589343071">
                <text:p>0.3960458934307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392734706401825">
                <text:p>0.3927347064018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90814751386642">
                <text:p>0.39081475138664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80720406770706">
                <text:p>0.3807204067707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78387004137039">
                <text:p>0.37838700413703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71786147356033">
                <text:p>0.3717861473560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85964304208755">
                <text:p>0.38596430420875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83684039115906">
                <text:p>0.38368403911590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26320320367813">
                <text:p>0.3263203203678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29271763563156">
                <text:p>0.32927176356315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77343952655792">
                <text:p>0.37734395265579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83487820625305">
                <text:p>0.3834878206253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20030295848846">
                <text:p>0.4200302958488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509101390838623">
                <text:p>0.50910139083862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606606543064117">
                <text:p>0.6066065430641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68865430355072">
                <text:p>0.6886543035507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769385933876038">
                <text:p>0.76938593387603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769397258758545">
                <text:p>0.76939725875854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792759537696838">
                <text:p>0.79275953769683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789639174938202">
                <text:p>0.78963917493820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781554222106934">
                <text:p>0.78155422210693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780071198940277">
                <text:p>0.78007119894027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781724512577057">
                <text:p>0.78172451257705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768753945827484">
                <text:p>0.76875394582748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771886885166168">
                <text:p>0.7718868851661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769201159477234">
                <text:p>0.7692011594772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76968777179718">
                <text:p>0.7696877717971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766253709793091">
                <text:p>0.76625370979309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765120565891266">
                <text:p>0.76512056589126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763148427009583">
                <text:p>0.76314842700958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765575289726257">
                <text:p>0.76557528972625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766215085983276">
                <text:p>0.76621508598327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769897818565369">
                <text:p>0.76989781856536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769281148910522">
                <text:p>0.76928114891052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767264366149902">
                <text:p>0.76726436614990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763141334056854">
                <text:p>0.76314133405685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764934539794922">
                <text:p>0.76493453979492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764497101306915">
                <text:p>0.7644971013069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768698453903198">
                <text:p>0.76869845390319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767095565795898">
                <text:p>0.76709556579589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791682600975037">
                <text:p>0.79168260097503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793665051460266">
                <text:p>0.79366505146026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79271388053894">
                <text:p>0.7927138805389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92608857154846">
                <text:p>0.7926088571548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791460335254669">
                <text:p>0.7914603352546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789098083972931">
                <text:p>0.7890980839729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789863646030426">
                <text:p>0.78986364603042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777758598327637">
                <text:p>0.77775859832763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777485966682434">
                <text:p>0.77748596668243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776263773441315">
                <text:p>0.7762637734413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774998366832733">
                <text:p>0.7749983668327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774835705757141">
                <text:p>0.77483570575714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771103084087372">
                <text:p>0.77110308408737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751009583473206">
                <text:p>0.75100958347320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752504467964172">
                <text:p>0.7525044679641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812538385391235">
                <text:p>0.8125383853912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817680060863495">
                <text:p>0.8176800608634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700170934200287">
                <text:p>0.70017093420028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652719974517822">
                <text:p>0.65271997451782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676984488964081">
                <text:p>0.67698448896408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544633388519287">
                <text:p>0.54463338851928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62281680107117">
                <text:p>0.3622816801071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85430514812469">
                <text:p>0.38543051481246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348852753639221">
                <text:p>0.34885275363922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608905076980591">
                <text:p>0.60890507698059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595231831073761">
                <text:p>0.59523183107376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747302532196045">
                <text:p>0.74730253219604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673810541629791">
                <text:p>0.6738105416297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16387921571732">
                <text:p>0.31638792157173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803668737411499">
                <text:p>0.80366873741149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757980346679688">
                <text:p>0.75798034667968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77684211730957">
                <text:p>0.7768421173095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71424800157547">
                <text:p>0.7142480015754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519293546676636">
                <text:p>0.51929354667663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798639535903931">
                <text:p>0.79863953590393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818654358386993">
                <text:p>0.81865435838699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696658074855804">
                <text:p>0.6966580748558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707954347133637">
                <text:p>0.70795434713363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645143806934357">
                <text:p>0.64514380693435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737302422523499">
                <text:p>0.73730242252349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626365005970001">
                <text:p>0.62636500597000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82975244522095">
                <text:p>0.48297524452209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60937464237213">
                <text:p>0.56093746423721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80467826128006">
                <text:p>0.8046782612800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385105013847351">
                <text:p>0.38510501384735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260792940855026">
                <text:p>0.26079294085502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736599385738373">
                <text:p>0.73659938573837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884425103664398">
                <text:p>0.88442510366439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849117815494537">
                <text:p>0.84911781549453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77201521396637">
                <text:p>0.7720152139663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824088037014008">
                <text:p>0.82408803701400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891467571258545">
                <text:p>0.89146757125854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899954557418823">
                <text:p>0.89995455741882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856898725032806">
                <text:p>0.85689872503280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808928787708283">
                <text:p>0.80892878770828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841258347034454">
                <text:p>0.84125834703445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889326572418213">
                <text:p>0.88932657241821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892931342124939">
                <text:p>0.89293134212493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85774576663971">
                <text:p>0.8577457666397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802060782909393">
                <text:p>0.80206078290939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865998923778534">
                <text:p>0.86599892377853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881422817707062">
                <text:p>0.88142281770706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852829158306122">
                <text:p>0.85282915830612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853711426258087">
                <text:p>0.85371142625808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82407158613205">
                <text:p>0.8240715861320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798350691795349">
                <text:p>0.79835069179534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717316687107086">
                <text:p>0.71731668710708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670386075973511">
                <text:p>0.67038607597351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614120244979858">
                <text:p>0.61412024497985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594577252864838">
                <text:p>0.59457725286483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672480285167694">
                <text:p>0.67248028516769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593626141548157">
                <text:p>0.59362614154815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296279191970825">
                <text:p>0.29627919197082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277421206235886">
                <text:p>0.27742120623588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306475728750229">
                <text:p>0.30647572875022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32595419883728">
                <text:p>0.3259541988372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42463880777359">
                <text:p>0.4246388077735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38352957367897">
                <text:p>0.3835295736789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635352432727814">
                <text:p>0.63535243272781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816551625728607">
                <text:p>0.81655162572860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867063403129578">
                <text:p>0.86706340312957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859185934066772">
                <text:p>0.85918593406677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830349981784821">
                <text:p>0.83034998178482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840706169605255">
                <text:p>0.8407061696052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857582569122314">
                <text:p>0.85758256912231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877499938011169">
                <text:p>0.87749993801116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88392037153244">
                <text:p>0.883920371532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884476900100708">
                <text:p>0.88447690010070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86927729845047">
                <text:p>0.8692772984504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855584859848022">
                <text:p>0.85558485984802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834916114807129">
                <text:p>0.83491611480712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834677040576935">
                <text:p>0.83467704057693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820430278778076">
                <text:p>0.8204302787780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812873303890228">
                <text:p>0.81287330389022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787502467632294">
                <text:p>0.78750246763229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798842430114746">
                <text:p>0.79884243011474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799336552619934">
                <text:p>0.79933655261993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791159689426422">
                <text:p>0.79115968942642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771212935447693">
                <text:p>0.77121293544769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76285845041275">
                <text:p>0.762858450412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762404918670654">
                <text:p>0.76240491867065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748026013374329">
                <text:p>0.74802601337432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711218953132629">
                <text:p>0.71121895313262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690488696098328">
                <text:p>0.69048869609832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72794634103775">
                <text:p>0.7279463410377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723945379257202">
                <text:p>0.72394537925720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699043989181519">
                <text:p>0.6990439891815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706892609596252">
                <text:p>0.70689260959625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719045400619507">
                <text:p>0.71904540061950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769133269786835">
                <text:p>0.76913326978683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790002763271332">
                <text:p>0.79000276327133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793899655342102">
                <text:p>0.79389965534210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801933288574219">
                <text:p>0.8019332885742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780524253845215">
                <text:p>0.78052425384521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780661821365356">
                <text:p>0.7806618213653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785610139369965">
                <text:p>0.78561013936996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770765602588654">
                <text:p>0.77076560258865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790014266967773">
                <text:p>0.79001426696777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802820324897766">
                <text:p>0.80282032489776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804142832756043">
                <text:p>0.80414283275604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78400993347168">
                <text:p>0.7840099334716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830856919288635">
                <text:p>0.83085691928863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71302342414856">
                <text:p>0.7130234241485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695266723632813">
                <text:p>0.6952667236328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684263110160828">
                <text:p>0.68426311016082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670712947845459">
                <text:p>0.67071294784545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626315474510193">
                <text:p>0.62631547451019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628076493740082">
                <text:p>0.62807649374008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651047468185425">
                <text:p>0.65104746818542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683709025382996">
                <text:p>0.68370902538299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742327570915222">
                <text:p>0.74232757091522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756270885467529">
                <text:p>0.75627088546752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77026230096817">
                <text:p>0.770262300968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846482396125793">
                <text:p>0.84648239612579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859799444675446">
                <text:p>0.85979944467544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864892065525055">
                <text:p>0.86489206552505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829174876213074">
                <text:p>0.82917487621307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812661647796631">
                <text:p>0.81266164779663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760804355144501">
                <text:p>0.76080435514450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662670433521271">
                <text:p>0.66267043352127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23057401180267">
                <text:p>0.52305740118026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662295997142792">
                <text:p>0.66229599714279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768150627613068">
                <text:p>0.76815062761306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79649156332016">
                <text:p>0.7964915633201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802375912666321">
                <text:p>0.80237591266632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793436646461487">
                <text:p>0.79343664646148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781525373458862">
                <text:p>0.78152537345886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767799139022827">
                <text:p>0.76779913902282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772481679916382">
                <text:p>0.77248167991638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760743677616119">
                <text:p>0.76074367761611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763239920139313">
                <text:p>0.76323992013931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776564598083496">
                <text:p>0.77656459808349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7418252825737">
                <text:p>0.741825282573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697616517543793">
                <text:p>0.69761651754379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593569815158844">
                <text:p>0.59356981515884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533787846565247">
                <text:p>0.53378784656524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533933222293854">
                <text:p>0.53393322229385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499371320009232">
                <text:p>0.49937132000923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453141659498215">
                <text:p>0.45314165949821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463548511266708">
                <text:p>0.46354851126670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452548444271088">
                <text:p>0.45254844427108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39884415268898">
                <text:p>0.3988441526889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3713718354702">
                <text:p>0.371371835470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368368953466415">
                <text:p>0.36836895346641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427326798439026">
                <text:p>0.42732679843902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43854632973671">
                <text:p>0.4385463297367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464385837316513">
                <text:p>0.46438583731651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51636815071106">
                <text:p>0.5163681507110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509282052516937">
                <text:p>0.50928205251693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568297684192658">
                <text:p>0.56829768419265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539916694164276">
                <text:p>0.53991669416427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604889154434204">
                <text:p>0.60488915443420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594948887825012">
                <text:p>0.59494888782501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09484016895294">
                <text:p>0.60948401689529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594031393527985">
                <text:p>0.59403139352798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624323785305023">
                <text:p>0.62432378530502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646880984306335">
                <text:p>0.64688098430633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66987359523773">
                <text:p>0.66698735952377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694586396217346">
                <text:p>0.69458639621734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729796409606934">
                <text:p>0.72979640960693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734146535396576">
                <text:p>0.73414653539657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729975402355194">
                <text:p>0.72997540235519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744092166423798">
                <text:p>0.74409216642379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739555180072784">
                <text:p>0.73955518007278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746193587779999">
                <text:p>0.74619358777999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764495849609375">
                <text:p>0.76449584960937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760712504386902">
                <text:p>0.76071250438690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76793509721756">
                <text:p>0.7679350972175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783061742782593">
                <text:p>0.78306174278259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784825921058655">
                <text:p>0.78482592105865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781259417533875">
                <text:p>0.78125941753387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786768853664398">
                <text:p>0.78676885366439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787900507450104">
                <text:p>0.78790050745010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790063798427582">
                <text:p>0.79006379842758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795492589473724">
                <text:p>0.79549258947372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795138597488403">
                <text:p>0.79513859748840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793437361717224">
                <text:p>0.79343736171722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789372622966766">
                <text:p>0.78937262296676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788786768913269">
                <text:p>0.78878676891326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795030057430267">
                <text:p>0.79503005743026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790000915527344">
                <text:p>0.79000091552734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785694241523743">
                <text:p>0.78569424152374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796085178852081">
                <text:p>0.79608517885208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80819433927536">
                <text:p>0.8081943392753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806679725646973">
                <text:p>0.80667972564697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810239136219025">
                <text:p>0.81023913621902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81447958946228">
                <text:p>0.8144795894622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8174849152565">
                <text:p>0.817484915256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816852152347565">
                <text:p>0.81685215234756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814352154731751">
                <text:p>0.81435215473175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802686095237732">
                <text:p>0.80268609523773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794310688972473">
                <text:p>0.79431068897247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771666169166565">
                <text:p>0.77166616916656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743782460689545">
                <text:p>0.74378246068954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734889149665833">
                <text:p>0.73488914966583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724040746688843">
                <text:p>0.72404074668884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72029036283493">
                <text:p>0.7202903628349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723694801330566">
                <text:p>0.72369480133056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727496325969696">
                <text:p>0.72749632596969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703752040863037">
                <text:p>0.70375204086303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552317380905151">
                <text:p>0.55231738090515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555728793144226">
                <text:p>0.55572879314422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700497210025787">
                <text:p>0.70049721002578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661455273628235">
                <text:p>0.66145527362823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688354313373566">
                <text:p>0.68835431337356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709024369716644">
                <text:p>0.70902436971664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44600984454155">
                <text:p>0.4460098445415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265511631965637">
                <text:p>0.26551163196563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343341529369354">
                <text:p>0.34334152936935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62650865316391">
                <text:p>0.6265086531639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611624896526337">
                <text:p>0.61162489652633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769116461277008">
                <text:p>0.76911646127700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809493005275726">
                <text:p>0.80949300527572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842795073986053">
                <text:p>0.84279507398605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830915987491608">
                <text:p>0.83091598749160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834198474884033">
                <text:p>0.83419847488403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857909858226776">
                <text:p>0.85790985822677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850628733634949">
                <text:p>0.85062873363494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814215242862701">
                <text:p>0.81421524286270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836383879184723">
                <text:p>0.83638387918472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820830643177033">
                <text:p>0.82083064317703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763534545898438">
                <text:p>0.76353454589843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787998259067535">
                <text:p>0.78799825906753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813384830951691">
                <text:p>0.81338483095169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76457941532135">
                <text:p>0.7645794153213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757793486118317">
                <text:p>0.75779348611831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709490239620209">
                <text:p>0.70949023962020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703175187110901">
                <text:p>0.70317518711090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756626129150391">
                <text:p>0.75662612915039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757355153560638">
                <text:p>0.75735515356063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758208096027374">
                <text:p>0.75820809602737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786397457122803">
                <text:p>0.78639745712280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794133126735687">
                <text:p>0.79413312673568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837134957313538">
                <text:p>0.83713495731353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839865744113922">
                <text:p>0.83986574411392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853999376296997">
                <text:p>0.85399937629699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862208962440491">
                <text:p>0.86220896244049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837482511997223">
                <text:p>0.83748251199722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830966711044312">
                <text:p>0.83096671104431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843787610530853">
                <text:p>0.84378761053085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855805933475494">
                <text:p>0.85580593347549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833003878593445">
                <text:p>0.83300387859344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855761170387268">
                <text:p>0.85576117038726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894343078136444">
                <text:p>0.89434307813644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866851627826691">
                <text:p>0.86685162782669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841377675533295">
                <text:p>0.84137767553329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854212880134583">
                <text:p>0.85421288013458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868049323558807">
                <text:p>0.86804932355880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837576746940613">
                <text:p>0.83757674694061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485961496829987">
                <text:p>0.48596149682998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681276321411133">
                <text:p>0.68127632141113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630440950393677">
                <text:p>0.63044095039367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648162305355072">
                <text:p>0.64816230535507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747174859046936">
                <text:p>0.74717485904693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470248848199844">
                <text:p>0.47024884819984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560854732990265">
                <text:p>0.56085473299026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655891060829163">
                <text:p>0.65589106082916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769755721092224">
                <text:p>0.76975572109222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796760261058807">
                <text:p>0.79676026105880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754539489746094">
                <text:p>0.75453948974609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612400829792023">
                <text:p>0.61240082979202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726051688194275">
                <text:p>0.72605168819427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723324298858643">
                <text:p>0.72332429885864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663156688213348">
                <text:p>0.66315668821334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570439100265503">
                <text:p>0.57043910026550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389313250780106">
                <text:p>0.38931325078010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331626057624817">
                <text:p>0.33162605762481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495729178190231">
                <text:p>0.49572917819023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804874658584595">
                <text:p>0.80487465858459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79240483045578">
                <text:p>0.7924048304557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479512095451355">
                <text:p>0.47951209545135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755028605461121">
                <text:p>0.75502860546112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812146484851837">
                <text:p>0.81214648485183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802124559879303">
                <text:p>0.80212455987930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785563766956329">
                <text:p>0.78556376695632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756895959377289">
                <text:p>0.75689595937728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726249635219574">
                <text:p>0.72624963521957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686587393283844">
                <text:p>0.68658739328384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661936640739441">
                <text:p>0.66193664073944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726368963718414">
                <text:p>0.72636896371841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725985586643219">
                <text:p>0.72598558664321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446718752384186">
                <text:p>0.44671875238418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770168960094452">
                <text:p>0.77016896009445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723794758319855">
                <text:p>0.72379475831985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788054943084717">
                <text:p>0.78805494308471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819599270820618">
                <text:p>0.81959927082061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657394230365753">
                <text:p>0.65739423036575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459715247154236">
                <text:p>0.45971524715423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475098848342896">
                <text:p>0.47509884834289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586272835731506">
                <text:p>0.58627283573150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708578050136566">
                <text:p>0.70857805013656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638899445533752">
                <text:p>0.63889944553375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251827865839005">
                <text:p>0.25182786583900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54075163602829">
                <text:p>0.5407516360282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729719698429108">
                <text:p>0.72971969842910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691439568996429">
                <text:p>0.69143956899642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333686769008636">
                <text:p>0.33368676900863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748573780059814">
                <text:p>0.74857378005981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816504657268524">
                <text:p>0.81650465726852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653434813022614">
                <text:p>0.65343481302261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722259521484375">
                <text:p>0.72225952148437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794415831565857">
                <text:p>0.79441583156585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837746441364288">
                <text:p>0.83774644136428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837256669998169">
                <text:p>0.83725666999816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825298726558685">
                <text:p>0.82529872655868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829267144203186">
                <text:p>0.82926714420318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827983975410461">
                <text:p>0.82798397541046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851997256278992">
                <text:p>0.85199725627899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851330459117889">
                <text:p>0.85133045911788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844467163085938">
                <text:p>0.84446716308593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838856518268585">
                <text:p>0.83885651826858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822843730449677">
                <text:p>0.82284373044967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828921258449554">
                <text:p>0.82892125844955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857740759849548">
                <text:p>0.85774075984954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875940501689911">
                <text:p>0.87594050168991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867126107215881">
                <text:p>0.86712610721588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867438197135925">
                <text:p>0.86743819713592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883143544197083">
                <text:p>0.88314354419708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864833891391754">
                <text:p>0.86483389139175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865567684173584">
                <text:p>0.86556768417358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864080429077148">
                <text:p>0.86408042907714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785684525966644">
                <text:p>0.78568452596664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837262272834778">
                <text:p>0.83726227283477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831905603408814">
                <text:p>0.83190560340881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789291620254517">
                <text:p>0.78929162025451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806466698646545">
                <text:p>0.80646669864654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556919455528259">
                <text:p>0.55691945552825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51071435213089">
                <text:p>0.5107143521308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42154848575592">
                <text:p>0.4215484857559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372349143028259">
                <text:p>0.37234914302825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738520443439483">
                <text:p>0.73852044343948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767358899116516">
                <text:p>0.76735889911651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721761107444763">
                <text:p>0.72176110744476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471846103668213">
                <text:p>0.47184610366821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311974436044693">
                <text:p>0.31197443604469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366180449724197">
                <text:p>0.36618044972419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46845093369484">
                <text:p>0.4684509336948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408718943595886">
                <text:p>0.40871894359588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398192584514618">
                <text:p>0.39819258451461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570154547691345">
                <text:p>0.57015454769134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768690049648285">
                <text:p>0.76869004964828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764514565467835">
                <text:p>0.76451456546783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75626277923584">
                <text:p>0.7562627792358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610631942749023">
                <text:p>0.61063194274902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645736813545227">
                <text:p>0.64573681354522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740095019340515">
                <text:p>0.74009501934051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561940312385559">
                <text:p>0.56194031238555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287200152873993">
                <text:p>0.28720015287399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438018441200256">
                <text:p>0.43801844120025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569470226764679">
                <text:p>0.56947022676467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634959757328033">
                <text:p>0.63495975732803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71421355009079">
                <text:p>0.7142135500907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77812385559082">
                <text:p>0.7781238555908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808361411094666">
                <text:p>0.80836141109466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840648233890533">
                <text:p>0.84064823389053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857032775878906">
                <text:p>0.85703277587890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866045176982879">
                <text:p>0.86604517698287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830476343631744">
                <text:p>0.83047634363174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811892747879028">
                <text:p>0.81189274787902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825843393802643">
                <text:p>0.82584339380264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835133016109467">
                <text:p>0.83513301610946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844828903675079">
                <text:p>0.84482890367507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840117752552033">
                <text:p>0.84011775255203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831599712371826">
                <text:p>0.83159971237182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818309426307678">
                <text:p>0.81830942630767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78185224533081">
                <text:p>0.7818522453308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736539006233215">
                <text:p>0.73653900623321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734706223011017">
                <text:p>0.73470622301101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732301473617554">
                <text:p>0.73230147361755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786977410316467">
                <text:p>0.78697741031646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593706607818604">
                <text:p>0.59370660781860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481996595859528">
                <text:p>0.48199659585952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774872601032257">
                <text:p>0.77487260103225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78580778837204">
                <text:p>0.7858077883720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808452785015106">
                <text:p>0.80845278501510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815655291080475">
                <text:p>0.81565529108047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85904723405838">
                <text:p>0.8590472340583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849160969257355">
                <text:p>0.84916096925735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822389721870422">
                <text:p>0.82238972187042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838376879692078">
                <text:p>0.83837687969207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852678894996643">
                <text:p>0.85267889499664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817707121372223">
                <text:p>0.81770712137222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749997138977051">
                <text:p>0.74999713897705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785612940788269">
                <text:p>0.78561294078826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796322703361511">
                <text:p>0.79632270336151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829710304737091">
                <text:p>0.82971030473709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780737519264221">
                <text:p>0.78073751926422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801456868648529">
                <text:p>0.80145686864852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892638981342316">
                <text:p>0.89263898134231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8813197016716">
                <text:p>0.881319701671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67600083351135">
                <text:p>0.86760008335113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85443902015686">
                <text:p>0.8544390201568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818333327770233">
                <text:p>0.81833332777023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860305309295654">
                <text:p>0.86030530929565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827248871326447">
                <text:p>0.82724887132644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819223284721375">
                <text:p>0.81922328472137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737034261226654">
                <text:p>0.73703426122665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856718242168427">
                <text:p>0.85671824216842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854887127876282">
                <text:p>0.85488712787628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4154999256134">
                <text:p>0.8415499925613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849189698696137">
                <text:p>0.84918969869613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881286025047302">
                <text:p>0.8812860250473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